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1" svg:font-family="'IBMPlexMono, monospace,', 'Droid Sans Fallback', '',', 'Droid Sans Mono', ',', monospace, ', monospace,', 'Droid Sans Fallback', 'font-weight: normal', 'font-size: 12px', 'line-height: 18px', 'white-space: pre'"/>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16"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17"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18"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19" style:family="paragraph" style:parent-style-name="Standard">
      <style:text-properties fo:color="#000000" loext:opacity="100%" style:font-name="Liberation Serif" officeooo:rsid="00b1b95f" officeooo:paragraph-rsid="00b1b95f" fo:background-color="#fffffe"/>
    </style:style>
    <style:style style:name="P20" style:family="paragraph" style:parent-style-name="Standard">
      <style:text-properties fo:color="#000000" loext:opacity="100%" style:font-name="Liberation Serif" officeooo:rsid="00b1b95f" officeooo:paragraph-rsid="00c20060" fo:background-color="#fffffe"/>
    </style:style>
    <style:style style:name="P21" style:family="paragraph" style:parent-style-name="Standard">
      <style:text-properties fo:color="#000000" loext:opacity="100%" style:font-name="Liberation Serif" officeooo:paragraph-rsid="00b8d30e" fo:background-color="#fffffe"/>
    </style:style>
    <style:style style:name="P22" style:family="paragraph" style:parent-style-name="Standard">
      <style:text-properties fo:color="#000000" loext:opacity="100%" style:font-name="Liberation Serif" officeooo:paragraph-rsid="00be9893" fo:background-color="#fffffe"/>
    </style:style>
    <style:style style:name="P23" style:family="paragraph" style:parent-style-name="Standard">
      <style:text-properties fo:color="#000000" loext:opacity="100%" style:font-name="Liberation Serif" officeooo:paragraph-rsid="00c18097" fo:background-color="#fffffe"/>
    </style:style>
    <style:style style:name="P24" style:family="paragraph" style:parent-style-name="Standard">
      <style:text-properties fo:color="#000000" loext:opacity="100%" style:font-name="Liberation Serif" officeooo:paragraph-rsid="00c20060" fo:background-color="#fffffe"/>
    </style:style>
    <style:style style:name="P25" style:family="paragraph" style:parent-style-name="Standard">
      <style:text-properties fo:color="#000000" loext:opacity="100%" style:font-name="Liberation Serif" officeooo:paragraph-rsid="00c4b776" fo:background-color="#fffffe"/>
    </style:style>
    <style:style style:name="P26" style:family="paragraph" style:parent-style-name="Standard">
      <style:text-properties fo:color="#000000" loext:opacity="100%" style:font-name="Liberation Serif" officeooo:paragraph-rsid="00dca49b" fo:background-color="#fffffe"/>
    </style:style>
    <style:style style:name="P27" style:family="paragraph" style:parent-style-name="Standard">
      <style:text-properties fo:color="#000000" loext:opacity="100%" style:font-name="Liberation Serif" officeooo:paragraph-rsid="00e18b38" fo:background-color="#fffffe"/>
    </style:style>
    <style:style style:name="P28" style:family="paragraph" style:parent-style-name="Standard">
      <style:text-properties fo:color="#000000" loext:opacity="100%" style:font-name="Liberation Serif" officeooo:rsid="016a51fb" fo:background-color="#fffffe"/>
    </style:style>
    <style:style style:name="P29" style:family="paragraph" style:parent-style-name="Standard">
      <style:text-properties fo:color="#000000" loext:opacity="100%" style:font-name="Liberation Serif" officeooo:paragraph-rsid="0187db24" fo:background-color="#fffffe"/>
    </style:style>
    <style:style style:name="P30" style:family="paragraph" style:parent-style-name="Standard">
      <style:text-properties fo:color="#000000" loext:opacity="100%" style:font-name="Liberation Serif" officeooo:paragraph-rsid="019d5311" fo:background-color="#fffffe"/>
    </style:style>
    <style:style style:name="P31" style:family="paragraph" style:parent-style-name="Standard">
      <style:text-properties fo:color="#000000" loext:opacity="100%" style:font-name="Liberation Serif" officeooo:paragraph-rsid="0111b712" fo:background-color="#fffffe"/>
    </style:style>
    <style:style style:name="P32" style:family="paragraph" style:parent-style-name="Standard">
      <style:text-properties fo:color="#000000" loext:opacity="100%" style:font-name="Liberation Serif" officeooo:paragraph-rsid="01252fab" fo:background-color="#fffffe"/>
    </style:style>
    <style:style style:name="P3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3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6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65"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66"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80"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81" style:family="paragraph" style:parent-style-name="Standard">
      <style:paragraph-properties fo:text-align="start" style:justify-single-word="false"/>
      <style:text-properties fo:color="#000000" loext:opacity="100%" style:font-name="Liberation Serif" fo:font-size="16pt" style:text-underline-style="none" fo:font-weight="normal" officeooo:rsid="00017eb6" officeooo:paragraph-rsid="0063b86d" fo:background-color="#fffffe" style:font-size-asian="16pt" style:font-weight-asian="normal" style:font-size-complex="16pt" style:font-weight-complex="normal"/>
    </style:style>
    <style:style style:name="P82"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84"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85"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8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8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8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8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9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9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92"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93"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94"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9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0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0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0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0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0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0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0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0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0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0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1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1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1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13"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14"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15"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16"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18"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22"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23"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24"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25"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30"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0.5pt" style:font-weight-asian="normal" style:font-size-complex="12pt" style:font-weight-complex="normal"/>
    </style:style>
    <style:style style:name="P131"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626e3" style:font-size-asian="10.5pt" style:font-weight-asian="normal" style:font-size-complex="12pt" style:font-weight-complex="normal"/>
    </style:style>
    <style:style style:name="P132"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33"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141"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61"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62"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163"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03cd920" officeooo:paragraph-rsid="0063b86d"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168"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170"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174"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175"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180"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181"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182"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1171f13" officeooo:paragraph-rsid="012cc2b1" style:font-size-asian="10.5pt" style:font-weight-asian="normal" style:font-size-complex="12pt" style:font-weight-complex="normal"/>
    </style:style>
    <style:style style:name="P186"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187"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189"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190"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193"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194"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197"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198"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199"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00" style:family="paragraph" style:parent-style-name="Standard">
      <style:paragraph-properties fo:text-align="center" style:justify-single-word="false"/>
      <style:text-properties style:font-name="Liberation Serif" fo:font-size="12pt" style:text-underline-style="none" fo:font-weight="normal" officeooo:rsid="014eaed4" officeooo:paragraph-rsid="0152c5ee" style:font-size-asian="10.5pt" style:font-weight-asian="normal" style:font-size-complex="12pt" style:font-weight-complex="normal"/>
    </style:style>
    <style:style style:name="P201"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05"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06"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07"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08"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09"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10"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14"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15"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16"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18"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center" style:justify-single-word="false"/>
      <style:text-properties style:font-name="Liberation Serif" fo:font-size="12pt" fo:font-weight="normal" officeooo:paragraph-rsid="013988ab"/>
    </style:style>
    <style:style style:name="P221" style:family="paragraph" style:parent-style-name="Standard">
      <style:paragraph-properties fo:text-align="center" style:justify-single-word="false"/>
      <style:text-properties style:font-name="Liberation Serif" fo:font-size="12pt" fo:font-weight="normal" officeooo:paragraph-rsid="015c6710"/>
    </style:style>
    <style:style style:name="P222"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23"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24"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225"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226"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227"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228"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229"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230"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231"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232"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233"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234"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235" style:family="paragraph" style:parent-style-name="Standard">
      <style:paragraph-properties fo:text-align="start" style:justify-single-word="false"/>
      <style:text-properties style:font-name="Liberation Serif" fo:font-size="14pt" style:text-underline-style="none" fo:font-weight="bold" officeooo:rsid="000f6eaf" officeooo:paragraph-rsid="00be9893" style:font-size-asian="14pt" style:font-weight-asian="bold" style:font-size-complex="14pt" style:font-weight-complex="bold"/>
    </style:style>
    <style:style style:name="P236"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237"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238"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239"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240"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241"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242"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243"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244"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245" style:family="paragraph" style:parent-style-name="Standard">
      <style:paragraph-properties fo:text-align="start" style:justify-single-word="false"/>
      <style:text-properties officeooo:paragraph-rsid="00c20060"/>
    </style:style>
    <style:style style:name="P246" style:family="paragraph" style:parent-style-name="Standard">
      <style:paragraph-properties fo:text-align="start" style:justify-single-word="false"/>
      <style:text-properties officeooo:paragraph-rsid="01403150"/>
    </style:style>
    <style:style style:name="P247"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24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24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25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25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25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25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25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25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25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25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25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25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260"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26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26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2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26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26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27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2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2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27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27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27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2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2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2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2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2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2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2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2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2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2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2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28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28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28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29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9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29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29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29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0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30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30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30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31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1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31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316"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31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31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31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32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32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322" style:family="paragraph" style:parent-style-name="Standard">
      <style:paragraph-properties fo:text-align="start" style:justify-single-word="false"/>
      <style:text-properties fo:font-variant="normal" fo:text-transform="none" style:font-name="Inter" fo:letter-spacing="normal" fo:font-style="normal" fo:font-weight="normal" officeooo:paragraph-rsid="017a066c"/>
    </style:style>
    <style:style style:name="P323"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324" style:family="paragraph" style:parent-style-name="Standard">
      <style:paragraph-properties fo:text-align="center" style:justify-single-word="false"/>
      <style:text-properties officeooo:paragraph-rsid="007e6070"/>
    </style:style>
    <style:style style:name="P325" style:family="paragraph" style:parent-style-name="Standard">
      <style:paragraph-properties fo:text-align="center" style:justify-single-word="false"/>
      <style:text-properties officeooo:paragraph-rsid="009e45dd"/>
    </style:style>
    <style:style style:name="P326" style:family="paragraph" style:parent-style-name="Standard">
      <style:paragraph-properties fo:text-align="center" style:justify-single-word="false"/>
      <style:text-properties officeooo:paragraph-rsid="00a36996"/>
    </style:style>
    <style:style style:name="P327" style:family="paragraph" style:parent-style-name="Standard">
      <style:paragraph-properties fo:text-align="center" style:justify-single-word="false"/>
      <style:text-properties officeooo:paragraph-rsid="00ac631a"/>
    </style:style>
    <style:style style:name="P328" style:family="paragraph" style:parent-style-name="Standard">
      <style:paragraph-properties fo:text-align="center" style:justify-single-word="false"/>
      <style:text-properties officeooo:paragraph-rsid="00b5f856"/>
    </style:style>
    <style:style style:name="P329" style:family="paragraph" style:parent-style-name="Standard">
      <style:paragraph-properties fo:text-align="center" style:justify-single-word="false"/>
      <style:text-properties officeooo:paragraph-rsid="00b8d30e"/>
    </style:style>
    <style:style style:name="P330" style:family="paragraph" style:parent-style-name="Standard">
      <style:paragraph-properties fo:text-align="center" style:justify-single-word="false"/>
      <style:text-properties officeooo:paragraph-rsid="00be9893"/>
    </style:style>
    <style:style style:name="P331" style:family="paragraph" style:parent-style-name="Standard">
      <style:paragraph-properties fo:text-align="center" style:justify-single-word="false"/>
      <style:text-properties officeooo:paragraph-rsid="00c20060"/>
    </style:style>
    <style:style style:name="P332" style:family="paragraph" style:parent-style-name="Standard">
      <style:paragraph-properties fo:text-align="center" style:justify-single-word="false"/>
      <style:text-properties officeooo:paragraph-rsid="00dca49b"/>
    </style:style>
    <style:style style:name="P333" style:family="paragraph" style:parent-style-name="Standard">
      <style:paragraph-properties fo:text-align="center" style:justify-single-word="false"/>
      <style:text-properties officeooo:paragraph-rsid="01435818"/>
    </style:style>
    <style:style style:name="P334" style:family="paragraph" style:parent-style-name="Standard">
      <style:paragraph-properties fo:text-align="center" style:justify-single-word="false"/>
      <style:text-properties officeooo:paragraph-rsid="014950c1"/>
    </style:style>
    <style:style style:name="P335"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336" style:family="paragraph" style:parent-style-name="Standard">
      <style:text-properties fo:color="#a31515" loext:opacity="100%" style:font-name="Liberation Serif" fo:background-color="#fffffe"/>
    </style:style>
    <style:style style:name="P337" style:family="paragraph" style:parent-style-name="Standard">
      <style:paragraph-properties fo:text-align="start" style:justify-single-word="false"/>
      <style:text-properties fo:color="#a31515" loext:opacity="100%" style:font-name="Liberation Serif" fo:background-color="#fffffe"/>
    </style:style>
    <style:style style:name="P338"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339" style:family="paragraph" style:parent-style-name="Standard">
      <style:text-properties fo:color="#a31515" loext:opacity="100%" style:font-name="Liberation Serif" officeooo:paragraph-rsid="01252fab" fo:background-color="#fffffe"/>
    </style:style>
    <style:style style:name="P340"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341"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342"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343" style:family="paragraph" style:parent-style-name="Standard" style:list-style-name="L1">
      <style:paragraph-properties fo:text-align="start" style:justify-single-word="false"/>
      <style:text-properties officeooo:paragraph-rsid="0035cda4"/>
    </style:style>
    <style:style style:name="P344" style:family="paragraph" style:parent-style-name="Standard" style:list-style-name="L10">
      <style:paragraph-properties fo:text-align="start" style:justify-single-word="false"/>
      <style:text-properties officeooo:paragraph-rsid="014eaed4"/>
    </style:style>
    <style:style style:name="P345"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347"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348"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349"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80b38e" fo:background-color="#fffffe" style:font-size-asian="12pt" style:font-weight-asian="normal" style:font-size-complex="12pt" style:font-weight-complex="normal"/>
    </style:style>
    <style:style style:name="P3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b98a7d" fo:background-color="#fffffe" style:font-size-asian="12pt" style:font-weight-asian="normal" style:font-size-complex="12pt" style:font-weight-complex="normal"/>
    </style:style>
    <style:style style:name="P353"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1b98a7d" fo:background-color="#fffffe" style:font-size-asian="12pt" style:font-weight-asian="normal" style:font-size-complex="12pt" style:font-weight-complex="normal"/>
    </style:style>
    <style:style style:name="P354"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1c9f3b6" fo:background-color="#fffffe" style:font-size-asian="12pt" style:font-weight-asian="normal" style:font-size-complex="12pt" style:font-weight-complex="normal"/>
    </style:style>
    <style:style style:name="P3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35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357"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358"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359"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360"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36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362" style:family="paragraph" style:parent-style-name="Standard">
      <style:text-properties fo:color="#000000" loext:opacity="100%" style:font-name="Liberation Serif" fo:background-color="#fffffe"/>
    </style:style>
    <style:style style:name="P363" style:family="paragraph" style:parent-style-name="Standard">
      <style:paragraph-properties fo:text-align="start" style:justify-single-word="false"/>
      <style:text-properties fo:color="#000000" loext:opacity="100%" style:font-name="Liberation Serif" fo:background-color="#fffffe"/>
    </style:style>
    <style:style style:name="P364" style:family="paragraph" style:parent-style-name="Standard">
      <style:paragraph-properties fo:text-align="start" style:justify-single-word="false"/>
      <style:text-properties fo:color="#000000" loext:opacity="100%" style:font-name="Liberation Serif" officeooo:paragraph-rsid="01b98a7d" fo:background-color="#fffffe"/>
    </style:style>
    <style:style style:name="P365" style:family="paragraph" style:parent-style-name="Standard">
      <style:paragraph-properties fo:text-align="start" style:justify-single-word="false"/>
      <style:text-properties fo:color="#000000" loext:opacity="100%" style:font-name="Liberation Serif" officeooo:paragraph-rsid="0189a998" fo:background-color="#fffffe"/>
    </style:style>
    <style:style style:name="P366" style:family="paragraph" style:parent-style-name="Standard">
      <style:paragraph-properties fo:text-align="start" style:justify-single-word="false"/>
      <style:text-properties fo:color="#000000" loext:opacity="100%" style:font-name="Liberation Serif" officeooo:paragraph-rsid="01c03e5a" fo:background-color="#fffffe"/>
    </style:style>
    <style:style style:name="P367" style:family="paragraph" style:parent-style-name="Standard">
      <style:paragraph-properties fo:text-align="start" style:justify-single-word="false"/>
      <style:text-properties fo:color="#000000" loext:opacity="100%" style:font-name="Liberation Serif" officeooo:paragraph-rsid="00921cd4" fo:background-color="#fffffe"/>
    </style:style>
    <style:style style:name="P368" style:family="paragraph" style:parent-style-name="Standard">
      <style:text-properties fo:color="#000000" loext:opacity="100%" style:font-name="Liberation Serif" officeooo:paragraph-rsid="0187db24" fo:background-color="#fffffe"/>
    </style:style>
    <style:style style:name="P369" style:family="paragraph" style:parent-style-name="Standard">
      <style:text-properties fo:color="#000000" loext:opacity="100%" style:font-name="Liberation Serif" officeooo:paragraph-rsid="01bc1403" fo:background-color="#fffffe"/>
    </style:style>
    <style:style style:name="P370" style:family="paragraph" style:parent-style-name="Standard">
      <style:text-properties fo:color="#000000" loext:opacity="100%" style:font-name="Liberation Serif" officeooo:paragraph-rsid="01c03e5a" fo:background-color="#fffffe"/>
    </style:style>
    <style:style style:name="P371" style:family="paragraph" style:parent-style-name="Standard">
      <style:paragraph-properties fo:text-align="start" style:justify-single-word="false"/>
      <style:text-properties fo:color="#000000" loext:opacity="100%" style:font-name="Liberation Serif" fo:font-size="14pt" style:text-underline-style="none" fo:font-weight="bold" officeooo:rsid="00081de4" officeooo:paragraph-rsid="01b98a7d" fo:background-color="#fffffe" style:font-size-asian="14pt" style:font-weight-asian="bold" style:font-size-complex="14pt" style:font-weight-complex="bold"/>
    </style:style>
    <style:style style:name="P372" style:family="paragraph" style:parent-style-name="Standard">
      <style:paragraph-properties fo:text-align="start" style:justify-single-word="false"/>
      <style:text-properties fo:color="#000000" loext:opacity="100%" style:font-name="Liberation Serif" fo:font-size="14pt" style:text-underline-style="none" fo:font-weight="bold" officeooo:rsid="000beb16" officeooo:paragraph-rsid="01ba607a" fo:background-color="#fffffe" style:font-size-asian="14pt" style:font-weight-asian="bold" style:font-size-complex="14pt" style:font-weight-complex="bold"/>
    </style:style>
    <style:style style:name="P373"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3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3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3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3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2c3e68" officeooo:paragraph-rsid="00921cd4" fo:background-color="#fffffe" style:font-size-asian="12pt" style:font-weight-asian="normal" style:font-size-complex="12pt" style:font-weight-complex="normal"/>
    </style:style>
    <style:style style:name="P37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379" style:family="paragraph" style:parent-style-name="Standard">
      <style:text-properties fo:color="#000000" loext:opacity="100%" style:font-name="Liberation Serif" fo:background-color="#fffffe"/>
    </style:style>
    <style:style style:name="P380" style:family="paragraph" style:parent-style-name="Standard">
      <style:paragraph-properties fo:text-align="start" style:justify-single-word="false"/>
      <style:text-properties fo:color="#000000" loext:opacity="100%" style:font-name="Liberation Serif" fo:background-color="#fffffe"/>
    </style:style>
    <style:style style:name="P381" style:family="paragraph" style:parent-style-name="Standard" style:list-style-name="L1">
      <style:paragraph-properties fo:text-align="start" style:justify-single-word="false"/>
      <style:text-properties fo:color="#000000" loext:opacity="100%" style:font-name="Liberation Serif" officeooo:paragraph-rsid="017668fe" fo:background-color="#fffffe"/>
    </style:style>
    <style:style style:name="P382" style:family="paragraph" style:parent-style-name="Standard" style:list-style-name="L1">
      <style:paragraph-properties fo:text-align="start" style:justify-single-word="false"/>
      <style:text-properties fo:color="#000000" loext:opacity="100%" style:font-name="Liberation Serif" officeooo:paragraph-rsid="017b260f" fo:background-color="#fffffe"/>
    </style:style>
    <style:style style:name="P383"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384" style:family="paragraph" style:parent-style-name="Standard">
      <style:paragraph-properties fo:text-align="start" style:justify-single-word="false"/>
      <style:text-properties fo:color="#000000" loext:opacity="100%" style:font-name="Liberation Serif" officeooo:paragraph-rsid="01801211" fo:background-color="#fffffe"/>
    </style:style>
    <style:style style:name="P385" style:family="paragraph" style:parent-style-name="Standard">
      <style:paragraph-properties fo:text-align="start" style:justify-single-word="false"/>
      <style:text-properties fo:color="#000000" loext:opacity="100%" style:font-name="Liberation Serif" officeooo:paragraph-rsid="0180b38e" fo:background-color="#fffffe"/>
    </style:style>
    <style:style style:name="P386" style:family="paragraph" style:parent-style-name="Standard">
      <style:paragraph-properties fo:text-align="start" style:justify-single-word="false"/>
      <style:text-properties fo:color="#000000" loext:opacity="100%" style:font-name="Liberation Serif" officeooo:paragraph-rsid="01b98a7d" fo:background-color="#fffffe"/>
    </style:style>
    <style:style style:name="P387" style:family="paragraph" style:parent-style-name="Standard">
      <style:paragraph-properties fo:text-align="start" style:justify-single-word="false"/>
      <style:text-properties fo:color="#000000" loext:opacity="100%" style:font-name="Liberation Serif" officeooo:paragraph-rsid="0189a998" fo:background-color="#fffffe"/>
    </style:style>
    <style:style style:name="P388" style:family="paragraph" style:parent-style-name="Standard">
      <style:paragraph-properties fo:text-align="start" style:justify-single-word="false"/>
      <style:text-properties fo:color="#000000" loext:opacity="100%" style:font-name="Liberation Serif" officeooo:paragraph-rsid="018c6dc2" fo:background-color="#fffffe"/>
    </style:style>
    <style:style style:name="P389"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390" style:family="paragraph" style:parent-style-name="Standard">
      <style:text-properties fo:color="#000000" loext:opacity="100%" style:font-name="Liberation Serif" officeooo:paragraph-rsid="01b98a7d" fo:background-color="#fffffe"/>
    </style:style>
    <style:style style:name="P391" style:family="paragraph" style:parent-style-name="Standard">
      <style:text-properties fo:color="#000000" loext:opacity="100%" style:font-name="Liberation Serif" officeooo:paragraph-rsid="01ba607a" fo:background-color="#fffffe"/>
    </style:style>
    <style:style style:name="P392" style:family="paragraph" style:parent-style-name="Standard" style:list-style-name="L1">
      <style:paragraph-properties fo:text-align="start" style:justify-single-word="false"/>
      <style:text-properties officeooo:rsid="017a066c" officeooo:paragraph-rsid="017a066c"/>
    </style:style>
    <style:style style:name="P393" style:family="paragraph" style:parent-style-name="Standard" style:list-style-name="L1">
      <style:paragraph-properties fo:text-align="start" style:justify-single-word="false"/>
      <style:text-properties style:font-name="Liberation Serif" fo:font-size="12pt" style:text-underline-style="none" fo:font-weight="normal" officeooo:rsid="000611e5" officeooo:paragraph-rsid="017b260f" style:font-size-asian="12pt" style:font-weight-asian="normal" style:font-size-complex="12pt" style:font-weight-complex="normal"/>
    </style:style>
    <style:style style:name="P394"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395"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396"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39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b98a7d" style:font-size-asian="12pt" style:font-weight-asian="normal" style:font-size-complex="12pt" style:font-weight-complex="normal"/>
    </style:style>
    <style:style style:name="P39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399"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00"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01"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bf4361" style:font-size-asian="10.5pt" style:font-weight-asian="normal" style:font-size-complex="12pt" style:font-weight-complex="normal"/>
    </style:style>
    <style:style style:name="P40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03"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c6dc2" style:font-size-asian="10.5pt" style:font-weight-asian="normal" style:font-size-complex="12pt" style:font-weight-complex="normal"/>
    </style:style>
    <style:style style:name="P404"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05"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06"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07"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08"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09"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9544a6" style:font-size-asian="10.5pt" style:font-weight-asian="normal" style:font-size-complex="12pt" style:font-weight-complex="normal"/>
    </style:style>
    <style:style style:name="P410"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11"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412" style:family="paragraph" style:parent-style-name="Standard">
      <style:paragraph-properties fo:text-align="start" style:justify-single-word="false"/>
      <style:text-properties style:font-name="Liberation Serif" fo:font-size="12pt" style:text-underline-style="none" fo:font-weight="normal" officeooo:rsid="00081de4" officeooo:paragraph-rsid="01b98a7d" style:font-size-asian="10.5pt" style:font-weight-asian="normal" style:font-size-complex="12pt" style:font-weight-complex="normal"/>
    </style:style>
    <style:style style:name="P41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3b86d" style:font-size-asian="10.5pt" style:font-weight-asian="normal" style:font-size-complex="12pt" style:font-weight-complex="normal"/>
    </style:style>
    <style:style style:name="P414"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b98a7d" style:font-size-asian="10.5pt" style:font-weight-asian="normal" style:font-size-complex="12pt" style:font-weight-complex="normal"/>
    </style:style>
    <style:style style:name="P41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416" style:family="paragraph" style:parent-style-name="Standard">
      <style:paragraph-properties fo:text-align="start" style:justify-single-word="false"/>
      <style:text-properties style:font-name="Liberation Serif" fo:font-size="16pt" style:text-underline-style="none" fo:font-weight="normal" officeooo:rsid="00017eb6" officeooo:paragraph-rsid="00321d7d" style:font-size-asian="16pt" style:font-weight-asian="normal" style:font-size-complex="16pt" style:font-weight-complex="normal"/>
    </style:style>
    <style:style style:name="P417" style:family="paragraph" style:parent-style-name="Standard">
      <style:paragraph-properties fo:text-align="start" style:justify-single-word="false"/>
      <style:text-properties style:font-name="Liberation Serif" fo:font-size="14pt" style:text-underline-style="none" fo:font-weight="bold" officeooo:rsid="00081de4" officeooo:paragraph-rsid="01b41bbb" style:font-size-asian="14pt" style:font-weight-asian="bold" style:font-size-complex="14pt" style:font-weight-complex="bold"/>
    </style:style>
    <style:style style:name="P418" style:family="paragraph" style:parent-style-name="Standard">
      <style:paragraph-properties fo:text-align="start" style:justify-single-word="false"/>
      <style:text-properties style:font-name="Liberation Serif" fo:font-size="14pt" style:text-underline-style="none" fo:font-weight="bold" officeooo:rsid="000f6eaf" officeooo:paragraph-rsid="01cd00cd" style:font-size-asian="14pt" style:font-weight-asian="bold" style:font-size-complex="14pt" style:font-weight-complex="bold"/>
    </style:style>
    <style:style style:name="P419" style:family="paragraph" style:parent-style-name="Standard">
      <style:paragraph-properties fo:text-align="start" style:justify-single-word="false"/>
      <style:text-properties style:font-name="Liberation Serif" fo:font-size="14pt" style:text-underline-style="none" fo:font-weight="bold" officeooo:rsid="000f6eaf" officeooo:paragraph-rsid="01cf12ff" style:font-size-asian="14pt" style:font-weight-asian="bold" style:font-size-complex="14pt" style:font-weight-complex="bold"/>
    </style:style>
    <style:style style:name="P42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42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42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2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42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42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42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42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42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42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52c5ee" style:font-size-asian="12pt" style:font-style-asian="italic" style:font-weight-asian="normal" style:font-size-complex="12pt" style:font-style-complex="italic" style:font-weight-complex="normal"/>
    </style:style>
    <style:style style:name="P43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52c5ee" style:font-size-asian="12pt" style:font-style-asian="italic" style:font-weight-asian="normal" style:font-size-complex="12pt" style:font-style-complex="italic" style:font-weight-complex="normal"/>
    </style:style>
    <style:style style:name="P43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43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43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43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43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43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43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43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43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44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44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44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44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44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44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44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44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fo:background-color="#fffffe" style:font-size-asian="12pt" style:font-weight-asian="normal" style:font-size-complex="12pt" style:font-weight-complex="normal"/>
    </style:style>
    <style:style style:name="P44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44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45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1c9f3b6" style:font-size-asian="12pt" style:font-size-complex="12pt"/>
    </style:style>
    <style:style style:name="P451"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452"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453"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1d6b7c9"/>
    </style:style>
    <style:style style:name="P45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21cd4" fo:background-color="#fffffe"/>
    </style:style>
    <style:style style:name="P45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45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457" style:family="paragraph" style:parent-style-name="Standard">
      <style:paragraph-properties fo:text-align="start" style:justify-single-word="false"/>
      <style:text-properties fo:color="#a31515" loext:opacity="100%" style:font-name="Liberation Serif" fo:background-color="#fffffe"/>
    </style:style>
    <style:style style:name="P458"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459" style:family="paragraph" style:parent-style-name="Standard">
      <style:paragraph-properties fo:text-align="start" style:justify-single-word="false"/>
      <style:text-properties fo:color="#a31515" loext:opacity="100%" style:font-name="Liberation Serif" officeooo:paragraph-rsid="01c03e5a" fo:background-color="#fffffe"/>
    </style:style>
    <style:style style:name="P460" style:family="paragraph" style:parent-style-name="Standard">
      <style:paragraph-properties fo:text-align="start"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461"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462"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2cc2b1"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13bf306" style:font-size-asian="12pt"/>
    </style:style>
    <style:style style:name="T7" style:family="text">
      <style:text-properties officeooo:rsid="0009c32a"/>
    </style:style>
    <style:style style:name="T8" style:family="text">
      <style:text-properties officeooo:rsid="000ae0ba"/>
    </style:style>
    <style:style style:name="T9" style:family="text">
      <style:text-properties officeooo:rsid="000bd12f"/>
    </style:style>
    <style:style style:name="T10" style:family="text">
      <style:text-properties officeooo:rsid="000beb16"/>
    </style:style>
    <style:style style:name="T11" style:family="text">
      <style:text-properties officeooo:rsid="000d6d51"/>
    </style:style>
    <style:style style:name="T12" style:family="text">
      <style:text-properties officeooo:rsid="0015e198"/>
    </style:style>
    <style:style style:name="T13" style:family="text">
      <style:text-properties officeooo:rsid="001804fe"/>
    </style:style>
    <style:style style:name="T14" style:family="text">
      <style:text-properties officeooo:rsid="001c957c"/>
    </style:style>
    <style:style style:name="T15" style:family="text">
      <style:text-properties officeooo:rsid="001f6171"/>
    </style:style>
    <style:style style:name="T16" style:family="text">
      <style:text-properties officeooo:rsid="0020b8b3"/>
    </style:style>
    <style:style style:name="T17" style:family="text">
      <style:text-properties officeooo:rsid="00232514"/>
    </style:style>
    <style:style style:name="T18" style:family="text">
      <style:text-properties officeooo:rsid="002431dc"/>
    </style:style>
    <style:style style:name="T19" style:family="text">
      <style:text-properties fo:color="#a31515" loext:opacity="100%"/>
    </style:style>
    <style:style style:name="T20" style:family="text">
      <style:text-properties fo:color="#a31515" loext:opacity="100%" style:font-name="Liberation Serif" fo:background-color="#fffffe" loext:char-shading-value="0"/>
    </style:style>
    <style:style style:name="T21" style:family="text">
      <style:text-properties fo:color="#a31515" loext:opacity="100%" style:font-name="Liberation Serif" officeooo:rsid="01a6f914" fo:background-color="#fffffe" loext:char-shading-value="0"/>
    </style:style>
    <style:style style:name="T22"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3" style:family="text">
      <style:text-properties fo:color="#a31515" loext:opacity="100%" style:font-name="Liberation Serif" fo:font-size="12pt" style:text-underline-style="none" fo:font-weight="normal" officeooo:rsid="01a9bd23" fo:background-color="#fffffe" loext:char-shading-value="0" style:font-size-asian="12pt" style:font-weight-asian="normal" style:font-size-complex="12pt" style:font-weight-complex="normal"/>
    </style:style>
    <style:style style:name="T24" style:family="text">
      <style:text-properties fo:color="#a31515" loext:opacity="100%" officeooo:rsid="0041e812"/>
    </style:style>
    <style:style style:name="T25" style:family="text">
      <style:text-properties fo:color="#a31515" loext:opacity="100%" officeooo:rsid="014ce21f"/>
    </style:style>
    <style:style style:name="T26" style:family="text">
      <style:text-properties fo:color="#a31515" loext:opacity="100%" officeooo:rsid="0161b52c"/>
    </style:style>
    <style:style style:name="T27" style:family="text">
      <style:text-properties fo:color="#a31515" loext:opacity="100%" officeooo:rsid="01afe0b3"/>
    </style:style>
    <style:style style:name="T28" style:family="text">
      <style:text-properties fo:color="#a31515" loext:opacity="100%" officeooo:rsid="01b43e8d"/>
    </style:style>
    <style:style style:name="T29" style:family="text">
      <style:text-properties fo:color="#a31515" loext:opacity="100%" officeooo:rsid="01ba607a"/>
    </style:style>
    <style:style style:name="T30" style:family="text">
      <style:text-properties fo:color="#a31515" loext:opacity="100%" officeooo:rsid="01bc1403"/>
    </style:style>
    <style:style style:name="T31" style:family="text">
      <style:text-properties fo:color="#a31515" loext:opacity="100%" officeooo:rsid="01c5e2d2"/>
    </style:style>
    <style:style style:name="T32" style:family="text">
      <style:text-properties fo:color="#000000" loext:opacity="100%" fo:background-color="#fffffe" loext:char-shading-value="0"/>
    </style:style>
    <style:style style:name="T33" style:family="text">
      <style:text-properties fo:color="#000000" loext:opacity="100%" officeooo:rsid="002dffd5" fo:background-color="#fffffe" loext:char-shading-value="0"/>
    </style:style>
    <style:style style:name="T34" style:family="text">
      <style:text-properties fo:color="#000000" loext:opacity="100%" officeooo:rsid="003cd920" fo:background-color="#fffffe" loext:char-shading-value="0"/>
    </style:style>
    <style:style style:name="T35" style:family="text">
      <style:text-properties fo:color="#000000" loext:opacity="100%" officeooo:rsid="0009c32a" fo:background-color="#fffffe" loext:char-shading-value="0"/>
    </style:style>
    <style:style style:name="T36" style:family="text">
      <style:text-properties fo:color="#000000" loext:opacity="100%" officeooo:rsid="000bd12f" fo:background-color="#fffffe" loext:char-shading-value="0"/>
    </style:style>
    <style:style style:name="T37" style:family="text">
      <style:text-properties fo:color="#000000" loext:opacity="100%" officeooo:rsid="00140c0b" fo:background-color="#fffffe" loext:char-shading-value="0"/>
    </style:style>
    <style:style style:name="T38"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39"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40"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1"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2"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3" style:family="text">
      <style:text-properties fo:color="#000000" loext:opacity="100%" style:font-name="Liberation Serif" fo:font-size="12pt" style:text-underline-style="none" fo:font-weight="normal" officeooo:rsid="01a9bd23" fo:background-color="#fffffe" loext:char-shading-value="0" style:font-size-asian="12pt" style:font-weight-asian="normal" style:font-size-complex="12pt" style:font-weight-complex="normal"/>
    </style:style>
    <style:style style:name="T44" style:family="text">
      <style:text-properties fo:color="#000000" loext:opacity="100%" style:font-name="Liberation Serif" fo:font-size="12pt" style:text-underline-style="none" fo:font-weight="normal" officeooo:rsid="01ab6c1f" fo:background-color="#fffffe" loext:char-shading-value="0" style:font-size-asian="12pt" style:font-weight-asian="normal" style:font-size-complex="12pt" style:font-weight-complex="normal"/>
    </style:style>
    <style:style style:name="T45"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6" style:family="text">
      <style:text-properties fo:color="#000000" loext:opacity="100%" style:font-name="Liberation Serif" fo:font-size="12pt" style:text-underline-style="none" officeooo:rsid="0035cda4" fo:background-color="#fffffe" loext:char-shading-value="0" style:font-size-asian="12pt" style:font-weight-asian="normal" style:font-size-complex="12pt" style:font-weight-complex="normal"/>
    </style:style>
    <style:style style:name="T47"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8" style:family="text">
      <style:text-properties fo:color="#000000" loext:opacity="100%" style:font-name="Liberation Serif" fo:font-size="12pt" fo:font-weight="normal" fo:background-color="#fffffe" loext:char-shading-value="0" style:font-size-asian="12pt" style:font-size-complex="12pt"/>
    </style:style>
    <style:style style:name="T49"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50" style:family="text">
      <style:text-properties fo:color="#000000" loext:opacity="100%" style:font-name="Liberation Serif" fo:background-color="#fffffe" loext:char-shading-value="0"/>
    </style:style>
    <style:style style:name="T51" style:family="text">
      <style:text-properties fo:color="#0451a5" loext:opacity="100%"/>
    </style:style>
    <style:style style:name="T52" style:family="text">
      <style:text-properties fo:color="#0451a5" loext:opacity="100%" style:font-name="Liberation Serif" fo:background-color="#fffffe" loext:char-shading-value="0"/>
    </style:style>
    <style:style style:name="T53" style:family="text">
      <style:text-properties fo:color="#0451a5" loext:opacity="100%" style:font-name="Liberation Serif" officeooo:rsid="01a6f914" fo:background-color="#fffffe" loext:char-shading-value="0"/>
    </style:style>
    <style:style style:name="T54"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5" style:family="text">
      <style:text-properties fo:color="#0451a5" loext:opacity="100%" style:font-name="Liberation Serif" fo:font-size="12pt" style:text-underline-style="none" fo:font-weight="normal" officeooo:rsid="01a9bd23" fo:background-color="#fffffe" loext:char-shading-value="0" style:font-size-asian="12pt" style:font-weight-asian="normal" style:font-size-complex="12pt" style:font-weight-complex="normal"/>
    </style:style>
    <style:style style:name="T56" style:family="text">
      <style:text-properties fo:color="#0451a5" loext:opacity="100%" style:font-name="Liberation Serif" fo:font-size="12pt" style:text-underline-style="none" fo:font-weight="normal" officeooo:rsid="01ab6c1f" fo:background-color="#fffffe" loext:char-shading-value="0" style:font-size-asian="12pt" style:font-weight-asian="normal" style:font-size-complex="12pt" style:font-weight-complex="normal"/>
    </style:style>
    <style:style style:name="T57" style:family="text">
      <style:text-properties fo:color="#0451a5" loext:opacity="100%" style:font-name="Liberation Serif" fo:font-size="12pt" style:text-underline-style="none" fo:font-weight="normal" officeooo:rsid="01abb0a5" fo:background-color="#fffffe" loext:char-shading-value="0" style:font-size-asian="12pt" style:font-weight-asian="normal" style:font-size-complex="12pt" style:font-weight-complex="normal"/>
    </style:style>
    <style:style style:name="T58" style:family="text">
      <style:text-properties fo:color="#0451a5" loext:opacity="100%" officeooo:rsid="01afe0b3"/>
    </style:style>
    <style:style style:name="T59" style:family="text">
      <style:text-properties fo:color="#0451a5" loext:opacity="100%" officeooo:rsid="01b43e8d"/>
    </style:style>
    <style:style style:name="T60" style:family="text">
      <style:text-properties fo:color="#0451a5" loext:opacity="100%" officeooo:rsid="01ba607a"/>
    </style:style>
    <style:style style:name="T61" style:family="text">
      <style:text-properties fo:color="#0451a5" loext:opacity="100%" officeooo:rsid="01bc1403"/>
    </style:style>
    <style:style style:name="T62" style:family="text">
      <style:text-properties fo:color="#0451a5" loext:opacity="100%" officeooo:rsid="01c5e2d2"/>
    </style:style>
    <style:style style:name="T63" style:family="text">
      <style:text-properties officeooo:rsid="0035cda4"/>
    </style:style>
    <style:style style:name="T64"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65"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66"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67" style:family="text">
      <style:text-properties style:font-name="Liberation Serif" fo:font-size="12pt" fo:font-weight="normal" style:font-size-asian="12pt" style:font-size-complex="12pt"/>
    </style:style>
    <style:style style:name="T68" style:family="text">
      <style:text-properties style:font-name="Liberation Serif" fo:font-size="12pt" fo:font-weight="normal" officeooo:rsid="00889376" style:font-size-asian="12pt" style:font-size-complex="12pt"/>
    </style:style>
    <style:style style:name="T69" style:family="text">
      <style:text-properties style:font-name="Liberation Serif" fo:font-size="12pt" fo:font-weight="normal" officeooo:rsid="009e45dd" style:font-size-asian="12pt" style:font-size-complex="12pt"/>
    </style:style>
    <style:style style:name="T70" style:family="text">
      <style:text-properties style:font-name="Liberation Serif" fo:font-size="12pt" fo:font-weight="normal" officeooo:rsid="00b2a361" style:font-size-asian="12pt" style:font-size-complex="12pt"/>
    </style:style>
    <style:style style:name="T71" style:family="text">
      <style:text-properties style:font-name="Liberation Serif" fo:font-size="12pt" fo:font-weight="normal" officeooo:rsid="00c7b50b" style:font-size-asian="12pt" style:font-size-complex="12pt"/>
    </style:style>
    <style:style style:name="T72" style:family="text">
      <style:text-properties style:font-name="Liberation Serif" fo:font-size="12pt" fo:font-weight="normal" officeooo:rsid="01c55c1f" style:font-size-asian="12pt" style:font-size-complex="12pt"/>
    </style:style>
    <style:style style:name="T73" style:family="text">
      <style:text-properties style:font-name="Liberation Serif" fo:font-size="12pt" fo:font-weight="normal" officeooo:rsid="01c5e2d2" style:font-size-asian="12pt" style:font-size-complex="12pt"/>
    </style:style>
    <style:style style:name="T74" style:family="text">
      <style:text-properties style:font-name="Liberation Serif" fo:font-size="12pt" fo:font-weight="normal" officeooo:rsid="01d131ed" style:font-size-asian="12pt" style:font-size-complex="12pt"/>
    </style:style>
    <style:style style:name="T75" style:family="text">
      <style:text-properties style:font-name="Liberation Serif" fo:font-size="12pt" fo:font-weight="normal" officeooo:rsid="01d283cd" style:font-size-asian="12pt" style:font-size-complex="12pt"/>
    </style:style>
    <style:style style:name="T76" style:family="text">
      <style:text-properties style:font-name="Liberation Serif" style:text-underline-style="none"/>
    </style:style>
    <style:style style:name="T77" style:family="text">
      <style:text-properties style:font-name="Liberation Serif" style:text-underline-style="none" officeooo:rsid="00140c0b"/>
    </style:style>
    <style:style style:name="T78" style:family="text">
      <style:text-properties style:font-name="Liberation Serif" style:text-underline-style="none" officeooo:rsid="010a79c8"/>
    </style:style>
    <style:style style:name="T79" style:family="text">
      <style:text-properties style:font-name="Liberation Serif" style:text-underline-style="none" officeooo:rsid="01314cdc"/>
    </style:style>
    <style:style style:name="T80" style:family="text">
      <style:text-properties style:font-name="Liberation Serif" style:text-underline-style="none" officeooo:rsid="01315593"/>
    </style:style>
    <style:style style:name="T81" style:family="text">
      <style:text-properties style:font-name="Liberation Serif" style:text-underline-style="none" officeooo:rsid="015c6710" style:font-size-asian="12pt" style:font-weight-asian="normal" style:font-size-complex="12pt" style:font-weight-complex="normal"/>
    </style:style>
    <style:style style:name="T82" style:family="text">
      <style:text-properties style:font-name="Liberation Serif" style:text-underline-style="none" officeooo:rsid="001804fe"/>
    </style:style>
    <style:style style:name="T83" style:family="text">
      <style:text-properties style:font-name="Liberation Serif" officeooo:rsid="015c6710" style:font-size-asian="12pt"/>
    </style:style>
    <style:style style:name="T84"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85"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86"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87"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88" style:family="text">
      <style:text-properties officeooo:rsid="00633d13"/>
    </style:style>
    <style:style style:name="T89" style:family="text">
      <style:text-properties officeooo:rsid="0063b86d"/>
    </style:style>
    <style:style style:name="T90" style:family="text">
      <style:text-properties officeooo:rsid="00747cd6"/>
    </style:style>
    <style:style style:name="T91" style:family="text">
      <style:text-properties officeooo:rsid="007c2178"/>
    </style:style>
    <style:style style:name="T92"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93"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94"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95"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96"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97"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98"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99"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00"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01"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02"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03"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04" style:family="text">
      <style:text-properties fo:font-variant="normal" fo:text-transform="none" fo:color="#212121" loext:opacity="100%" style:font-name="Liberation Serif" fo:letter-spacing="normal" fo:font-style="italic" officeooo:rsid="007e6070" style:font-size-asian="12pt" style:font-style-asian="italic" style:font-style-complex="italic"/>
    </style:style>
    <style:style style:name="T105" style:family="text">
      <style:text-properties fo:font-variant="normal" fo:text-transform="none" fo:color="#212121" loext:opacity="100%" style:font-name="Liberation Serif" fo:letter-spacing="normal" fo:font-style="italic" officeooo:rsid="0144490e" style:font-size-asian="12pt" style:font-style-asian="italic" style:font-style-complex="italic"/>
    </style:style>
    <style:style style:name="T106" style:family="text">
      <style:text-properties fo:font-variant="normal" fo:text-transform="none" fo:color="#212121" loext:opacity="100%" style:font-name="Liberation Serif" fo:letter-spacing="normal" fo:font-style="italic" officeooo:rsid="013bf306" style:font-size-asian="12pt" style:font-style-asian="italic" style:font-style-complex="italic"/>
    </style:style>
    <style:style style:name="T107" style:family="text">
      <style:text-properties fo:font-variant="normal" fo:text-transform="none" fo:color="#212121" loext:opacity="100%" style:font-name="Liberation Serif" fo:letter-spacing="normal" fo:font-style="italic" officeooo:rsid="014626e3" style:font-size-asian="12pt" style:font-style-asian="italic" style:font-style-complex="italic"/>
    </style:style>
    <style:style style:name="T108" style:family="text">
      <style:text-properties fo:font-variant="normal" fo:text-transform="none" fo:color="#212121" loext:opacity="100%" style:font-name="Liberation Serif" fo:letter-spacing="normal" fo:font-style="normal"/>
    </style:style>
    <style:style style:name="T109" style:family="text">
      <style:text-properties fo:font-variant="normal" fo:text-transform="none" fo:color="#212121" loext:opacity="100%" style:font-name="Liberation Serif" fo:letter-spacing="normal" fo:font-style="normal" style:font-size-asian="12pt"/>
    </style:style>
    <style:style style:name="T110" style:family="text">
      <style:text-properties fo:font-variant="normal" fo:text-transform="none" fo:color="#212121" loext:opacity="100%" style:font-name="Liberation Serif" fo:letter-spacing="normal" fo:font-style="normal" officeooo:rsid="013bf306" style:font-size-asian="12pt"/>
    </style:style>
    <style:style style:name="T111" style:family="text">
      <style:text-properties fo:font-variant="normal" fo:text-transform="none" fo:color="#212121" loext:opacity="100%" style:font-name="Liberation Serif" fo:letter-spacing="normal" fo:font-style="normal" officeooo:rsid="01435818" style:font-size-asian="12pt"/>
    </style:style>
    <style:style style:name="T112" style:family="text">
      <style:text-properties fo:font-variant="normal" fo:text-transform="none" fo:color="#212121" loext:opacity="100%" style:font-name="Liberation Serif" fo:letter-spacing="normal" fo:font-style="normal" officeooo:rsid="014be187" style:font-size-asian="12pt"/>
    </style:style>
    <style:style style:name="T113" style:family="text">
      <style:text-properties fo:font-variant="normal" fo:text-transform="none" fo:color="#212121" loext:opacity="100%" style:font-name="Liberation Serif" fo:letter-spacing="normal" fo:font-style="normal" style:font-size-asian="12pt" style:font-size-complex="12pt"/>
    </style:style>
    <style:style style:name="T114" style:family="text">
      <style:text-properties fo:font-variant="normal" fo:text-transform="none" fo:color="#212121" loext:opacity="100%" style:font-name="Liberation Serif" fo:letter-spacing="normal" fo:font-style="normal" officeooo:rsid="013a8c37"/>
    </style:style>
    <style:style style:name="T115"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16"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17"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18"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19"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20"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21"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22"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23"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24"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25"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26"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27"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28"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29"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30"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31" style:family="text">
      <style:text-properties fo:font-variant="normal" fo:text-transform="none" fo:color="#212121" loext:opacity="100%" fo:letter-spacing="normal" fo:font-style="italic" style:font-size-asian="12pt" style:font-style-asian="italic" style:font-style-complex="italic"/>
    </style:style>
    <style:style style:name="T132" style:family="text">
      <style:text-properties fo:font-variant="normal" fo:text-transform="none" fo:color="#212121" loext:opacity="100%" fo:letter-spacing="normal" fo:font-style="italic" style:font-style-asian="italic" style:font-style-complex="italic"/>
    </style:style>
    <style:style style:name="T133" style:family="text">
      <style:text-properties fo:font-variant="normal" fo:text-transform="none" fo:color="#212121" loext:opacity="100%" fo:letter-spacing="normal" fo:font-style="italic" officeooo:rsid="007e6070" style:font-style-asian="italic" style:font-style-complex="italic"/>
    </style:style>
    <style:style style:name="T134" style:family="text">
      <style:text-properties fo:font-variant="normal" fo:text-transform="none" fo:color="#212121" loext:opacity="100%" fo:letter-spacing="normal" fo:font-style="italic" officeooo:rsid="008b9dde" style:font-style-asian="italic" style:font-style-complex="italic"/>
    </style:style>
    <style:style style:name="T135" style:family="text">
      <style:text-properties fo:font-variant="normal" fo:text-transform="none" fo:color="#212121" loext:opacity="100%" fo:letter-spacing="normal" fo:font-style="italic" officeooo:rsid="00889376" style:font-style-asian="italic" style:font-style-complex="italic"/>
    </style:style>
    <style:style style:name="T136" style:family="text">
      <style:text-properties fo:font-variant="normal" fo:text-transform="none" fo:color="#212121" loext:opacity="100%" fo:letter-spacing="normal" fo:font-style="italic" officeooo:rsid="01c9f3b6" style:font-style-asian="italic" style:font-style-complex="italic"/>
    </style:style>
    <style:style style:name="T137" style:family="text">
      <style:text-properties fo:font-variant="normal" fo:text-transform="none" fo:color="#212121" loext:opacity="100%" fo:letter-spacing="normal" fo:background-color="#fffffe" loext:char-shading-value="0"/>
    </style:style>
    <style:style style:name="T138" style:family="text">
      <style:text-properties fo:font-variant="normal" fo:text-transform="none" fo:color="#212121" loext:opacity="100%" fo:letter-spacing="normal" officeooo:rsid="00950782" fo:background-color="#fffffe" loext:char-shading-value="0"/>
    </style:style>
    <style:style style:name="T139" style:family="text">
      <style:text-properties fo:font-variant="normal" fo:text-transform="none" fo:color="#212121" loext:opacity="100%" fo:letter-spacing="normal" fo:font-style="normal"/>
    </style:style>
    <style:style style:name="T140" style:family="text">
      <style:text-properties fo:font-variant="normal" fo:text-transform="none" fo:color="#212121" loext:opacity="100%" fo:letter-spacing="normal" fo:font-style="normal" officeooo:rsid="014251e3"/>
    </style:style>
    <style:style style:name="T141" style:family="text">
      <style:text-properties fo:font-variant="normal" fo:text-transform="none" fo:color="#212121" loext:opacity="100%" fo:letter-spacing="normal" fo:font-style="normal" style:text-underline-style="none" officeooo:rsid="001804fe"/>
    </style:style>
    <style:style style:name="T142" style:family="text">
      <style:text-properties fo:font-variant="normal" fo:text-transform="none" fo:color="#212121" loext:opacity="100%" style:font-name="Inter" fo:font-size="9pt" fo:letter-spacing="normal" fo:font-style="normal"/>
    </style:style>
    <style:style style:name="T143" style:family="text">
      <style:text-properties fo:font-variant="normal" fo:text-transform="none" fo:color="#212121" loext:opacity="100%" style:font-name="Inter" fo:font-size="9pt" fo:letter-spacing="normal" fo:font-style="normal" officeooo:rsid="013bf306"/>
    </style:style>
    <style:style style:name="T144" style:family="text">
      <style:text-properties fo:font-variant="normal" fo:text-transform="none" fo:color="#212121" loext:opacity="100%" style:font-name="Inter" fo:font-size="9pt" fo:letter-spacing="normal" fo:font-style="normal" officeooo:rsid="013bf306" style:font-size-asian="12pt"/>
    </style:style>
    <style:style style:name="T145" style:family="text">
      <style:text-properties fo:font-variant="normal" fo:text-transform="none" fo:color="#212121" loext:opacity="100%" style:font-name="Inter" fo:font-size="9pt" fo:letter-spacing="normal" fo:font-style="italic" officeooo:rsid="007e6070" style:font-size-asian="12pt" style:font-style-asian="italic" style:font-style-complex="italic"/>
    </style:style>
    <style:style style:name="T146" style:family="text">
      <style:text-properties fo:font-variant="normal" fo:text-transform="none" fo:color="#212121" loext:opacity="100%" style:font-name="Inter" fo:font-size="9pt" fo:letter-spacing="normal" fo:font-style="italic" officeooo:rsid="013bf306" style:font-size-asian="12pt" style:font-style-asian="italic" style:font-style-complex="italic"/>
    </style:style>
    <style:style style:name="T147" style:family="text">
      <style:text-properties fo:font-variant="normal" fo:text-transform="none" fo:color="#212121" loext:opacity="100%" style:font-name="Inter" fo:font-size="9pt" fo:letter-spacing="normal" fo:font-style="italic" officeooo:rsid="013d8868" style:font-size-asian="12pt" style:font-style-asian="italic" style:font-style-complex="italic"/>
    </style:style>
    <style:style style:name="T148" style:family="text">
      <style:text-properties fo:font-variant="normal" fo:text-transform="none" fo:color="#000000" loext:opacity="100%" fo:letter-spacing="normal" fo:font-style="normal" fo:background-color="#fffffe" loext:char-shading-value="0"/>
    </style:style>
    <style:style style:name="T149" style:family="text">
      <style:text-properties fo:font-variant="normal" fo:text-transform="none" fo:color="#000000" loext:opacity="100%" fo:letter-spacing="normal" fo:font-style="normal" officeooo:rsid="002dffd5" fo:background-color="#fffffe" loext:char-shading-value="0"/>
    </style:style>
    <style:style style:name="T150" style:family="text">
      <style:text-properties fo:font-variant="normal" fo:text-transform="none" fo:color="#000000" loext:opacity="100%" fo:letter-spacing="normal" fo:font-style="normal" officeooo:rsid="00c062c3" fo:background-color="#fffffe" loext:char-shading-value="0"/>
    </style:style>
    <style:style style:name="T151" style:family="text">
      <style:text-properties fo:font-variant="normal" fo:text-transform="none" fo:color="#000000" loext:opacity="100%" fo:letter-spacing="normal" fo:font-style="normal" officeooo:rsid="00db3da2" fo:background-color="#fffffe" loext:char-shading-value="0"/>
    </style:style>
    <style:style style:name="T152" style:family="text">
      <style:text-properties fo:font-variant="normal" fo:text-transform="none" fo:color="#000000" loext:opacity="100%" fo:letter-spacing="normal" fo:font-style="normal" officeooo:rsid="00e03f06" fo:background-color="#fffffe" loext:char-shading-value="0"/>
    </style:style>
    <style:style style:name="T153" style:family="text">
      <style:text-properties fo:font-variant="normal" fo:text-transform="none" fo:color="#000000" loext:opacity="100%" fo:letter-spacing="normal" fo:font-style="normal" officeooo:rsid="00e34249" fo:background-color="#fffffe" loext:char-shading-value="0"/>
    </style:style>
    <style:style style:name="T154"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55"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56"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57"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58"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59"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60"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61"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62"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63" style:family="text">
      <style:text-properties fo:font-variant="normal" fo:text-transform="none" fo:letter-spacing="normal" fo:font-style="normal"/>
    </style:style>
    <style:style style:name="T164" style:family="text">
      <style:text-properties fo:font-variant="normal" fo:text-transform="none" fo:letter-spacing="normal" fo:font-style="normal" officeooo:rsid="002dffd5"/>
    </style:style>
    <style:style style:name="T165" style:family="text">
      <style:text-properties fo:font-variant="normal" fo:text-transform="none" fo:letter-spacing="normal" fo:font-style="normal" officeooo:rsid="00e03f06"/>
    </style:style>
    <style:style style:name="T166" style:family="text">
      <style:text-properties fo:font-variant="normal" fo:text-transform="none" fo:letter-spacing="normal" fo:font-style="normal" officeooo:rsid="00e34249"/>
    </style:style>
    <style:style style:name="T167" style:family="text">
      <style:text-properties fo:font-variant="normal" fo:text-transform="none" fo:letter-spacing="normal" fo:font-style="normal" officeooo:rsid="00e3f27d"/>
    </style:style>
    <style:style style:name="T168" style:family="text">
      <style:text-properties fo:font-variant="normal" fo:text-transform="none" fo:letter-spacing="normal" fo:font-style="normal" officeooo:rsid="00e5876b"/>
    </style:style>
    <style:style style:name="T169" style:family="text">
      <style:text-properties fo:font-variant="normal" fo:text-transform="none" fo:letter-spacing="normal" fo:font-style="normal" officeooo:rsid="00e301f4"/>
    </style:style>
    <style:style style:name="T170" style:family="text">
      <style:text-properties fo:font-variant="normal" fo:text-transform="none" fo:letter-spacing="normal" fo:font-style="normal" officeooo:rsid="00ea50b4"/>
    </style:style>
    <style:style style:name="T171" style:family="text">
      <style:text-properties fo:font-variant="normal" fo:text-transform="none" fo:letter-spacing="normal" fo:font-style="normal" officeooo:rsid="00ebdf59"/>
    </style:style>
    <style:style style:name="T172" style:family="text">
      <style:text-properties fo:font-variant="normal" fo:text-transform="none" fo:letter-spacing="normal" fo:font-style="normal" officeooo:rsid="0100e8ee"/>
    </style:style>
    <style:style style:name="T173" style:family="text">
      <style:text-properties fo:font-variant="normal" fo:text-transform="none" fo:letter-spacing="normal" fo:font-style="normal" officeooo:rsid="01012d80"/>
    </style:style>
    <style:style style:name="T174" style:family="text">
      <style:text-properties fo:font-variant="normal" fo:text-transform="none" fo:letter-spacing="normal" fo:font-style="normal" officeooo:rsid="01014e06"/>
    </style:style>
    <style:style style:name="T175"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76"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77" style:family="text">
      <style:text-properties officeooo:rsid="00882d25"/>
    </style:style>
    <style:style style:name="T178" style:family="text">
      <style:text-properties fo:color="#098658" loext:opacity="100%"/>
    </style:style>
    <style:style style:name="T179" style:family="text">
      <style:text-properties fo:color="#098658" loext:opacity="100%" officeooo:rsid="014ce21f"/>
    </style:style>
    <style:style style:name="T180" style:family="text">
      <style:text-properties fo:color="#098658" loext:opacity="100%" officeooo:rsid="0161b52c"/>
    </style:style>
    <style:style style:name="T181" style:family="text">
      <style:text-properties fo:color="#098658" loext:opacity="100%" officeooo:rsid="01c5e2d2"/>
    </style:style>
    <style:style style:name="T182" style:family="text">
      <style:text-properties officeooo:rsid="00910175"/>
    </style:style>
    <style:style style:name="T183" style:family="text">
      <style:text-properties officeooo:rsid="0096e211"/>
    </style:style>
    <style:style style:name="T184" style:family="text">
      <style:text-properties officeooo:rsid="009860df"/>
    </style:style>
    <style:style style:name="T185" style:family="text">
      <style:text-properties officeooo:rsid="009adb59"/>
    </style:style>
    <style:style style:name="T186" style:family="text">
      <style:text-properties officeooo:rsid="009ccc76"/>
    </style:style>
    <style:style style:name="T187" style:family="text">
      <style:text-properties officeooo:rsid="00ac1f6a"/>
    </style:style>
    <style:style style:name="T188" style:family="text">
      <style:text-properties officeooo:rsid="00ac631a"/>
    </style:style>
    <style:style style:name="T189" style:family="text">
      <style:text-properties officeooo:rsid="00adbb8b"/>
    </style:style>
    <style:style style:name="T190" style:family="text">
      <style:text-properties officeooo:rsid="00ae3154"/>
    </style:style>
    <style:style style:name="T191" style:family="text">
      <style:text-properties officeooo:rsid="00af5d1f"/>
    </style:style>
    <style:style style:name="T192" style:family="text">
      <style:text-properties officeooo:rsid="00c6147f"/>
    </style:style>
    <style:style style:name="T193" style:family="text">
      <style:text-properties officeooo:rsid="00c7b50b"/>
    </style:style>
    <style:style style:name="T194" style:family="text">
      <style:text-properties officeooo:rsid="00c8fb84"/>
    </style:style>
    <style:style style:name="T195" style:family="text">
      <style:text-properties officeooo:rsid="00ca5029"/>
    </style:style>
    <style:style style:name="T196" style:family="text">
      <style:text-properties officeooo:rsid="00ccb628"/>
    </style:style>
    <style:style style:name="T197" style:family="text">
      <style:text-properties officeooo:rsid="00cf0387"/>
    </style:style>
    <style:style style:name="T198" style:family="text">
      <style:text-properties officeooo:rsid="00cf4dc2"/>
    </style:style>
    <style:style style:name="T199" style:family="text">
      <style:text-properties officeooo:rsid="00d07970"/>
    </style:style>
    <style:style style:name="T200" style:family="text">
      <style:text-properties officeooo:rsid="00d25607"/>
    </style:style>
    <style:style style:name="T201" style:family="text">
      <style:text-properties officeooo:rsid="00d3a72b"/>
    </style:style>
    <style:style style:name="T202" style:family="text">
      <style:text-properties officeooo:rsid="00d9de91"/>
    </style:style>
    <style:style style:name="T203" style:family="text">
      <style:text-properties officeooo:rsid="007e6070"/>
    </style:style>
    <style:style style:name="T204" style:family="text">
      <style:text-properties officeooo:rsid="008b9dde"/>
    </style:style>
    <style:style style:name="T205" style:family="text">
      <style:text-properties officeooo:rsid="00dca49b"/>
    </style:style>
    <style:style style:name="T206" style:family="text">
      <style:text-properties fo:font-style="italic" officeooo:rsid="007e6070" style:font-size-asian="12pt" style:font-style-asian="italic" style:font-style-complex="italic"/>
    </style:style>
    <style:style style:name="T207" style:family="text">
      <style:text-properties fo:font-style="italic" officeooo:rsid="013bf306" style:font-size-asian="12pt" style:font-style-asian="italic" style:font-style-complex="italic"/>
    </style:style>
    <style:style style:name="T208" style:family="text">
      <style:text-properties fo:font-style="italic" style:text-underline-style="none" officeooo:rsid="007e6070" style:font-style-asian="italic" style:font-weight-asian="normal" style:font-style-complex="italic" style:font-weight-complex="normal"/>
    </style:style>
    <style:style style:name="T209" style:family="text">
      <style:text-properties fo:font-style="italic" style:font-style-asian="italic" style:font-style-complex="italic"/>
    </style:style>
    <style:style style:name="T210" style:family="text">
      <style:text-properties officeooo:rsid="00e1a709"/>
    </style:style>
    <style:style style:name="T211" style:family="text">
      <style:text-properties officeooo:rsid="00e301f4"/>
    </style:style>
    <style:style style:name="T212" style:family="text">
      <style:text-properties officeooo:rsid="00e7d508"/>
    </style:style>
    <style:style style:name="T213" style:family="text">
      <style:text-properties officeooo:rsid="00e8a403"/>
    </style:style>
    <style:style style:name="T214" style:family="text">
      <style:text-properties officeooo:rsid="00fa66af"/>
    </style:style>
    <style:style style:name="T215" style:family="text">
      <style:text-properties officeooo:rsid="01138bc2"/>
    </style:style>
    <style:style style:name="T216" style:family="text">
      <style:text-properties officeooo:rsid="011b4696"/>
    </style:style>
    <style:style style:name="T217" style:family="text">
      <style:text-properties officeooo:rsid="012cc2b1"/>
    </style:style>
    <style:style style:name="T218" style:family="text">
      <style:text-properties style:text-underline-style="none" officeooo:rsid="013bf306" style:font-size-asian="10.5pt" style:font-weight-asian="normal" style:font-size-complex="12pt" style:font-weight-complex="normal"/>
    </style:style>
    <style:style style:name="T219" style:family="text">
      <style:text-properties style:text-underline-style="none" officeooo:rsid="012cc2b1" style:font-size-asian="10.5pt" style:font-weight-asian="normal" style:font-size-complex="12pt" style:font-weight-complex="normal"/>
    </style:style>
    <style:style style:name="T220" style:family="text">
      <style:text-properties style:text-underline-style="none" officeooo:rsid="013bc118" style:font-size-asian="10.5pt" style:font-weight-asian="normal" style:font-size-complex="12pt" style:font-weight-complex="normal"/>
    </style:style>
    <style:style style:name="T221" style:family="text">
      <style:text-properties style:text-underline-style="none" officeooo:rsid="015c6710" style:font-size-asian="10.5pt" style:font-weight-asian="normal" style:font-size-complex="12pt" style:font-weight-complex="normal"/>
    </style:style>
    <style:style style:name="T222" style:family="text">
      <style:text-properties style:text-underline-style="none" officeooo:rsid="000611e5"/>
    </style:style>
    <style:style style:name="T223" style:family="text">
      <style:text-properties style:text-underline-style="none" officeooo:rsid="00081de4"/>
    </style:style>
    <style:style style:name="T224" style:family="text">
      <style:text-properties style:text-underline-style="none" officeooo:rsid="013a8c37"/>
    </style:style>
    <style:style style:name="T225" style:family="text">
      <style:text-properties style:text-underline-style="none" officeooo:rsid="001804fe"/>
    </style:style>
    <style:style style:name="T226" style:family="text">
      <style:text-properties style:text-underline-style="none" officeooo:rsid="001b3cc2"/>
    </style:style>
    <style:style style:name="T227" style:family="text">
      <style:text-properties style:text-underline-style="none" officeooo:rsid="014950c1"/>
    </style:style>
    <style:style style:name="T228" style:family="text">
      <style:text-properties style:text-underline-style="none" officeooo:rsid="01b8123b"/>
    </style:style>
    <style:style style:name="T229" style:family="text">
      <style:text-properties style:text-underline-style="none" officeooo:rsid="01ba607a"/>
    </style:style>
    <style:style style:name="T230" style:family="text">
      <style:text-properties officeooo:rsid="014eaed4"/>
    </style:style>
    <style:style style:name="T231" style:family="text">
      <style:text-properties officeooo:rsid="0151af3e"/>
    </style:style>
    <style:style style:name="T232" style:family="text">
      <style:text-properties officeooo:rsid="01538694"/>
    </style:style>
    <style:style style:name="T233" style:family="text">
      <style:text-properties officeooo:rsid="01573b3f"/>
    </style:style>
    <style:style style:name="T234" style:family="text">
      <style:text-properties officeooo:rsid="0159b1e7"/>
    </style:style>
    <style:style style:name="T235" style:family="text">
      <style:text-properties officeooo:rsid="015c6710"/>
    </style:style>
    <style:style style:name="T236" style:family="text">
      <style:text-properties officeooo:rsid="01611a1d"/>
    </style:style>
    <style:style style:name="T237" style:family="text">
      <style:text-properties loext:padding="0in" loext:border="none"/>
    </style:style>
    <style:style style:name="T238" style:family="text">
      <style:text-properties officeooo:rsid="000611e5"/>
    </style:style>
    <style:style style:name="T239" style:family="text">
      <style:text-properties officeooo:rsid="00140c0b"/>
    </style:style>
    <style:style style:name="T240" style:family="text">
      <style:text-properties officeooo:rsid="019ea145"/>
    </style:style>
    <style:style style:name="T241" style:family="text">
      <style:text-properties officeooo:rsid="01a01b42"/>
    </style:style>
    <style:style style:name="T242" style:family="text">
      <style:text-properties officeooo:rsid="01a0727b"/>
    </style:style>
    <style:style style:name="T243" style:family="text">
      <style:text-properties fo:font-size="12pt" style:text-underline-style="none" fo:font-weight="normal" officeooo:rsid="0005bd6b" style:font-size-asian="12pt" style:font-weight-asian="normal" style:font-size-complex="12pt" style:font-weight-complex="normal"/>
    </style:style>
    <style:style style:name="T244" style:family="text">
      <style:text-properties fo:font-size="12pt" style:text-underline-style="none" fo:font-weight="normal" officeooo:rsid="017668fe" style:font-size-asian="12pt" style:font-weight-asian="normal" style:font-size-complex="12pt" style:font-weight-complex="normal"/>
    </style:style>
    <style:style style:name="T245" style:family="text">
      <style:text-properties fo:font-size="12pt" style:text-underline-style="none" fo:font-weight="normal" officeooo:rsid="000beb16" style:font-size-asian="10.5pt" style:font-weight-asian="normal" style:font-size-complex="12pt" style:font-weight-complex="normal"/>
    </style:style>
    <style:style style:name="T246" style:family="text">
      <style:text-properties fo:font-size="12pt" style:text-underline-style="none" fo:font-weight="normal" officeooo:rsid="0189a998" style:font-size-asian="10.5pt" style:font-weight-asian="normal" style:font-size-complex="12pt" style:font-weight-complex="normal"/>
    </style:style>
    <style:style style:name="T247" style:family="text">
      <style:text-properties officeooo:rsid="01a4b9d4"/>
    </style:style>
    <style:style style:name="T248" style:family="text">
      <style:text-properties officeooo:rsid="01a6f914"/>
    </style:style>
    <style:style style:name="T249" style:family="text">
      <style:text-properties officeooo:rsid="01acf475"/>
    </style:style>
    <style:style style:name="T250" style:family="text">
      <style:text-properties officeooo:rsid="01aed9c0"/>
    </style:style>
    <style:style style:name="T251" style:family="text">
      <style:text-properties officeooo:rsid="01b3b536"/>
    </style:style>
    <style:style style:name="T252" style:family="text">
      <style:text-properties officeooo:rsid="01b41bbb"/>
    </style:style>
    <style:style style:name="T253" style:family="text">
      <style:text-properties officeooo:rsid="01b8123b"/>
    </style:style>
    <style:style style:name="T254" style:family="text">
      <style:text-properties officeooo:rsid="01ba607a"/>
    </style:style>
    <style:style style:name="T255" style:family="text">
      <style:text-properties style:font-name="Liberation Serif"/>
    </style:style>
    <style:style style:name="T256" style:family="text">
      <style:text-properties style:font-name="Liberation Serif" fo:font-size="12pt" style:text-underline-style="none" fo:font-weight="normal" officeooo:rsid="0189a998" style:font-size-asian="10.5pt" style:font-weight-asian="normal" style:font-size-complex="12pt" style:font-weight-complex="normal"/>
    </style:style>
    <style:style style:name="T257" style:family="text">
      <style:text-properties officeooo:rsid="00081de4"/>
    </style:style>
    <style:style style:name="T258" style:family="text">
      <style:text-properties officeooo:rsid="01bb50f6"/>
    </style:style>
    <style:style style:name="T259" style:family="text">
      <style:text-properties officeooo:rsid="01bb72ce"/>
    </style:style>
    <style:style style:name="T260" style:family="text">
      <style:text-properties officeooo:rsid="01c303c3"/>
    </style:style>
    <style:style style:name="T261" style:family="text">
      <style:text-properties officeooo:rsid="01c322aa"/>
    </style:style>
    <style:style style:name="T262" style:family="text">
      <style:text-properties officeooo:rsid="01c55c1f"/>
    </style:style>
    <style:style style:name="T263" style:family="text">
      <style:text-properties officeooo:rsid="01c5e2d2"/>
    </style:style>
    <style:style style:name="T264" style:family="text">
      <style:text-properties officeooo:rsid="01c8c134"/>
    </style:style>
    <style:style style:name="T265" style:family="text">
      <style:text-properties officeooo:rsid="01c9f3b6"/>
    </style:style>
    <style:style style:name="T266" style:family="text">
      <style:text-properties officeooo:rsid="01cc00d6"/>
    </style:style>
    <style:style style:name="T267" style:family="text">
      <style:text-properties officeooo:rsid="01cf12ff"/>
    </style:style>
    <style:style style:name="T268" style:family="text">
      <style:text-properties officeooo:rsid="01d6b7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STS DE CAJA NEGRA - ABM <text:span text:style-name="T240">ROL</text:span> -:</text:p>
      <text:p text:style-name="P85"/>
      <text:p text:style-name="P85"/>
      <text:p text:style-name="P86">ADD <text:span text:style-name="T240">ROLE</text:span>:</text:p>
      <text:p text:style-name="P86"/>
      <text:p text:style-name="P89">OUTPUTS OK:</text:p>
      <text:p text:style-name="P5"/>
      <text:p text:style-name="P222">Insertar <text:span text:style-name="T241">rol</text:span> al momento inexistente, con todos los campos <text:span text:style-name="T90">(salvo el campo id)</text:span> y valores sintácticamente correctos, <text:span text:style-name="T1">definiendo </text:span><text:span text:style-name="T241">usuarios y servicios asociados al rol,</text:span><text:span text:style-name="T1"> sintácticamente correcto</text:span><text:span text:style-name="T241">s </text:span><text:span text:style-name="T242">(usuarios y servicios deben existir, no se agregan si no existen)</text:span><text:span text:style-name="T1">: </text:span></text:p>
      <text:p text:style-name="P94"/>
      <text:p text:style-name="P100"><text:span text:style-name="T32">Input para output </text:span><text:span text:style-name="T33">OK</text:span><text:span text:style-name="T32">:</text:span></text:p>
      <text:p text:style-name="P374">{</text:p>
      <text:p text:style-name="P1"><text:span text:style-name="T19">"nameRole"</text:span>:<text:span text:style-name="T51">"role6"</text:span>,</text:p>
      <text:p text:style-name="P1"><text:span text:style-name="T19">"description"</text:span>:<text:span text:style-name="T51">"desc1"</text:span>,</text:p>
      <text:p text:style-name="P1"><text:span text:style-name="T19">"services"</text:span>: [{<text:span text:style-name="T19">"name"</text:span>:<text:span text:style-name="T51">"A"</text:span>},{<text:span text:style-name="T19">"name"</text:span>:<text:span text:style-name="T51">"B"</text:span>}],</text:p>
      <text:p text:style-name="P1"><text:span text:style-name="T19">"users"</text:span>:[{<text:span text:style-name="T19">"name"</text:span>:<text:span text:style-name="T51">"rootmod"</text:span>}]</text:p>
      <text:p text:style-name="P1">}</text:p>
      <text:p text:style-name="P460"><text:span text:style-name="T243"/></text:p>
      <text:p text:style-name="P396"/>
      <text:p text:style-name="P223">Insertar <text:span text:style-name="T247">rol</text:span> con los campos mínimos admisibles, sintácticamente correctos:</text:p>
      <text:p text:style-name="P113"/>
      <text:p text:style-name="P95"><text:span text:style-name="T32">Input para output </text:span><text:span text:style-name="T33">OK</text:span><text:span text:style-name="T32">:</text:span></text:p>
      <text:p text:style-name="P113"/>
      <text:p text:style-name="P375">{</text:p>
      <text:p text:style-name="P1"><text:span text:style-name="T19">"nameRole"</text:span>:<text:span text:style-name="T51">"role2"</text:span></text:p>
      <text:p text:style-name="P1">}</text:p>
      <text:p text:style-name="P416"/>
      <text:p text:style-name="P87">OUTPUTS NOT OK:</text:p>
      <text:p text:style-name="P90"/>
      <text:p text:style-name="P92"/>
      <text:p text:style-name="P224">Insertar input <text:span text:style-name="T63">OK </text:span>con endpoint incorrecto:</text:p>
      <text:p text:style-name="P126"/>
      <text:list xml:id="list3622979857" text:style-name="L1">
        <text:list-item>
          <text:p text:style-name="P343"><text:span text:style-name="T64">Input: </text:span><text:span text:style-name="T40">{</text:span><text:span text:style-name="T20">"name</text:span><text:span text:style-name="T21">Role</text:span><text:span text:style-name="T20">"</text:span><text:span text:style-name="T50">:</text:span><text:span text:style-name="T52">"</text:span><text:span text:style-name="T53">role3</text:span><text:span text:style-name="T52">"</text:span><text:span text:style-name="T40">}</text:span></text:p>
          <text:p text:style-name="P345">Tipo de envío: POST. </text:p>
          <text:p text:style-name="P345">Endpoint: <text:a xlink:type="simple" xlink:href="http://localhost:8040/user/addd" text:style-name="Internet_20_link" text:visited-style-name="Visited_20_Internet_20_Link">http://localhost:8040/</text:a><text:a xlink:type="simple" xlink:href="http://localhost:8040/user/addd" text:style-name="Internet_20_link" text:visited-style-name="Visited_20_Internet_20_Link"><text:span text:style-name="T248">role</text:span></text:a><text:a xlink:type="simple" xlink:href="http://localhost:8040/user/addd" text:style-name="Internet_20_link" text:visited-style-name="Visited_20_Internet_20_Link">/addd</text:a></text:p>
          <text:p text:style-name="P347">Output:</text:p>
          <text:p text:style-name="P381">{</text:p>
        </text:list-item>
      </text:list>
      <text:p text:style-name="P2"><text:span text:style-name="T19"><text:tab/>"timestamp"</text:span>: <text:span text:style-name="T51">"2021-07-08T10:51:33.910+00:00"</text:span>,</text:p>
      <text:p text:style-name="P2"><text:span text:style-name="T19"><text:tab/>"status"</text:span>: <text:span text:style-name="T178">404</text:span>,</text:p>
      <text:p text:style-name="P2"><text:span text:style-name="T19"><text:tab/>"error"</text:span>: <text:span text:style-name="T51">"Not Found"</text:span>,</text:p>
      <text:p text:style-name="P2"><text:span text:style-name="T19"><text:tab/>"path"</text:span>: <text:span text:style-name="T51">"/role/addd"</text:span></text:p>
      <text:p text:style-name="P2"><text:tab/>}</text:p>
      <text:p text:style-name="P2"/>
      <text:p text:style-name="P2"/>
      <text:p text:style-name="P2"/>
      <text:list xml:id="list120309372861680" text:continue-numbering="true" text:style-name="L1">
        <text:list-header>
          <text:p text:style-name="P345"/>
        </text:list-header>
        <text:list-item>
          <text:p text:style-name="P343"><text:soft-page-break/><text:span text:style-name="T45">Input: </text:span><text:span text:style-name="T40">{</text:span><text:span text:style-name="T22">"name</text:span><text:span text:style-name="T23">Role</text:span><text:span text:style-name="T22">"</text:span><text:span text:style-name="T41">:</text:span><text:span text:style-name="T54">"</text:span><text:span text:style-name="T55">role3</text:span><text:span text:style-name="T54">"</text:span><text:span text:style-name="T40">}</text:span></text:p>
          <text:p text:style-name="P345">Tipo de envío: POST.</text:p>
          <text:p text:style-name="P343"><text:span text:style-name="T41">Endpoint: http://localhost:8040/</text:span><text:span text:style-name="T43">rolee</text:span><text:span text:style-name="T41">/add</text:span></text:p>
          <text:p text:style-name="P348">Output:</text:p>
        </text:list-item>
      </text:list>
      <text:p text:style-name="P383"><text:span text:style-name="T244"><text:tab/></text:span>{</text:p>
      <text:p text:style-name="P1"><text:span text:style-name="T19"><text:tab/>"timestamp"</text:span>: <text:span text:style-name="T51">"2021-07-08T10:53:14.898+00:00"</text:span>,</text:p>
      <text:p text:style-name="P1"><text:span text:style-name="T19"><text:tab/>"status"</text:span>: <text:span text:style-name="T178">404</text:span>,</text:p>
      <text:p text:style-name="P1"><text:span text:style-name="T19"><text:tab/>"error"</text:span>: <text:span text:style-name="T51">"Not Found"</text:span>,</text:p>
      <text:p text:style-name="P1"><text:span text:style-name="T19"><text:tab/>"path"</text:span>: <text:span text:style-name="T51">"/rolee/add"</text:span></text:p>
      <text:p text:style-name="P1"><text:tab/>}</text:p>
      <text:list xml:id="list120307504230875" text:continue-numbering="true" text:style-name="L1">
        <text:list-header>
          <text:p text:style-name="P345"/>
        </text:list-header>
        <text:list-item>
          <text:p text:style-name="P343"><text:span text:style-name="T45">Input: </text:span><text:span text:style-name="T40">{</text:span><text:span text:style-name="T22">"name"</text:span><text:span text:style-name="T41">:</text:span><text:span text:style-name="T54">"</text:span><text:span text:style-name="T56">role3</text:span><text:span text:style-name="T54">"</text:span><text:span text:style-name="T40">}</text:span></text:p>
          <text:p text:style-name="P345">Tipo de envío: POST.</text:p>
          <text:p text:style-name="P343"><text:span text:style-name="T41">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2">1</text:span></text:a><text:a xlink:type="simple" xlink:href="http://localhost:8041/user/add" text:style-name="Internet_20_link" text:visited-style-name="Visited_20_Internet_20_Link"><text:span text:style-name="T41">/</text:span></text:a><text:a xlink:type="simple" xlink:href="http://localhost:8041/user/add" text:style-name="Internet_20_link" text:visited-style-name="Visited_20_Internet_20_Link"><text:span text:style-name="T44">role</text:span></text:a><text:a xlink:type="simple" xlink:href="http://localhost:8041/user/add" text:style-name="Internet_20_link" text:visited-style-name="Visited_20_Internet_20_Link"><text:span text:style-name="T41">/add</text:span></text:a></text:p>
          <text:p text:style-name="P392"><text:span text:style-name="T41">O</text:span><text:span text:style-name="T39">utput:</text:span></text:p>
        </text:list-item>
      </text:list>
      <text:p text:style-name="P322"><text:span text:style-name="T46"><text:tab/>Could not send request</text:span></text:p>
      <text:p text:style-name="P323"><text:span text:style-name="T38"><text:tab/></text:span><text:span text:style-name="T237">Error: connect ECONNREFUSED 127.0.0.1:8041</text:span></text:p>
      <text:p text:style-name="P346"/>
      <text:list xml:id="list120307555289999" text:continue-numbering="true" text:style-name="L1">
        <text:list-header>
          <text:p text:style-name="P345"/>
        </text:list-header>
        <text:list-item>
          <text:p text:style-name="P343"><text:span text:style-name="T45">Input: </text:span><text:span text:style-name="T40">{</text:span><text:span text:style-name="T22">"name"</text:span><text:span text:style-name="T41">:</text:span><text:span text:style-name="T54">"</text:span><text:span text:style-name="T57">role3</text:span><text:span text:style-name="T54">"</text:span><text:span text:style-name="T40">}</text:span></text:p>
          <text:p text:style-name="P343"><text:span text:style-name="T41">Tipo de envío: P</text:span><text:span text:style-name="T42">UT</text:span><text:span text:style-name="T41">. </text:span></text:p>
          <text:p text:style-name="P345">Endpoint: <text:a xlink:type="simple" xlink:href="http://localhost:8040/user/add" text:style-name="Internet_20_link" text:visited-style-name="Visited_20_Internet_20_Link">http://localhost:8040/user/add</text:a></text:p>
          <text:p text:style-name="P349">Output:</text:p>
          <text:p text:style-name="P382">{</text:p>
        </text:list-item>
      </text:list>
      <text:p text:style-name="P1"><text:span text:style-name="T19"><text:tab/>"timestamp"</text:span>: <text:span text:style-name="T51">"2021-07-08T10:55:00.352+00:00"</text:span>,</text:p>
      <text:p text:style-name="P1"><text:span text:style-name="T19"><text:tab/>"status"</text:span>: <text:span text:style-name="T178">405</text:span>,</text:p>
      <text:p text:style-name="P1"><text:span text:style-name="T19"><text:tab/>"error"</text:span>: <text:span text:style-name="T51">"Method Not Allowed"</text:span>,</text:p>
      <text:p text:style-name="P1"><text:span text:style-name="T19"><text:tab/>"path"</text:span>: <text:span text:style-name="T51">"/role/add"</text:span></text:p>
      <text:p text:style-name="P1"><text:tab/>}</text:p>
      <text:list xml:id="list120307430275582" text:continue-numbering="true" text:style-name="L1">
        <text:list-header>
          <text:p text:style-name="P393"/>
        </text:list-header>
      </text:list>
      <text:p text:style-name="P226"><text:span text:style-name="T238">Insertar </text:span><text:span text:style-name="T251">rol con</text:span><text:span text:style-name="T238"> </text:span><text:span text:style-name="T250">campo </text:span><text:span text:style-name="T249">nombre</text:span><text:span text:style-name="T238"> sintácticamente </text:span><text:span text:style-name="T249">incorrecto:</text:span></text:p>
      <text:p text:style-name="P135"/>
      <text:p text:style-name="P96"><text:span text:style-name="T32">Input para output </text:span><text:span text:style-name="T34">NOT </text:span><text:span text:style-name="T33">OK</text:span></text:p>
      <text:p text:style-name="P36"/>
      <text:p text:style-name="P33">{</text:p>
      <text:p text:style-name="P3"><text:span text:style-name="T19"><text:tab/>"</text:span><text:span text:style-name="T27">nameRole</text:span>:<text:span text:style-name="T51">"</text:span><text:span text:style-name="T58">role3</text:span><text:span text:style-name="T51">"</text:span></text:p>
      <text:p text:style-name="P33">}</text:p>
      <text:p text:style-name="P33"/>
      <text:p text:style-name="P43">Output NOT OK</text:p>
      <text:p text:style-name="P43"/>
      <text:p text:style-name="P384">{</text:p>
      <text:p text:style-name="P1"><text:span text:style-name="T19">"timestamp"</text:span>: <text:span text:style-name="T51">"2021-07-08T10:58:21.606+00:00"</text:span>,</text:p>
      <text:p text:style-name="P1"><text:span text:style-name="T19">"status"</text:span>: <text:span text:style-name="T178">400</text:span>,</text:p>
      <text:p text:style-name="P1"><text:span text:style-name="T19">"error"</text:span>: <text:span text:style-name="T51">"Bad Request"</text:span>,</text:p>
      <text:p text:style-name="P1"><text:span text:style-name="T19">"path"</text:span>: <text:span text:style-name="T51">"/role/add"</text:span></text:p>
      <text:p text:style-name="P1">}</text:p>
      <text:p text:style-name="P33"/>
      <text:p text:style-name="P33"/>
      <text:p text:style-name="P33"/>
      <text:p text:style-name="P33"/>
      <text:p text:style-name="P33"/>
      <text:p text:style-name="P33"/>
      <text:p text:style-name="P417"><text:soft-page-break/><text:span text:style-name="T238">Insertar </text:span><text:span text:style-name="T251">rol con</text:span><text:span text:style-name="T238"> </text:span><text:span text:style-name="T252">valor del </text:span><text:span text:style-name="T250">campo </text:span><text:span text:style-name="T249">nombre</text:span><text:span text:style-name="T238"> sintácticamente </text:span><text:span text:style-name="T249">incorrecto:</text:span></text:p>
      <text:p text:style-name="P135"/>
      <text:p text:style-name="P97"><text:span text:style-name="T32">Input para output </text:span><text:span text:style-name="T34">NOT </text:span><text:span text:style-name="T33">OK</text:span><text:span text:style-name="T32">:</text:span></text:p>
      <text:p text:style-name="P37"/>
      <text:p text:style-name="P34">{</text:p>
      <text:p text:style-name="P4"><text:span text:style-name="T19"><text:tab/>"n</text:span><text:span text:style-name="T24">ame</text:span><text:span text:style-name="T28">Role</text:span><text:span text:style-name="T19">"</text:span>:<text:span text:style-name="T59">role3</text:span></text:p>
      <text:p text:style-name="P34">}</text:p>
      <text:p text:style-name="P135"/>
      <text:p text:style-name="P216">Output NOT OK</text:p>
      <text:p text:style-name="P216"/>
      <text:p text:style-name="P385">{</text:p>
      <text:p text:style-name="P1"><text:span text:style-name="T19">"timestamp"</text:span>: <text:span text:style-name="T51">"2021-07-08T11:00:30.424+00:00"</text:span>,</text:p>
      <text:p text:style-name="P1"><text:span text:style-name="T19">"status"</text:span>: <text:span text:style-name="T178">400</text:span>,</text:p>
      <text:p text:style-name="P1"><text:span text:style-name="T19">"error"</text:span>: <text:span text:style-name="T51">"Bad Request"</text:span>,</text:p>
      <text:p text:style-name="P1"><text:span text:style-name="T19">"path"</text:span>: <text:span text:style-name="T51">"/role/add"</text:span></text:p>
      <text:p text:style-name="P391">}</text:p>
      <text:p text:style-name="P391"/>
      <text:p text:style-name="P391"/>
      <text:p text:style-name="P371"><text:span text:style-name="T238">Insertar </text:span><text:span text:style-name="T251">rol con</text:span><text:span text:style-name="T238"> </text:span><text:span text:style-name="T252">valor del </text:span><text:span text:style-name="T250">campo </text:span><text:span text:style-name="T249">nombre</text:span><text:span text:style-name="T238"> sintácticamente </text:span><text:span text:style-name="T249">incorrecto:</text:span></text:p>
      <text:p text:style-name="P412"/>
      <text:p text:style-name="P397"><text:span text:style-name="T32">Input para output </text:span><text:span text:style-name="T34">NOT </text:span><text:span text:style-name="T33">OK</text:span><text:span text:style-name="T32">:</text:span></text:p>
      <text:p text:style-name="P353"/>
      <text:p text:style-name="P352">{</text:p>
      <text:p text:style-name="P364"><text:span text:style-name="T19"><text:tab/>"n</text:span><text:span text:style-name="T24">ame</text:span><text:span text:style-name="T28">Role</text:span><text:span text:style-name="T19">"</text:span>:<text:span text:style-name="T59">role3</text:span></text:p>
      <text:p text:style-name="P352">}</text:p>
      <text:p text:style-name="P412"/>
      <text:p text:style-name="P414">Output NOT OK</text:p>
      <text:p text:style-name="P414"/>
      <text:p text:style-name="P364">{</text:p>
      <text:p text:style-name="P390"><text:span text:style-name="T19">"timestamp"</text:span>: <text:span text:style-name="T51">"2021-07-08T11:00:30.424+00:00"</text:span>,</text:p>
      <text:p text:style-name="P390"><text:span text:style-name="T19">"status"</text:span>: <text:span text:style-name="T178">400</text:span>,</text:p>
      <text:p text:style-name="P390"><text:span text:style-name="T19">"error"</text:span>: <text:span text:style-name="T51">"Bad Request"</text:span>,</text:p>
      <text:p text:style-name="P390"><text:span text:style-name="T19">"path"</text:span>: <text:span text:style-name="T51">"/role/add"</text:span></text:p>
      <text:p text:style-name="P391">}</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242"><text:soft-page-break/><text:span text:style-name="T222">Insertar </text:span><text:span text:style-name="T228">rol</text:span><text:span text:style-name="T222"> </text:span><text:span text:style-name="T228">con</text:span><text:span text:style-name="T229"> </text:span><text:span text:style-name="T228">campo</text:span><text:span text:style-name="T223"> </text:span><text:span text:style-name="T228">de </text:span><text:span text:style-name="T229">servicios</text:span><text:span text:style-name="T223"> mal definido sintáctic</text:span><text:span text:style-name="T229">amente</text:span><text:span text:style-name="T223">:</text:span></text:p>
      <text:p text:style-name="P143"/>
      <text:p text:style-name="P143"/>
      <text:p text:style-name="P98"><text:span text:style-name="T32">Input para output </text:span><text:span text:style-name="T34">NOT </text:span><text:span text:style-name="T33">OK</text:span><text:span text:style-name="T32">:</text:span></text:p>
      <text:p text:style-name="P144"/>
      <text:p text:style-name="P35"><text:tab/>{</text:p>
      <text:p text:style-name="P29"><text:span text:style-name="T19"><text:tab/>"name</text:span><text:span text:style-name="T29">Role</text:span><text:span text:style-name="T19">"</text:span>:<text:span text:style-name="T51">"</text:span><text:span text:style-name="T60">role3</text:span><text:span text:style-name="T51">"</text:span>,</text:p>
      <text:p text:style-name="P29"><text:span text:style-name="T19"><text:tab/>"</text:span><text:span text:style-name="T29">services</text:span>:[]</text:p>
      <text:p text:style-name="P44"><text:tab/>}</text:p>
      <text:p text:style-name="P44"/>
      <text:p text:style-name="P64">Output NOT OK</text:p>
      <text:p text:style-name="P44"/>
      <text:p text:style-name="P44"><text:tab/><text:span text:style-name="T255">{</text:span></text:p>
      <text:p text:style-name="P1"><text:span text:style-name="T19"><text:tab/>"timestamp"</text:span>: <text:span text:style-name="T51">"2021-07-08T11:06:11.781+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role/add"</text:span></text:p>
      <text:p text:style-name="P1"><text:tab/>}</text:p>
      <text:p text:style-name="P356"/>
      <text:p text:style-name="P356"/>
      <text:p text:style-name="P372"><text:span text:style-name="T238">Insertar </text:span><text:span text:style-name="T253">rol</text:span><text:span text:style-name="T238"> </text:span><text:span text:style-name="T253">con</text:span><text:span text:style-name="T254"> valor del </text:span><text:span text:style-name="T253">campo</text:span><text:span text:style-name="T257"> </text:span><text:span text:style-name="T253">de </text:span><text:span text:style-name="T254">servicios</text:span><text:span text:style-name="T257"> mal definido sintáctic</text:span><text:span text:style-name="T254">a </text:span><text:span text:style-name="T258">o semánticamente:</text:span></text:p>
      <text:p text:style-name="P372"/>
      <text:p text:style-name="P372"/>
      <text:list xml:id="list796781221" text:style-name="L2">
        <text:list-item>
          <text:p text:style-name="P399">Insertar el campo nombre de <text:span text:style-name="T259">servicio</text:span>, mal definido sintácticamente:</text:p>
        </text:list-item>
      </text:list>
      <text:p text:style-name="P143"/>
      <text:p text:style-name="P99"><text:span text:style-name="T32">Input para output </text:span><text:span text:style-name="T34">NOT </text:span><text:span text:style-name="T33">OK</text:span></text:p>
      <text:p text:style-name="P145"/>
      <text:p text:style-name="P45"><text:tab/>{</text:p>
      <text:p text:style-name="P1"><text:span text:style-name="T19"><text:tab/>"name</text:span><text:span text:style-name="T30">Role</text:span><text:span text:style-name="T19">"</text:span>:<text:span text:style-name="T51">"</text:span><text:span text:style-name="T61">role3</text:span><text:span text:style-name="T51">"</text:span>,</text:p>
      <text:p text:style-name="P369"><text:span text:style-name="T19"><text:tab/>"</text:span><text:span text:style-name="T30">serivices</text:span><text:span text:style-name="T19">"</text:span>:[{<text:span text:style-name="T19">"nameRole</text:span>:<text:span text:style-name="T19">"</text:span>role1<text:span text:style-name="T51">"</text:span><text:span text:style-name="T19">}]</text:span></text:p>
      <text:p text:style-name="P336"><text:tab/>}</text:p>
      <text:p text:style-name="P45"/>
      <text:p text:style-name="P45"/>
      <text:p text:style-name="P65">Output NOT OK</text:p>
      <text:p text:style-name="P65"/>
      <text:p text:style-name="P365"><text:span text:style-name="T246"><text:tab/></text:span><text:span text:style-name="T256">{</text:span></text:p>
      <text:p text:style-name="P1"><text:span text:style-name="T19"><text:tab/>"timestamp"</text:span>: <text:span text:style-name="T51">"2021-07-08T11:13:19.267+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role/add"</text:span></text:p>
      <text:p text:style-name="P1"><text:tab/>}</text:p>
      <text:p text:style-name="P365"><text:span text:style-name="T246"/></text:p>
      <text:p text:style-name="P65"/>
      <text:p text:style-name="P65"/>
      <text:p text:style-name="P65"/>
      <text:p text:style-name="P65"/>
      <text:p text:style-name="P65"/>
      <text:p text:style-name="P65"/>
      <text:p text:style-name="P65"/>
      <text:p text:style-name="P65"/>
      <text:list xml:id="list120308905477830" text:continue-numbering="true" text:style-name="L2">
        <text:list-item>
          <text:p text:style-name="P401"><text:soft-page-break/>Insertar el valor del campo nombre de <text:span text:style-name="T259">servicio</text:span>, mal definido sintácticamente:</text:p>
        </text:list-item>
      </text:list>
      <text:p text:style-name="P147"/>
      <text:p text:style-name="P111"><text:span text:style-name="T32">Input para output </text:span><text:span text:style-name="T34">NOT </text:span><text:span text:style-name="T33">OK</text:span><text:span text:style-name="T32">:</text:span></text:p>
      <text:p text:style-name="P147"/>
      <text:p text:style-name="P366"><text:span text:style-name="T245"><text:tab/>{</text:span></text:p>
      <text:p text:style-name="P370"><text:span text:style-name="T19"><text:tab/>"name</text:span><text:span text:style-name="T30">Role</text:span><text:span text:style-name="T19">"</text:span>:<text:span text:style-name="T51">"</text:span><text:span text:style-name="T61">role3</text:span><text:span text:style-name="T51">"</text:span>,</text:p>
      <text:p text:style-name="P370"><text:span text:style-name="T19"><text:tab/>"</text:span><text:span text:style-name="T30">serivices</text:span><text:span text:style-name="T19">"</text:span>:[{<text:span text:style-name="T19">"nameRole"</text:span>:role1<text:span text:style-name="T51">"</text:span><text:span text:style-name="T19">}]</text:span></text:p>
      <text:p text:style-name="P459"><text:span text:style-name="T245"><text:tab/>}</text:span></text:p>
      <text:p text:style-name="P46"/>
      <text:p text:style-name="P66">Output NOT OK</text:p>
      <text:p text:style-name="P378"/>
      <text:p text:style-name="P388"><text:tab/>{</text:p>
      <text:p text:style-name="P1"><text:span text:style-name="T19"><text:tab/>"timestamp"</text:span>: <text:span text:style-name="T51">"2021-07-08T11:15:32.040+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role/add"</text:span></text:p>
      <text:p text:style-name="P1"><text:tab/>}</text:p>
      <text:p text:style-name="P403"/>
      <text:p text:style-name="P80">OUTPUTS <text:span text:style-name="T88">WARNINGS </text:span></text:p>
      <text:p text:style-name="P80"><text:span text:style-name="T89">(se realiza la persistencia en BD con devolución de warning al cliente)</text:span>:</text:p>
      <text:p text:style-name="P81"/>
      <text:p text:style-name="P164"/>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134"/>
      <text:p text:style-name="P86"><text:soft-page-break/>UPDATE <text:span text:style-name="T260">ROLE</text:span>:</text:p>
      <text:p text:style-name="P86"/>
      <text:p text:style-name="P87">OUTPUTS OK:</text:p>
      <text:p text:style-name="P217"/>
      <text:p text:style-name="P418">Modificar de <text:span text:style-name="T261">rol</text:span> existente <text:s/><text:span text:style-name="T177">(</text:span><text:span text:style-name="T264">con token correspondiente a </text:span><text:span text:style-name="T177">usuario autenticad</text:span><text:span text:style-name="T264">o sin el rol a modificar)</text:span>, <text:span text:style-name="T261">el </text:span>nombre <text:span text:style-name="T261">del rol </text:span>con campo y valor sintáctica <text:span text:style-name="T261">y semánticamente</text:span> correcto:</text:p>
      <text:p text:style-name="P148"/>
      <text:p text:style-name="P324"><text:span text:style-name="T66">Get previo a update con enpoints </text:span><text:span text:style-name="T67">http://localhost:8040/</text:span><text:span text:style-name="T72">role</text:span><text:span text:style-name="T67">/get/name/</text:span><text:span text:style-name="T73">role1</text:span><text:span text:style-name="T92">:</text:span></text:p>
      <text:p text:style-name="P280"/>
      <text:p text:style-name="P431">{"nameRole":"role1", "description":"desc1", "date":"2021-07-08", "services":[]}</text:p>
      <text:p text:style-name="P248"/>
      <text:p text:style-name="P248"/>
      <text:p text:style-name="P102"><text:span text:style-name="T148">Input para output </text:span><text:span text:style-name="T149">OK</text:span><text:span text:style-name="T148">:</text:span></text:p>
      <text:p text:style-name="P289"/>
      <text:p text:style-name="P295">{</text:p>
      <text:p text:style-name="P1"><text:span text:style-name="T19">"id"</text:span>:<text:span text:style-name="T178">4</text:span><text:span text:style-name="T181">2</text:span>,</text:p>
      <text:p text:style-name="P1"><text:span text:style-name="T19">"name</text:span><text:span text:style-name="T31">Role</text:span><text:span text:style-name="T19">"</text:span>:<text:span text:style-name="T51">"</text:span><text:span text:style-name="T62">role1mod</text:span><text:span text:style-name="T51">"</text:span></text:p>
      <text:p text:style-name="P1">}</text:p>
      <text:p text:style-name="P274"/>
      <text:p text:style-name="P272"/>
      <text:p text:style-name="P112"><text:span text:style-name="T117">Get </text:span><text:span text:style-name="T119">posterior</text:span><text:span text:style-name="T117"> a update con enpoints </text:span><text:span text:style-name="T116">http://localhost:8040/user/get/name/</text:span><text:span text:style-name="T118">nameuser</text:span><text:span text:style-name="T119">mod</text:span><text:span text:style-name="T116">:</text:span></text:p>
      <text:p text:style-name="P248"/>
      <text:p text:style-name="P248">{"nameRole":"role1mod", "description":"null", "date":"null", "services":[]}</text:p>
      <text:p text:style-name="P248"/>
      <text:p text:style-name="P248"/>
      <text:p text:style-name="P231">Modificar de <text:span text:style-name="T264">rol </text:span>existente <text:s/><text:span text:style-name="T177">(</text:span><text:span text:style-name="T264">con token correspondiente a </text:span><text:span text:style-name="T177">usuario autenticad</text:span><text:span text:style-name="T264">o sin el rol a modificar)</text:span>, <text:span text:style-name="T264">descripcion </text:span>de <text:span text:style-name="T264">rol</text:span> con campo y valor sintácticamente correcto:</text:p>
      <text:p text:style-name="P150"/>
      <text:p text:style-name="P255"/>
      <text:p text:style-name="P450"><text:span text:style-name="T208">Get previo a update con enpoints </text:span>http://localhost:8040/<text:span text:style-name="T262">role</text:span>/get/name/<text:span text:style-name="T263">role1</text:span><text:span text:style-name="T265">mod</text:span><text:span text:style-name="T209">:</text:span></text:p>
      <text:p text:style-name="P255"/>
      <text:p text:style-name="P255">{"nameRole":"role1mod", "description":"null", "date":"null", "services":[]}</text:p>
      <text:p text:style-name="P255"/>
      <text:p text:style-name="P255"/>
      <text:p text:style-name="P398"><text:span text:style-name="T148">Input para output </text:span><text:span text:style-name="T149">OK</text:span><text:span text:style-name="T148">: </text:span></text:p>
      <text:p text:style-name="P398"><text:span text:style-name="T148"/></text:p>
      <text:p text:style-name="P377"><text:span text:style-name="T163">{</text:span></text:p>
      <text:p text:style-name="P2"><text:span text:style-name="T19">"nameRole"</text:span>:<text:span text:style-name="T51">"role1mod"</text:span>,</text:p>
      <text:p text:style-name="P2"><text:span text:style-name="T19">"description"</text:span>:<text:span text:style-name="T51">"description for role1mod"</text:span></text:p>
      <text:p text:style-name="P2">}</text:p>
      <text:p text:style-name="P455"/>
      <text:p text:style-name="P367"/>
      <text:p text:style-name="P354"><text:span text:style-name="T133">Get </text:span><text:span text:style-name="T134">posterior</text:span><text:span text:style-name="T133"> a update con enpoints </text:span><text:span text:style-name="T132">http://localhost:8040/</text:span><text:span text:style-name="T136">role</text:span><text:span text:style-name="T132">/get/name/</text:span><text:span text:style-name="T136">role1mod</text:span><text:span text:style-name="T132">:</text:span></text:p>
      <text:p text:style-name="P454"/>
      <text:p text:style-name="P296">{"nameRole":"role1mod", "description":"description for role1mod", "date":"null", "services":[]}</text:p>
      <text:p text:style-name="P421"><text:span text:style-name="T116"/></text:p>
      <text:p text:style-name="P151"/>
      <text:p text:style-name="P149"/>
      <text:p text:style-name="P158"><text:soft-page-break/></text:p>
      <text:p text:style-name="P419">Modificar de <text:span text:style-name="T261">rol</text:span> existente <text:s/><text:span text:style-name="T177">(</text:span><text:span text:style-name="T264">con token correspondiente a </text:span><text:span text:style-name="T177">usuario autenticad</text:span><text:span text:style-name="T264">o </text:span><text:span text:style-name="T267">con</text:span><text:span text:style-name="T264"> el rol a modificar)</text:span>, <text:span text:style-name="T261">el </text:span>nombre <text:span text:style-name="T261">del rol </text:span>con campo y valor sintáctica <text:span text:style-name="T261">y semánticamente</text:span> correcto:</text:p>
      <text:p text:style-name="P153"/>
      <text:p text:style-name="P327"><text:span text:style-name="T66">Get previo a update con enpoints </text:span><text:span text:style-name="T67">http://localhost:8040/user/get/name/</text:span><text:span text:style-name="T75">add</text:span><text:span text:style-name="T92">:</text:span></text:p>
      <text:p text:style-name="P283"/>
      <text:p text:style-name="P283">{"nameRole":"add", "description":"description for add", "date":"null", "services":[]}</text:p>
      <text:p text:style-name="P251"/>
      <text:p text:style-name="P251"/>
      <text:p text:style-name="P104"><text:span text:style-name="T148">Input para output </text:span><text:span text:style-name="T149">OK</text:span><text:span text:style-name="T148">:</text:span></text:p>
      <text:p text:style-name="P290"/>
      <text:p text:style-name="P9">{</text:p>
      <text:p text:style-name="P1"><text:span text:style-name="T19">"nameRole"</text:span>:<text:span text:style-name="T51">"add"</text:span>,</text:p>
      <text:p text:style-name="P1"><text:span text:style-name="T19">"description"</text:span>:<text:span text:style-name="T51">"new description for add"</text:span></text:p>
      <text:p text:style-name="P1">}</text:p>
      <text:p text:style-name="P9"/>
      <text:p text:style-name="P19">Se revoca el token en uso, y se devuelve nuevo token y token de refresco</text:p>
      <text:p text:style-name="P266"/>
      <text:p text:style-name="P266"/>
      <text:p text:style-name="P104"><text:span text:style-name="T117">Get </text:span><text:span text:style-name="T119">posterior</text:span><text:span text:style-name="T117"> a update </text:span><text:span text:style-name="T123">con nuevo token y</text:span><text:span text:style-name="T117"> enpoints </text:span><text:span text:style-name="T116">http://localhost:8040/user/get/name/</text:span><text:span text:style-name="T122">rootmod</text:span><text:span text:style-name="T116">:</text:span></text:p>
      <text:p text:style-name="P247"/>
      <text:p text:style-name="P251"/>
      <text:p text:style-name="P251">{"nameRole":"add", "description":"new description for add", "date":"null", "services":[]}</text:p>
      <text:p text:style-name="P251"/>
      <text:p text:style-name="P247"/>
      <text:p text:style-name="P247"/>
      <text:p text:style-name="P247"/>
      <text:p text:style-name="P247"/>
      <text:p text:style-name="P453"><text:span text:style-name="T268">HASTA ACÁ ESTÁ HECHO PARA ROLES</text:span></text:p>
      <text:p text:style-name="P453">______________________________________________________________________________________________________________</text:p>
      <text:p text:style-name="P453"/>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47"/>
      <text:p text:style-name="P247"/>
      <text:p text:style-name="P153"/>
      <text:p text:style-name="P233">Modificar de usuario existente <text:span text:style-name="T189">autenticado</text:span>, <text:span text:style-name="T182">contraseña</text:span> de usuario con campo y valor sintácticamente correcto:</text:p>
      <text:p text:style-name="P153"/>
      <text:p text:style-name="P328"><text:span text:style-name="T47">Get previo a update con enpoints </text:span><text:span text:style-name="T48">http://localhost:8040/user/get/name/</text:span><text:span text:style-name="T49">root</text:span><text:span text:style-name="T93">:</text:span></text:p>
      <text:p text:style-name="P287"/>
      <text:p text:style-name="P335"><text:span text:style-name="T175">{"name":"rootmod", "date":"2021-07-05", "roles":[{"name</text:span><text:span text:style-name="T176">Role</text:span><text:span text:style-name="T175">":"delete", "description":"permission for delete user", "date":"2021-07-05", "services":[]}, {"name</text:span><text:span text:style-name="T176">Role</text:span><text:span text:style-name="T175">":"add", "description":"permission for add user", "date":"2021-07-05", "services":[]}, {"name</text:span><text:span text:style-name="T176">Role</text:span><text:span text:style-name="T175">":"update", "description":"permission for update user", "date":"2021-07-05", "services":[]}]}</text:span></text:p>
      <text:p text:style-name="P153"/>
      <text:p text:style-name="P258"/>
      <text:p text:style-name="P104"><text:span text:style-name="T148">Input para output </text:span><text:span text:style-name="T149">OK</text:span><text:span text:style-name="T148">: </text:span></text:p>
      <text:p text:style-name="P290"/>
      <text:p text:style-name="P294"/>
      <text:p text:style-name="P301">{</text:p>
      <text:p text:style-name="P25"><text:span text:style-name="T19">"name"</text:span>:<text:span text:style-name="T51">"rootmod"</text:span>,</text:p>
      <text:p text:style-name="P25"><text:span text:style-name="T19">"password"</text:span>:<text:span text:style-name="T51">"passrootmod"</text:span></text:p>
      <text:p text:style-name="P25">}</text:p>
      <text:p text:style-name="P309"/>
      <text:p text:style-name="P310">Se revoca el token en uso, y se devuelve nuevo token y token de refresco</text:p>
      <text:p text:style-name="P21"/>
      <text:p text:style-name="P329"><text:span text:style-name="T154">Get p</text:span><text:span text:style-name="T155">osterior</text:span><text:span text:style-name="T154"> a update </text:span><text:span text:style-name="T156">con nuevo token y</text:span><text:span text:style-name="T154"> enpoints </text:span><text:a xlink:type="simple" xlink:href="http://localhost:8040/user/get/name/root" text:style-name="Internet_20_link" text:visited-style-name="Visited_20_Internet_20_Link"><text:span text:style-name="T158">http://localhost:8040/user/get/name/</text:span></text:a><text:a xlink:type="simple" xlink:href="http://localhost:8040/user/get/name/root" text:style-name="Internet_20_link" text:visited-style-name="Visited_20_Internet_20_Link"><text:span text:style-name="T160">root</text:span></text:a><text:span text:style-name="T162">mod</text:span><text:span text:style-name="T94">: </text:span></text:p>
      <text:p text:style-name="P329"/>
      <text:p text:style-name="P314"/>
      <text:p text:style-name="P273">{"name":"rootmod", "date":"2021-07-05", "roles":[{"name<text:span text:style-name="T196">Role</text:span>":"delete", "description":"permission for delete user", "date":"2021-07-05", "services":[]}, {"name<text:span text:style-name="T196">Role</text:span>":"add", "description":"permission for add user", "date":"2021-07-05", "services":[]}, {"name<text:span text:style-name="T196">Role</text:span>":"update", "description":"permission for update user", "date":"2021-07-05", "services":[]}]}</text:p>
      <text:p text:style-name="P16"/>
      <text:p text:style-name="P316"/>
      <text:p text:style-name="P319">&lt;Tener en cuenta que los endpoints ‘get’ no informan sobre la contraseña del usuario&gt;</text:p>
      <text:p text:style-name="P297"/>
      <text:p text:style-name="P114"><text:span text:style-name="T126">S</text:span><text:span text:style-name="T116">olicitar token (loguearse – iniciar sesión) </text:span><text:span text:style-name="T121">después de la modificación </text:span><text:span text:style-name="T116">con el usuario y la nueva contraseña, y las credenciales del cliente adecuadas:</text:span></text:p>
      <text:p text:style-name="P275"/>
      <text:p text:style-name="P261"/>
      <text:p text:style-name="P275">Id de cliente: <text:span text:style-name="T192">idClient1</text:span></text:p>
      <text:p text:style-name="P275">Contraseña de cliente: <text:span text:style-name="T192">passClient1</text:span></text:p>
      <text:p text:style-name="P275">Nombre de usuario: <text:span text:style-name="T192">rootmod</text:span></text:p>
      <text:p text:style-name="P114"><text:span text:style-name="T120">Nueva c</text:span><text:span text:style-name="T116">ontraseña de usuario: </text:span><text:span text:style-name="T127">passrootmod</text:span></text:p>
      <text:p text:style-name="P275"/>
      <text:p text:style-name="P275">Como el token y token de refresco es recibido, se corrobora éxito en update</text:p>
      <text:p text:style-name="P153"/>
      <text:p text:style-name="P153"/>
      <text:p text:style-name="P153"/>
      <text:p text:style-name="P153"><text:soft-page-break/></text:p>
      <text:p text:style-name="P153"/>
      <text:p text:style-name="P153"/>
      <text:p text:style-name="P234">Modificar de usuario existente <text:span text:style-name="T190">autenticado</text:span>, <text:span text:style-name="T183">nombre de rol</text:span> de usuario con campo y valor sintácticamente correcto. <text:span text:style-name="T185">Para la modificación, se requiere obligatoriamente definir el ID del rol </text:span><text:span text:style-name="T186">del cual se modifica su nombre</text:span>:</text:p>
      <text:p text:style-name="P157"/>
      <text:p text:style-name="P157"/>
      <text:p text:style-name="P332"><text:span text:style-name="T66">Get previo a update con enpoints </text:span><text:span text:style-name="T67">http://localhost:8040/user/get/name/</text:span><text:span text:style-name="T71">rootmod</text:span><text:span text:style-name="T92">:</text:span></text:p>
      <text:p text:style-name="P286"/>
      <text:p text:style-name="P271">{"name":"rootmod", "date":"2021-07-05", "roles":[{"nameRole":"delete", "description":"permission for delete user", "date":"2021-07-05", "services":[]}, {"nameRole":"add", "description":"permission for add user", "date":"2021-07-05", "services":[]}, {"nameRole":"update", "description":"permission for update user", "date":"2021-07-05", "services":[]}]}</text:p>
      <text:p text:style-name="P271"/>
      <text:p text:style-name="P18"/>
      <text:p text:style-name="P259"/>
      <text:p text:style-name="P108"><text:span text:style-name="T148">Input para output </text:span><text:span text:style-name="T149">OK</text:span><text:span text:style-name="T148">:</text:span></text:p>
      <text:p text:style-name="P271"/>
      <text:p text:style-name="P8"/>
      <text:p text:style-name="P8">{</text:p>
      <text:p text:style-name="P26"><text:span text:style-name="T19">"name"</text:span>:<text:span text:style-name="T51">"rootmod"</text:span>,</text:p>
      <text:p text:style-name="P26"><text:span text:style-name="T19">"roles"</text:span>:[{<text:span text:style-name="T19">"nameRole"</text:span>:<text:span text:style-name="T51">"delete"</text:span>, <text:span text:style-name="T19">"description"</text:span>:<text:span text:style-name="T51">"permission for delete user"</text:span>, <text:span text:style-name="T19">"date"</text:span>:<text:span text:style-name="T51">"2021-07-05"</text:span>, <text:span text:style-name="T19">"services"</text:span>:[]}, {<text:span text:style-name="T19">"nameRole"</text:span>:<text:span text:style-name="T51">"addmod"</text:span>, <text:span text:style-name="T19">"description"</text:span>:<text:span text:style-name="T51">"permission for add user"</text:span>, <text:span text:style-name="T19">"date"</text:span>:<text:span text:style-name="T51">"2021-07-05"</text:span>, <text:span text:style-name="T19">"services"</text:span>:[]}, {<text:span text:style-name="T19">"nameRole"</text:span>:<text:span text:style-name="T51">"update"</text:span>, <text:span text:style-name="T19">"description"</text:span>:<text:span text:style-name="T51">"permission for update user"</text:span>, <text:span text:style-name="T19">"date"</text:span>:<text:span text:style-name="T51">"2021-07-05"</text:span>, <text:span text:style-name="T19">"services"</text:span>:[]}]</text:p>
      <text:p text:style-name="P26">}</text:p>
      <text:p text:style-name="P8"/>
      <text:p text:style-name="P26"/>
      <text:p text:style-name="P302">Se revoca el token en uso, y se devuelve nuevo token y token de refresco</text:p>
      <text:p text:style-name="P271"/>
      <text:p text:style-name="P108"><text:span text:style-name="T117">Get </text:span><text:span text:style-name="T119">posterior</text:span><text:span text:style-name="T117"> a update </text:span><text:span text:style-name="T129">con nuevo token y</text:span><text:span text:style-name="T117"> enpoints </text:span><text:a xlink:type="simple" xlink:href="http://localhost:8040/user/get/name/nameusermod" text:style-name="Internet_20_link" text:visited-style-name="Visited_20_Internet_20_Link"><text:span text:style-name="T116">http://localhost:8040/user/get/</text:span></text:a><text:span text:style-name="T128">rootmod</text:span><text:span text:style-name="T116">:</text:span></text:p>
      <text:p text:style-name="P271"/>
      <text:p text:style-name="P271">{"name":"rootmod", "date":"2021-07-05", "roles":[{"nameRole":"addmod", "description":"permission for add user", "date":"2021-07-06", "services":[]}, {"nameRole":"delete", "description":"permission for delete user", "date":"2021-07-05", "services":[]}, {"nameRole":"update", "description":"permission for update user", "date":"2021-07-05", "services":[]}]}</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66"><text:soft-page-break/></text:p>
      <text:p text:style-name="P233">Modificar de usuario existente <text:span text:style-name="T191">autenticado</text:span> <text:span text:style-name="T184">descripcion</text:span><text:span text:style-name="T183"> de rol</text:span> de usuario con campo y valor sintácticamente correcto. <text:span text:style-name="T185">Para la modificación, se requiere obligatoriamente definir el ID </text:span><text:span text:style-name="T186">o nombre</text:span><text:span text:style-name="T185"> del rol </text:span><text:span text:style-name="T186">del cual se modifica su descripcion</text:span>:</text:p>
      <text:p text:style-name="P153"/>
      <text:p text:style-name="P153"/>
      <text:p text:style-name="P153"/>
      <text:p text:style-name="P327"><text:span text:style-name="T66">Get previo a update con enpoints </text:span><text:span text:style-name="T67">http://localhost:8040/user/get/name/</text:span><text:span text:style-name="T68">nameuser</text:span><text:span text:style-name="T69">mod</text:span><text:span text:style-name="T92">:</text:span></text:p>
      <text:p text:style-name="P283"/>
      <text:p text:style-name="P258">{"name":"rootmod", "date":"2021-07-05", "roles":[{"nameRole":"delete", "description":"permission for delete user", "date":"2021-07-05", "services":[]}, {"nameRole":"add", "description":"permission for add user", "date":"2021-07-05", "services":[]}, {"nameRole":"update", "description":"permission for update user", "date":"2021-07-05", "services":[]}]}</text:p>
      <text:p text:style-name="P258"/>
      <text:p text:style-name="P251"/>
      <text:p text:style-name="P104"><text:span text:style-name="T148">Input para output </text:span><text:span text:style-name="T149">OK</text:span><text:span text:style-name="T148">:</text:span></text:p>
      <text:p text:style-name="P16"/>
      <text:p text:style-name="P9">{</text:p>
      <text:p text:style-name="P1"><text:span text:style-name="T19">"name"</text:span>:<text:span text:style-name="T51">"rootmod"</text:span>,</text:p>
      <text:p text:style-name="P1"><text:span text:style-name="T19">"roles"</text:span>:[{<text:span text:style-name="T19">"nameRole"</text:span>:<text:span text:style-name="T51">"delete"</text:span>, <text:span text:style-name="T19">"description"</text:span>:<text:span text:style-name="T51">"permission for delete user"</text:span>, <text:span text:style-name="T19">"date"</text:span>:<text:span text:style-name="T51">"2021-07-05"</text:span>, <text:span text:style-name="T19">"services"</text:span>:[]}, {<text:span text:style-name="T19">"nameRole"</text:span>:<text:span text:style-name="T51">"add"</text:span>, <text:span text:style-name="T19">"description"</text:span>:<text:span text:style-name="T51">"permission for add user mod"</text:span>, <text:span text:style-name="T19">"date"</text:span>:<text:span text:style-name="T51">"2021-07-05"</text:span>, <text:span text:style-name="T19">"services"</text:span>:[]}, {<text:span text:style-name="T19">"nameRole"</text:span>:<text:span text:style-name="T51">"update"</text:span>, <text:span text:style-name="T19">"description"</text:span>:<text:span text:style-name="T51">"permission for update user"</text:span>, <text:span text:style-name="T19">"date"</text:span>:<text:span text:style-name="T51">"2021-07-05"</text:span>, <text:span text:style-name="T19">"services"</text:span>:[]}]</text:p>
      <text:p text:style-name="P1">}</text:p>
      <text:p text:style-name="P28"/>
      <text:p text:style-name="P266"/>
      <text:p text:style-name="P104"><text:span text:style-name="T117">Get </text:span><text:span text:style-name="T119">posterior</text:span><text:span text:style-name="T117"> a update con enpoints </text:span><text:a xlink:type="simple" xlink:href="http://localhost:8040/user/get/name/nameusermod" text:style-name="Internet_20_link" text:visited-style-name="Visited_20_Internet_20_Link"><text:span text:style-name="T116">http://localhost:8040/user/get/name/</text:span></text:a><text:a xlink:type="simple" xlink:href="http://localhost:8040/user/get/name/nameusermod" text:style-name="Internet_20_link" text:visited-style-name="Visited_20_Internet_20_Link"><text:span text:style-name="T118">nameuser</text:span></text:a><text:a xlink:type="simple" xlink:href="http://localhost:8040/user/get/name/nameusermod" text:style-name="Internet_20_link" text:visited-style-name="Visited_20_Internet_20_Link"><text:span text:style-name="T119">mod</text:span></text:a><text:span text:style-name="T116">:</text:span></text:p>
      <text:p text:style-name="P153"/>
      <text:p text:style-name="P153">{"name":"rootmod", "date":"2021-07-05", "roles":[{"nameRole":"add", "description":"permission for add user mod", "date":"2021-07-04", "services":[]}, {"nameRole":"delete", "description":"permission for delete user", "date":"2021-07-04", "services":[]}, {"nameRole":"update", "description":"permission for update user", "date":"2021-07-04", "services":[]}]}</text:p>
      <text:p text:style-name="P153"/>
      <text:p text:style-name="P149"/>
      <text:p text:style-name="P165">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187">Y para editar los usuarios adheridos al rol en cuestion, se debe hacer peticion con enpoint de update rol</text:span></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87">OUTPUTS NOT OK:</text:p>
      <text:p text:style-name="P87"/>
      <text:p text:style-name="P235">Modificar de usuario existente <text:s/><text:span text:style-name="T177">(distinto al nombre de usuario autenticado por medio del cliente)</text:span>, nombre de usuario con campo y valor sintácticamente correcto:</text:p>
      <text:p text:style-name="P154"/>
      <text:p text:style-name="P330"><text:span text:style-name="T66">Get previo a update con enpoints </text:span><text:span text:style-name="T67">http://localhost:8040/user/get/name/</text:span><text:span text:style-name="T68">nameuser</text:span><text:span text:style-name="T92">:</text:span></text:p>
      <text:p text:style-name="P284"/>
      <text:p text:style-name="P252">{"name":"nameuser", "date":"2021-07-04", "roles":[{"name<text:span text:style-name="T195">Role</text:span>":"delete", "description":"permission for delete user", "date":"2021-07-04", "services":[]}, {"name<text:span text:style-name="T195">Role</text:span>":"update", "description":"permission for update user", "date":"2021-07-04", "services":[]}, {"name<text:span text:style-name="T195">Role</text:span>":"add", "description":"permission for add user", "date":"2021-07-04", "services":[]}]}</text:p>
      <text:p text:style-name="P252"/>
      <text:p text:style-name="P105"><text:span text:style-name="T148">Input para output </text:span><text:span text:style-name="T150">NOT </text:span><text:span text:style-name="T149">OK</text:span><text:span text:style-name="T148">:</text:span></text:p>
      <text:p text:style-name="P291"/>
      <text:p text:style-name="P298">{</text:p>
      <text:p text:style-name="P22"><text:span text:style-name="T19">"id"</text:span>:<text:span text:style-name="T178">4</text:span>,</text:p>
      <text:p text:style-name="P22"><text:span text:style-name="T19">"name"</text:span>:<text:span text:style-name="T51">"nameusermod"</text:span></text:p>
      <text:p text:style-name="P22">}</text:p>
      <text:p text:style-name="P291"/>
      <text:p text:style-name="P330"><text:span text:style-name="T154">Get p</text:span><text:span text:style-name="T155">osterior</text:span><text:span text:style-name="T154"> a update con enpoints </text:span><text:a xlink:type="simple" xlink:href="http://localhost:8040/user/get/name/nameuser" text:style-name="Internet_20_link" text:visited-style-name="Visited_20_Internet_20_Link"><text:span text:style-name="T158">http://localhost:8040/user/get/name/</text:span></text:a><text:a xlink:type="simple" xlink:href="http://localhost:8040/user/get/name/nameuser" text:style-name="Internet_20_link" text:visited-style-name="Visited_20_Internet_20_Link"><text:span text:style-name="T159">nameuser</text:span></text:a><text:span text:style-name="T94">:</text:span></text:p>
      <text:p text:style-name="P268"/>
      <text:p text:style-name="P268">{"error":"Not found-&gt;User name not found"}</text:p>
      <text:p text:style-name="P155"/>
      <text:p text:style-name="P236">Modificar de usuario existente <text:s/><text:span text:style-name="T177">(distinto al nombre de usuario autenticado por medio del cliente)</text:span>, <text:span text:style-name="T182">contraseña</text:span> de usuario con campo y valor sintácticamente correcto:</text:p>
      <text:p text:style-name="P254"/>
      <text:p text:style-name="P106"><text:span text:style-name="T148">Input para output </text:span><text:span text:style-name="T151">NOT </text:span><text:span text:style-name="T149">OK</text:span><text:span text:style-name="T148">: </text:span></text:p>
      <text:p text:style-name="P292"/>
      <text:p text:style-name="P299">{</text:p>
      <text:p text:style-name="P23"><text:span text:style-name="T19">"id"</text:span>:<text:span text:style-name="T178">4</text:span>,</text:p>
      <text:p text:style-name="P23"><text:span text:style-name="T19">"password"</text:span>:<text:span text:style-name="T51">"passusermod"</text:span></text:p>
      <text:p text:style-name="P23">}</text:p>
      <text:p text:style-name="P317"/>
      <text:p text:style-name="P320">&lt;Tener en cuenta que los endpoints ‘get’ no informan sobre la contraseña del usuario&gt;</text:p>
      <text:p text:style-name="P299"/>
      <text:p text:style-name="P115"><text:span text:style-name="T125">S</text:span><text:span text:style-name="T116">olicitar token (loguearse – iniciar sesión) </text:span><text:span text:style-name="T121">después de la modificación, </text:span><text:span text:style-name="T116">con el usuario y la nueva contraseña, y las credenciales del cliente adecuadas:</text:span></text:p>
      <text:p text:style-name="P276"/>
      <text:p text:style-name="P117"><text:span text:style-name="T116">Id de cliente: “</text:span><text:span text:style-name="T120">IdClient1</text:span><text:span text:style-name="T116">”, </text:span><text:span text:style-name="T130">c</text:span><text:span text:style-name="T116">ontraseña de cliente: “</text:span><text:span text:style-name="T120">passClient1</text:span><text:span text:style-name="T116">”, </text:span></text:p>
      <text:p text:style-name="P117"><text:span text:style-name="T130">n</text:span><text:span text:style-name="T116">ombre de usuario: “</text:span><text:span text:style-name="T120">nameusermod</text:span><text:span text:style-name="T116">”, </text:span><text:span text:style-name="T130">c</text:span><text:span text:style-name="T116">ontraseña de usuario anterior: </text:span><text:span text:style-name="T120">passuser</text:span></text:p>
      <text:p text:style-name="P276"/>
      <text:p text:style-name="P218"><text:span text:style-name="T137">Como el token y token de refresco </text:span><text:span text:style-name="T138">no</text:span><text:span text:style-name="T137"> es recibido, se corrobora </text:span><text:span text:style-name="T138">que la autenticación del usuario con la contraseña anterior, ya no es válida. Lo que el servidor le devuelve al cliente es:</text:span></text:p>
      <text:p text:style-name="P262"/>
      <text:p text:style-name="P264">{</text:p>
      <text:p text:style-name="P23"><text:span text:style-name="T19">"error"</text:span>: <text:span text:style-name="T51">"invalid_grant"</text:span>,</text:p>
      <text:p text:style-name="P23"><text:span text:style-name="T19">"error_description"</text:span>: <text:span text:style-name="T51">"Bad credentials"</text:span></text:p>
      <text:p text:style-name="P23"><text:soft-page-break/>}</text:p>
      <text:p text:style-name="P237">Modificar de usuario existente <text:span text:style-name="T188">autenticado</text:span>, nombre de usuario con campo y valor sintácticamente correcto:</text:p>
      <text:p text:style-name="P156"/>
      <text:p text:style-name="P331"><text:span text:style-name="T66">Get previo a update con enpoints </text:span><text:span text:style-name="T67">http://localhost:8040/user/get/name/</text:span><text:span text:style-name="T70">root</text:span><text:span text:style-name="T92">:</text:span></text:p>
      <text:p text:style-name="P285"/>
      <text:p text:style-name="P285">{"name":"root", "date":"2021-07-05", "roles":[{"name<text:span text:style-name="T194">Role</text:span>":"delete", "description":"permission for delete user", "date":"2021-07-05", "services":[]}, {"name<text:span text:style-name="T194">Role</text:span>":"add", "description":"permission for add user", "date":"2021-07-05", "services":[]}, {"name<text:span text:style-name="T194">Role</text:span>":"update", "description":"permission for update user", "date":"2021-07-05", "services":[]}]}</text:p>
      <text:p text:style-name="P253"/>
      <text:p text:style-name="P253"/>
      <text:p text:style-name="P107"><text:span text:style-name="T148">Input para output </text:span><text:span text:style-name="T151">NOT </text:span><text:span text:style-name="T149">OK</text:span><text:span text:style-name="T148">:</text:span></text:p>
      <text:p text:style-name="P293"/>
      <text:p text:style-name="P300">{</text:p>
      <text:p text:style-name="P24"><text:span text:style-name="T19">"id"</text:span>:<text:span text:style-name="T178">24</text:span>,</text:p>
      <text:p text:style-name="P24"><text:span text:style-name="T19">"name"</text:span>:<text:span text:style-name="T51">"rootmod"</text:span></text:p>
      <text:p text:style-name="P24">}</text:p>
      <text:p text:style-name="P24"/>
      <text:p text:style-name="P20">Se revoca el token en uso, y se devuelve nuevo token y token de refresco</text:p>
      <text:p text:style-name="P293"/>
      <text:p text:style-name="P293"/>
      <text:p text:style-name="P331"><text:span text:style-name="T154">Get p</text:span><text:span text:style-name="T155">osterior</text:span><text:span text:style-name="T154"> a update </text:span><text:span text:style-name="T156">con token revocado y</text:span><text:span text:style-name="T154"> enpoints </text:span><text:a xlink:type="simple" xlink:href="http://localhost:8040/user/get/name/root" text:style-name="Internet_20_link" text:visited-style-name="Visited_20_Internet_20_Link"><text:span text:style-name="T158">http://localhost:8040/user/get/name/</text:span></text:a><text:a xlink:type="simple" xlink:href="http://localhost:8040/user/get/name/root" text:style-name="Internet_20_link" text:visited-style-name="Visited_20_Internet_20_Link"><text:span text:style-name="T160">root</text:span></text:a><text:span text:style-name="T94">: </text:span></text:p>
      <text:p text:style-name="P269"/>
      <text:p text:style-name="P312">{</text:p>
      <text:p text:style-name="P24"><text:span text:style-name="T19">"error"</text:span>: <text:span text:style-name="T51">"invalid_token"</text:span>,</text:p>
      <text:p text:style-name="P24"><text:span text:style-name="T19">"error_description"</text:span>: <text:span text:style-name="T51">"Invalid access token: 668424880-1f33-4209-8cec-08bced5dd700"</text:span></text:p>
      <text:p text:style-name="P24">}</text:p>
      <text:p text:style-name="P24"/>
      <text:p text:style-name="P331"><text:span text:style-name="T154">Get p</text:span><text:span text:style-name="T155">osterior</text:span><text:span text:style-name="T154"> a update </text:span><text:span text:style-name="T156">con nuevo token y</text:span><text:span text:style-name="T154"> enpoints </text:span><text:a xlink:type="simple" xlink:href="http://localhost:8040/user/get/name/root" text:style-name="Internet_20_link" text:visited-style-name="Visited_20_Internet_20_Link"><text:span text:style-name="T158">http://localhost:8040/user/get/name/</text:span></text:a><text:a xlink:type="simple" xlink:href="http://localhost:8040/user/get/name/root" text:style-name="Internet_20_link" text:visited-style-name="Visited_20_Internet_20_Link"><text:span text:style-name="T160">root</text:span></text:a><text:span text:style-name="T94">: </text:span></text:p>
      <text:p text:style-name="P315"/>
      <text:p text:style-name="P315">{"error":"Not found-&gt;User name not found"}</text:p>
      <text:p text:style-name="P315"/>
      <text:p text:style-name="P245"><text:span text:style-name="T154">Get p</text:span><text:span text:style-name="T155">osterior</text:span><text:span text:style-name="T154"> a update </text:span><text:span text:style-name="T156">con </text:span><text:span text:style-name="T157">t</text:span><text:span text:style-name="T156">oken revocado y</text:span><text:span text:style-name="T154"> enpoints </text:span><text:a xlink:type="simple" xlink:href="http://localhost:8040/user/get/name/root" text:style-name="Internet_20_link" text:visited-style-name="Visited_20_Internet_20_Link"><text:span text:style-name="T158">http://localhost:8040/user/get/name/</text:span></text:a><text:a xlink:type="simple" xlink:href="http://localhost:8040/user/get/name/root" text:style-name="Internet_20_link" text:visited-style-name="Visited_20_Internet_20_Link"><text:span text:style-name="T160">root</text:span></text:a><text:span text:style-name="T161">mod</text:span><text:span text:style-name="T94">: </text:span></text:p>
      <text:p text:style-name="P269"/>
      <text:p text:style-name="P312">{</text:p>
      <text:p text:style-name="P24"><text:span text:style-name="T19">"error"</text:span>: <text:span text:style-name="T51">"invalid_token"</text:span>,</text:p>
      <text:p text:style-name="P24"><text:span text:style-name="T19">"error_description"</text:span>: <text:span text:style-name="T51">"Invalid access token: 668424880-1f33-4209-8cec-08bced5dd700"</text:span></text:p>
      <text:p text:style-name="P51">}</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37"><text:soft-page-break/>Modificar de usuario existente <text:span text:style-name="T189">autenticado</text:span>, <text:span text:style-name="T182">contraseña</text:span> de usuario con campo y valor sintácticamente correcto:</text:p>
      <text:p text:style-name="P156"/>
      <text:p text:style-name="P331"><text:span text:style-name="T47">Get previo a update con enpoints </text:span><text:span text:style-name="T48">http://localhost:8040/user/get/name/</text:span><text:span text:style-name="T49">root</text:span><text:span text:style-name="T93">:</text:span></text:p>
      <text:p text:style-name="P288"/>
      <text:p text:style-name="P288">{"name":"rootmod", "date":"2021-07-05", "roles":[{"name<text:span text:style-name="T194">Role</text:span>":"delete", "description":"permission for delete user", "date":"2021-07-05", "services":[]}, {"name<text:span text:style-name="T194">Role</text:span>":"add", "description":"permission for add user", "date":"2021-07-05", "services":[]}, {"name<text:span text:style-name="T194">Role</text:span>":"update", "description":"permission for update user", "date":"2021-07-05", "services":[]}]}</text:p>
      <text:p text:style-name="P260"/>
      <text:p text:style-name="P107"><text:span text:style-name="T148">Input para output </text:span><text:span text:style-name="T151">NOT </text:span><text:span text:style-name="T149">OK</text:span><text:span text:style-name="T148">: </text:span></text:p>
      <text:p text:style-name="P293"/>
      <text:p text:style-name="P300">{</text:p>
      <text:p text:style-name="P1"><text:span text:style-name="T19">"name"</text:span>:<text:span text:style-name="T51">"rootmod"</text:span>,</text:p>
      <text:p text:style-name="P1"><text:span text:style-name="T19">"password"</text:span>:<text:span text:style-name="T51">"passrootmod"</text:span></text:p>
      <text:p text:style-name="P1">}</text:p>
      <text:p text:style-name="P293"/>
      <text:p text:style-name="P293"/>
      <text:p text:style-name="P303">Se revoca el token en uso, y se devuelve nuevo token y token de refresco</text:p>
      <text:p text:style-name="P293"/>
      <text:p text:style-name="P331"><text:span text:style-name="T154">Get p</text:span><text:span text:style-name="T155">osterior</text:span><text:span text:style-name="T154"> a update </text:span><text:span text:style-name="T156">con token revocado y</text:span><text:span text:style-name="T154"> enpoints </text:span><text:a xlink:type="simple" xlink:href="http://localhost:8040/user/get/name/root" text:style-name="Internet_20_link" text:visited-style-name="Visited_20_Internet_20_Link"><text:span text:style-name="T158">http://localhost:8040/user/get/name/</text:span></text:a><text:a xlink:type="simple" xlink:href="http://localhost:8040/user/get/name/root" text:style-name="Internet_20_link" text:visited-style-name="Visited_20_Internet_20_Link"><text:span text:style-name="T160">root</text:span></text:a><text:span text:style-name="T162">mod</text:span><text:span text:style-name="T94">: </text:span></text:p>
      <text:p text:style-name="P269"/>
      <text:p text:style-name="P7">{</text:p>
      <text:p text:style-name="P24"><text:span text:style-name="T19">"error"</text:span>: <text:span text:style-name="T51">"invalid_token"</text:span>,</text:p>
      <text:p text:style-name="P24"><text:span text:style-name="T19">"error_description"</text:span>: <text:span text:style-name="T51">"Invalid access token: 54bdba5d-0dba-418b-8838-787c67308e87"</text:span></text:p>
      <text:p text:style-name="P24">}</text:p>
      <text:p text:style-name="P17"/>
      <text:p text:style-name="P318"/>
      <text:p text:style-name="P321">&lt;Tener en cuenta que los endpoints ‘get’ no informan sobre la contraseña del usuario&gt;</text:p>
      <text:p text:style-name="P300"/>
      <text:p text:style-name="P116"><text:span text:style-name="T126">S</text:span><text:span text:style-name="T116">olicitar token (loguearse – iniciar sesión) </text:span><text:span text:style-name="T121">después de la modificación,</text:span><text:span text:style-name="T116"> con el usuario y la contraseña anterior, <text:s/>y las credenciales del cliente adecuadas:</text:span></text:p>
      <text:p text:style-name="P277"/>
      <text:p text:style-name="P116"><text:span text:style-name="T116">Id de cliente: “</text:span><text:span text:style-name="T120">IdClient1</text:span><text:span text:style-name="T116">”</text:span></text:p>
      <text:p text:style-name="P116"><text:span text:style-name="T116">Contraseña de cliente: “</text:span><text:span text:style-name="T120">passClient1</text:span><text:span text:style-name="T116">”</text:span></text:p>
      <text:p text:style-name="P116"><text:span text:style-name="T116">Nombre de usuario: “</text:span><text:span text:style-name="T124">rootmod</text:span><text:span text:style-name="T116">”</text:span></text:p>
      <text:p text:style-name="P116"><text:span text:style-name="T116">Contraseña de usuario anterior: “</text:span><text:span text:style-name="T124">passroot”</text:span></text:p>
      <text:p text:style-name="P277"/>
      <text:p text:style-name="P219"><text:span text:style-name="T137">Como el token y token de refresco </text:span><text:span text:style-name="T138">no</text:span><text:span text:style-name="T137"> es recibido, se corrobora </text:span><text:span text:style-name="T138">que la autenticación del usuario con la contraseña anterior, ya no es válida. Lo que el servidor le devuelve al cliente es:</text:span></text:p>
      <text:p text:style-name="P263"/>
      <text:p text:style-name="P308">{</text:p>
      <text:p text:style-name="P24"><text:span text:style-name="T19">"error"</text:span>: <text:span text:style-name="T51">"invalid_grant"</text:span>,</text:p>
      <text:p text:style-name="P24"><text:span text:style-name="T19">"error_description"</text:span>: <text:span text:style-name="T51">"Bad credentials"</text:span></text:p>
      <text:p text:style-name="P51">}</text:p>
      <text:p text:style-name="P51"/>
      <text:p text:style-name="P51"/>
      <text:p text:style-name="P51"/>
      <text:p text:style-name="P51"/>
      <text:p text:style-name="P234"><text:soft-page-break/>Modificar de usuario existente <text:span text:style-name="T190">autenticado</text:span>, <text:span text:style-name="T183">nombre de rol</text:span> de usuario con campo y valor sintácticamente correcto. <text:span text:style-name="T185">Para la modificación, se requiere obligatoriamente definir el ID del rol </text:span><text:span text:style-name="T186">del cual se modifica su nombre</text:span>:</text:p>
      <text:p text:style-name="P157"/>
      <text:p text:style-name="P157"/>
      <text:p text:style-name="P332"><text:span text:style-name="T66">Get previo a update con enpoints </text:span><text:span text:style-name="T67">http://localhost:8040/user/get/name/</text:span><text:span text:style-name="T71">rootmod</text:span><text:span text:style-name="T92">:</text:span></text:p>
      <text:p text:style-name="P286"/>
      <text:p text:style-name="P271">{"name":"rootmod", "date":"2021-07-05", "roles":[{"nameRole":"delete", "description":"permission for delete user", "date":"2021-07-05", "services":[]}, {"nameRole":"add", "description":"permission for add user", "date":"2021-07-05", "services":[]}, {"nameRole":"update", "description":"permission for update user", "date":"2021-07-05", "services":[]}]}</text:p>
      <text:p text:style-name="P259"/>
      <text:p text:style-name="P108"><text:span text:style-name="T148">Input para output </text:span><text:span text:style-name="T152">NOT</text:span><text:span text:style-name="T148"> </text:span><text:span text:style-name="T149">OK</text:span><text:span text:style-name="T148">:</text:span></text:p>
      <text:p text:style-name="P18"/>
      <text:p text:style-name="P8">{</text:p>
      <text:p text:style-name="P26"><text:span text:style-name="T19">"name"</text:span>:<text:span text:style-name="T51">"rootmod"</text:span>,</text:p>
      <text:p text:style-name="P26"><text:span text:style-name="T19">"roles"</text:span>:[{<text:span text:style-name="T19">"nameRole"</text:span>:<text:span text:style-name="T51">"delete"</text:span>, <text:span text:style-name="T19">"description"</text:span>:<text:span text:style-name="T51">"permission for delete user"</text:span>, <text:span text:style-name="T19">"date"</text:span>:<text:span text:style-name="T51">"2021-07-05"</text:span>, <text:span text:style-name="T19">"services"</text:span>:[]}, {<text:span text:style-name="T19">"nameRole"</text:span>:<text:span text:style-name="T51">"addmod"</text:span>, <text:span text:style-name="T19">"description"</text:span>:<text:span text:style-name="T51">"permission for add user"</text:span>, <text:span text:style-name="T19">"date"</text:span>:<text:span text:style-name="T51">"2021-07-05"</text:span>, <text:span text:style-name="T19">"services"</text:span>:[]}, {<text:span text:style-name="T19">"nameRole"</text:span>:<text:span text:style-name="T51">"update"</text:span>, <text:span text:style-name="T19">"description"</text:span>:<text:span text:style-name="T51">"permission for update user"</text:span>, <text:span text:style-name="T19">"date"</text:span>:<text:span text:style-name="T51">"2021-07-05"</text:span>, <text:span text:style-name="T19">"services"</text:span>:[]}]</text:p>
      <text:p text:style-name="P26">}</text:p>
      <text:p text:style-name="P8"/>
      <text:p text:style-name="P302">Se revoca el token en uso, y se devuelve nuevo token y token de refresco</text:p>
      <text:p text:style-name="P271"/>
      <text:p text:style-name="P271"><text:span text:style-name="T203">Get </text:span><text:span text:style-name="T204">posterior</text:span><text:span text:style-name="T203"> a update </text:span><text:span text:style-name="T202">con token </text:span><text:span text:style-name="T205">revocado</text:span><text:span text:style-name="T202"> y</text:span><text:span text:style-name="T203"> enpoints </text:span><text:a xlink:type="simple" xlink:href="http://localhost:8040/user/get/name/nameusermod" text:style-name="Internet_20_link" text:visited-style-name="Visited_20_Internet_20_Link">http://localhost:8040/user/get/</text:a><text:span text:style-name="T193">rootmod</text:span>:</text:p>
      <text:p text:style-name="P270"/>
      <text:p text:style-name="P313">{</text:p>
      <text:p text:style-name="P1"><text:span text:style-name="T19">"error"</text:span>: <text:span text:style-name="T51">"invalid_token"</text:span>,</text:p>
      <text:p text:style-name="P1"><text:span text:style-name="T19">"error_description"</text:span>: <text:span text:style-name="T51">"Invalid access token: 6b76319b-fa92-463e-8b49-7d14dd780ae9"</text:span></text:p>
      <text:p text:style-name="P1">}</text:p>
      <text:p text:style-name="P160"/>
      <text:p text:style-name="P238">Modificar usuario inexistente:</text:p>
      <text:p text:style-name="P161"/>
      <text:p text:style-name="P162"><text:span text:style-name="T206">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31">:</text:span></text:p>
      <text:p text:style-name="P278"/>
      <text:p text:style-name="P278">{"error":"Not found-&gt;User name not found"}</text:p>
      <text:p text:style-name="P160"/>
      <text:p text:style-name="P109"><text:span text:style-name="T148">Input para output </text:span><text:span text:style-name="T152">NOT</text:span><text:span text:style-name="T148"> </text:span><text:span text:style-name="T149">OK</text:span></text:p>
      <text:p text:style-name="P304"/>
      <text:p text:style-name="P306">{</text:p>
      <text:p text:style-name="P1"><text:span text:style-name="T19">"name"</text:span>:<text:span text:style-name="T51">"newroot"</text:span>,</text:p>
      <text:p text:style-name="P1"><text:span text:style-name="T19">"roles"</text:span>:[{<text:span text:style-name="T19">"nameRole"</text:span>:<text:span text:style-name="T51">"delete"</text:span>, <text:span text:style-name="T19">"description"</text:span>:<text:span text:style-name="T51">"permission for delete user"</text:span>, <text:span text:style-name="T19">"date"</text:span>:<text:span text:style-name="T51">"2021-07-05"</text:span>, <text:span text:style-name="T19">"services"</text:span>:[]}, {<text:span text:style-name="T19">"nameRole"</text:span>:<text:span text:style-name="T51">"add"</text:span>, <text:span text:style-name="T19">"description"</text:span>:<text:span text:style-name="T51">"permission for add user"</text:span>, <text:span text:style-name="T19">"date"</text:span>:<text:span text:style-name="T51">"2021-07-05"</text:span>, <text:span text:style-name="T19">"services"</text:span>:[]}, {<text:span text:style-name="T19">"nameRole"</text:span>:<text:span text:style-name="T51">"update"</text:span>, <text:span text:style-name="T19">"description"</text:span>:<text:span text:style-name="T51">"permission for update user"</text:span>, <text:span text:style-name="T19">"date"</text:span>:<text:span text:style-name="T51">"2021-07-05"</text:span>, <text:span text:style-name="T19">"services"</text:span>:[]}]</text:p>
      <text:p text:style-name="P1">}</text:p>
      <text:p text:style-name="P306"/>
      <text:p text:style-name="P110"><text:span text:style-name="T153">O</text:span><text:span text:style-name="T149">utput </text:span><text:span text:style-name="T152">NOT</text:span><text:span text:style-name="T149"> OK</text:span></text:p>
      <text:p text:style-name="P304"/>
      <text:p text:style-name="P160">{"error":"User not found-&gt;Null or incorrect ID user"}</text:p>
      <text:p text:style-name="P160"/>
      <text:p text:style-name="P227"><text:soft-page-break/><text:span text:style-name="T239">Modificar de un usuario existente,</text:span> el campo id mal definido sintácticamente <text:span text:style-name="T210">o <text:s/>semánticamente</text:span>:</text:p>
      <text:p text:style-name="P136"/>
      <text:list xml:id="list3462635711" text:style-name="L3">
        <text:list-item>
          <text:p text:style-name="P373"/>
        </text:list-item>
      </text:list>
      <text:p text:style-name="P83"/>
      <text:p text:style-name="P38"><text:span text:style-name="T163">Input para output </text:span><text:span text:style-name="T165">NOT</text:span><text:span text:style-name="T163"> </text:span><text:span text:style-name="T164">OK</text:span></text:p>
      <text:p text:style-name="P48"><text:tab/>{</text:p>
      <text:p text:style-name="P27"><text:tab/>id:<text:span text:style-name="T178">24</text:span>,</text:p>
      <text:p text:style-name="P27"><text:span text:style-name="T19"><text:tab/>"name"</text:span>:<text:span text:style-name="T51">"rootmod"</text:span>,</text:p>
      <text:p text:style-name="P30"><text:span text:style-name="T19"><text:tab/>"roles"</text:span>:[{<text:span text:style-name="T19">"nameRole"</text:span>:<text:span text:style-name="T51">"delete"</text:span>, <text:span text:style-name="T19">"description"</text:span>:<text:span text:style-name="T51">"permission for delete user"</text:span>, <text:span text:style-name="T19">"date"</text:span>:<text:span text:style-name="T51">"2021-07-<text:tab/><text:tab/>05"</text:span>, <text:span text:style-name="T19">"services"</text:span>:[]}, {<text:span text:style-name="T19">"nameRole"</text:span>:<text:span text:style-name="T51">"add"</text:span>, <text:span text:style-name="T19">"description"</text:span>:<text:span text:style-name="T51">"permission for add user"</text:span>, <text:tab/><text:tab/><text:span text:style-name="T19">"date"</text:span>:<text:span text:style-name="T51">"2021-07-05"</text:span>, <text:span text:style-name="T19">"services"</text:span>:[]}, {<text:span text:style-name="T19">"nameRole"</text:span>:<text:span text:style-name="T51">"update"</text:span>, <text:tab/><text:tab/><text:tab/><text:tab/></text:p>
      <text:p text:style-name="P30"><text:span text:style-name="T19"><text:tab/><text:tab/>"description"</text:span>:<text:span text:style-name="T51">"permission for update user"</text:span>, <text:span text:style-name="T19">"date"</text:span>:<text:span text:style-name="T51">"2021-07-05"</text:span>, <text:span text:style-name="T19">"services"</text:span>:[]}]</text:p>
      <text:p text:style-name="P27"><text:tab/>}</text:p>
      <text:p text:style-name="P82"/>
      <text:p text:style-name="P38"><text:span text:style-name="T166">O</text:span><text:span text:style-name="T163">utput </text:span><text:span text:style-name="T165">NOT</text:span><text:span text:style-name="T163"> </text:span><text:span text:style-name="T164">OK</text:span></text:p>
      <text:p text:style-name="P82"/>
      <text:p text:style-name="P48"><text:tab/>{</text:p>
      <text:p text:style-name="P27"><text:span text:style-name="T19"><text:tab/>"timestamp"</text:span>: <text:span text:style-name="T51">"2021-07-06T19:01:42.105+00:00"</text:span>,</text:p>
      <text:p text:style-name="P27"><text:span text:style-name="T19"><text:tab/>"status"</text:span>: <text:span text:style-name="T178">400</text:span>,</text:p>
      <text:p text:style-name="P27"><text:span text:style-name="T19"><text:tab/>"error"</text:span>: <text:span text:style-name="T51">"Bad Request"</text:span>,</text:p>
      <text:p text:style-name="P27"><text:span text:style-name="T19"><text:tab/>"path"</text:span>: <text:span text:style-name="T51">"/user/update"</text:span></text:p>
      <text:p text:style-name="P56"><text:tab/>}</text:p>
      <text:p text:style-name="P83"/>
      <text:list xml:id="list120308721237991" text:continue-numbering="true" text:style-name="L3">
        <text:list-item>
          <text:p text:style-name="P373"/>
        </text:list-item>
      </text:list>
      <text:p text:style-name="P83"/>
      <text:p text:style-name="P39"><text:span text:style-name="T163">Input para output </text:span><text:span text:style-name="T165">NOT</text:span><text:span text:style-name="T163"> </text:span><text:span text:style-name="T164">OK</text:span></text:p>
      <text:p text:style-name="P56"><text:tab/>{</text:p>
      <text:p text:style-name="P336"><text:tab/>"id:24,</text:p>
      <text:p text:style-name="P1"><text:span text:style-name="T19"><text:tab/>"</text:span>name<text:span text:style-name="T19">":"</text:span>rootmod<text:span text:style-name="T19">",</text:span></text:p>
      <text:p text:style-name="P1"><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text:span text:style-name="T19">", <text:tab/><text:tab/>"</text:span>date<text:span text:style-name="T19">":"</text:span><text:span text:style-name="T178">2021-07-05</text:span><text:span text:style-name="T19">", "</text:span>services<text:span text:style-name="T19">":[]}, {"</text:span>nameRole<text:span text:style-name="T19">":"</text:span>update<text:span text:style-name="T19">", <text:tab/><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6"><text:tab/>}</text:p>
      <text:p text:style-name="P83"/>
      <text:p text:style-name="P39"><text:span text:style-name="T167">O</text:span><text:span text:style-name="T163">utput </text:span><text:span text:style-name="T165">NOT</text:span><text:span text:style-name="T163"> </text:span><text:span text:style-name="T164">OK</text:span></text:p>
      <text:p text:style-name="P83"/>
      <text:p text:style-name="P56"><text:tab/>{</text:p>
      <text:p text:style-name="P1"><text:span text:style-name="T19"><text:tab/>"timestamp"</text:span>: <text:span text:style-name="T51">"2021-07-06T19:05:44.350+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83"/>
      <text:p text:style-name="P83"/>
      <text:p text:style-name="P83"/>
      <text:p text:style-name="P83"/>
      <text:p text:style-name="P83"/>
      <text:p text:style-name="P83"><text:soft-page-break/></text:p>
      <text:list xml:id="list120307701259054" text:continue-numbering="true" text:style-name="L3">
        <text:list-item>
          <text:p text:style-name="P373"/>
        </text:list-item>
      </text:list>
      <text:p text:style-name="P83"/>
      <text:p text:style-name="P39"><text:span text:style-name="T163">Input para output </text:span><text:span text:style-name="T165">NOT</text:span><text:span text:style-name="T163"> </text:span><text:span text:style-name="T164">OK</text:span></text:p>
      <text:p text:style-name="P56"/>
      <text:p text:style-name="P56"><text:tab/>{</text:p>
      <text:p text:style-name="P1"><text:span text:style-name="T19"><text:tab/>"idd"</text:span>:<text:span text:style-name="T178">24</text:span>,</text:p>
      <text:p text:style-name="P1"><text:span text:style-name="T19"><text:tab/>"roles"</text:span>:[{<text:span text:style-name="T19">"nameRole"</text:span>:<text:span text:style-name="T51">"delete"</text:span>, <text:span text:style-name="T19">"description"</text:span>:<text:span text:style-name="T51">"permission for delete user"</text:span>, <text:span text:style-name="T19">"date"</text:span>:<text:span text:style-name="T51">"2021-07-<text:tab/><text:tab/>05"</text:span>, <text:span text:style-name="T19">"services"</text:span>:[]}, {<text:span text:style-name="T19">"nameRole"</text:span>:<text:span text:style-name="T51">"add"</text:span>, <text:span text:style-name="T19">"description"</text:span>:<text:span text:style-name="T51">"permission for add user"</text:span>, <text:tab/><text:tab/><text:span text:style-name="T19">"date"</text:span>:<text:span text:style-name="T51">"2021-07-05"</text:span>, <text:span text:style-name="T19">"services"</text:span>:[]}, {<text:span text:style-name="T19">"nameRole"</text:span>:<text:span text:style-name="T51">"update"</text:span>, <text:tab/><text:tab/><text:tab/><text:tab/><text:tab/><text:span text:style-name="T19">"description"</text:span>:<text:span text:style-name="T51">"permission for update user"</text:span>, <text:span text:style-name="T19">"date"</text:span>:<text:span text:style-name="T51">"2021-07-05"</text:span>, <text:span text:style-name="T19">"services"</text:span>:[]}]</text:p>
      <text:p text:style-name="P1"><text:tab/>}</text:p>
      <text:p text:style-name="P83"/>
      <text:p text:style-name="P39"><text:span text:style-name="T167">O</text:span><text:span text:style-name="T163">utput </text:span><text:span text:style-name="T165">NOT</text:span><text:span text:style-name="T163"> </text:span><text:span text:style-name="T164">OK</text:span></text:p>
      <text:p text:style-name="P83"/>
      <text:p text:style-name="P56"><text:tab/>{"error":"insuficient information"}</text:p>
      <text:p text:style-name="P83"/>
      <text:list xml:id="list120309408598187" text:continue-numbering="true" text:style-name="L3">
        <text:list-item>
          <text:p text:style-name="P357"><text:span text:style-name="T211">Al p</text:span>oner nombre o etiqueta de campo id <text:span text:style-name="T211">de usuario,</text:span> bien definido sintácticamente y mal definido semánticamente (nombre que no es el definido en la API) <text:span text:style-name="T211">pero bien definido sintáctica y semánticamente el nombre del usuario, no se espera error. Se busca el usuario por su nombre y el campo id mal definido es omitido para el servidor</text:span></text:p>
        </text:list-item>
      </text:list>
      <text:p text:style-name="P136"/>
      <text:p text:style-name="P136"/>
      <text:p text:style-name="P227"><text:span text:style-name="T239">Modificar de un usuario existente,</text:span> el <text:span text:style-name="T7">valor del </text:span>campo id mal definido sintáctica <text:span text:style-name="T213">y/</text:span><text:span text:style-name="T212">o semanticamente incorrecto</text:span>:</text:p>
      <text:p text:style-name="P136"/>
      <text:list xml:id="list1697204077" text:style-name="L4">
        <text:list-item>
          <text:p text:style-name="P404"/>
        </text:list-item>
      </text:list>
      <text:p text:style-name="P166"/>
      <text:p text:style-name="P40"><text:span text:style-name="T163">Input para output </text:span><text:span text:style-name="T165">NOT</text:span><text:span text:style-name="T163"> </text:span><text:span text:style-name="T164">OK</text:span></text:p>
      <text:p text:style-name="P305"/>
      <text:p text:style-name="P307"><text:tab/>{</text:p>
      <text:p text:style-name="P2"><text:span text:style-name="T19"><text:tab/>"id"</text:span>:<text:span text:style-name="T51">"24,</text:span></text:p>
      <text:p text:style-name="P2"><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text:span text:style-name="T19">", <text:tab/><text:tab/>"</text:span>date<text:span text:style-name="T19">":"</text:span><text:span text:style-name="T178">2021-07-05</text:span><text:span text:style-name="T19">", "</text:span>services<text:span text:style-name="T19">":[]}, {"</text:span>nameRole<text:span text:style-name="T19">":"</text:span>update<text:span text:style-name="T19">", <text:tab/><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7"><text:tab/>}</text:p>
      <text:p text:style-name="P305"/>
      <text:p text:style-name="P40"><text:span text:style-name="T168">O</text:span><text:span text:style-name="T164">utput </text:span><text:span text:style-name="T165">NOT</text:span><text:span text:style-name="T164"> OK</text:span></text:p>
      <text:p text:style-name="P166"/>
      <text:p text:style-name="P166"/>
      <text:p text:style-name="P52"><text:tab/>{</text:p>
      <text:p text:style-name="P1"><text:span text:style-name="T19"><text:tab/>"timestamp"</text:span>: <text:span text:style-name="T51">"2021-07-06T19:29:03.718+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166"/>
      <text:p text:style-name="P166"/>
      <text:p text:style-name="P166"/>
      <text:p text:style-name="P166"/>
      <text:list xml:id="list120308953113093" text:continue-numbering="true" text:style-name="L4">
        <text:list-item>
          <text:p text:style-name="P404"><text:soft-page-break/></text:p>
        </text:list-item>
      </text:list>
      <text:p text:style-name="P40"><text:span text:style-name="T163">Input para output </text:span><text:span text:style-name="T165">NOT</text:span><text:span text:style-name="T163"> </text:span><text:span text:style-name="T164">OK</text:span></text:p>
      <text:p text:style-name="P305"/>
      <text:p text:style-name="P307"><text:tab/>{</text:p>
      <text:p text:style-name="P2"><text:span text:style-name="T19"><text:tab/>"id"</text:span>:<text:span text:style-name="T51">"100"</text:span>,</text:p>
      <text:p text:style-name="P2"><text:span text:style-name="T19"><text:tab/>"roles"</text:span>:[{<text:span text:style-name="T19">"nameRole"</text:span>:<text:span text:style-name="T51">"delete"</text:span>, <text:span text:style-name="T19">"description"</text:span>:<text:span text:style-name="T51">"permission for delete user"</text:span>, <text:span text:style-name="T19">"date"</text:span>:<text:span text:style-name="T51">"2021-07-<text:tab/><text:tab/>05"</text:span>, <text:span text:style-name="T19">"services"</text:span>:[]}, {<text:span text:style-name="T19">"nameRole"</text:span>:<text:span text:style-name="T51">"add"</text:span>, <text:span text:style-name="T19">"description"</text:span>:<text:span text:style-name="T51">"permission for add user"</text:span>, <text:tab/><text:tab/><text:span text:style-name="T19">"date"</text:span>:<text:span text:style-name="T51">"2021-07-05"</text:span>, <text:span text:style-name="T19">"services"</text:span>:[]}, {<text:span text:style-name="T19">"nameRole"</text:span>:<text:span text:style-name="T51">"update"</text:span>, <text:tab/><text:tab/><text:tab/><text:tab/><text:tab/><text:span text:style-name="T19">"description"</text:span>:<text:span text:style-name="T51">"permission for update user"</text:span>, <text:span text:style-name="T19">"date"</text:span>:<text:span text:style-name="T51">"2021-07-05"</text:span>, <text:span text:style-name="T19">"services"</text:span>:[]}]</text:p>
      <text:p text:style-name="P2"><text:tab/>}</text:p>
      <text:p text:style-name="P307"/>
      <text:p text:style-name="P305"/>
      <text:p text:style-name="P40"><text:span text:style-name="T168">O</text:span><text:span text:style-name="T164">utput </text:span><text:span text:style-name="T165">NOT</text:span><text:span text:style-name="T164"> OK</text:span></text:p>
      <text:p text:style-name="P166"/>
      <text:p text:style-name="P166"><text:tab/>{"error":"User not found-&gt;Null or incorrect ID user"}</text:p>
      <text:p text:style-name="P166"/>
      <text:list xml:id="list120309366135681" text:continue-numbering="true" text:style-name="L4">
        <text:list-item>
          <text:p text:style-name="P404"/>
        </text:list-item>
      </text:list>
      <text:p text:style-name="P166"/>
      <text:p text:style-name="P40"><text:span text:style-name="T163">Input para output </text:span><text:span text:style-name="T165">NOT</text:span><text:span text:style-name="T163"> </text:span><text:span text:style-name="T164">OK</text:span></text:p>
      <text:p text:style-name="P307"/>
      <text:p text:style-name="P307"><text:tab/>{</text:p>
      <text:p text:style-name="P2"><text:span text:style-name="T19"><text:tab/>"id"</text:span>:<text:span text:style-name="T51">"cien"</text:span>,</text:p>
      <text:p text:style-name="P2"><text:span text:style-name="T19"><text:tab/>"roles"</text:span>:[{<text:span text:style-name="T19">"nameRole"</text:span>:<text:span text:style-name="T51">"delete"</text:span>, <text:span text:style-name="T19">"description"</text:span>:<text:span text:style-name="T51">"permission for delete user"</text:span>, <text:span text:style-name="T19">"date"</text:span>:<text:span text:style-name="T51">"2021-07-<text:tab/><text:tab/>05"</text:span>, <text:span text:style-name="T19">"services"</text:span>:[]}, {<text:span text:style-name="T19">"nameRole"</text:span>:<text:span text:style-name="T51">"add"</text:span>, <text:span text:style-name="T19">"description"</text:span>:<text:span text:style-name="T51">"permission for add user"</text:span>, <text:tab/><text:tab/><text:span text:style-name="T19">"date"</text:span>:<text:span text:style-name="T51">"2021-07-05"</text:span>, <text:span text:style-name="T19">"services"</text:span>:[]}, {<text:span text:style-name="T19">"nameRole"</text:span>:<text:span text:style-name="T51">"update"</text:span>, <text:tab/><text:tab/><text:tab/><text:tab/><text:tab/><text:span text:style-name="T19">"description"</text:span>:<text:span text:style-name="T51">"permission for update user"</text:span>, <text:span text:style-name="T19">"date"</text:span>:<text:span text:style-name="T51">"2021-07-05"</text:span>, <text:span text:style-name="T19">"services"</text:span>:[]}]</text:p>
      <text:p text:style-name="P2"><text:tab/>}</text:p>
      <text:p text:style-name="P307"/>
      <text:p text:style-name="P305"/>
      <text:p text:style-name="P40"><text:span text:style-name="T168">O</text:span><text:span text:style-name="T164">utput </text:span><text:span text:style-name="T165">NOT</text:span><text:span text:style-name="T164"> OK</text:span></text:p>
      <text:p text:style-name="P52"><text:tab/>{</text:p>
      <text:p text:style-name="P1"><text:span text:style-name="T19"><text:tab/>"timestamp"</text:span>: <text:span text:style-name="T51">"2021-07-06T19:33:14.225+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166"/>
      <text:p text:style-name="P166"/>
      <text:list xml:id="list120308199452874" text:continue-numbering="true" text:style-name="L4">
        <text:list-item>
          <text:p text:style-name="P358"><text:span text:style-name="T169">Al p</text:span><text:span text:style-name="T163">oner </text:span><text:span text:style-name="T170">el valor del</text:span><text:span text:style-name="T163"> nombre o etiqueta de campo id </text:span><text:span text:style-name="T169">de usuario,</text:span><text:span text:style-name="T163"> bien definido sintácticamente y mal definido semánticamente </text:span><text:span text:style-name="T171">(es decir id inexistente en base de datos)</text:span><text:span text:style-name="T163">, </text:span><text:span text:style-name="T169">pero bien definido sintáctica y semánticamente el nombre del usuario, no se espera error. Se busca el usuario por su nombre y el </text:span><text:span text:style-name="T170">valor del </text:span><text:span text:style-name="T169">campo id mal definido es omitido para el servidor</text:span></text:p>
        </text:list-item>
      </text:list>
      <text:p text:style-name="P305"/>
      <text:p text:style-name="P136"/>
      <text:p text:style-name="P136"/>
      <text:p text:style-name="P136"/>
      <text:p text:style-name="P136"/>
      <text:p text:style-name="P136"/>
      <text:p text:style-name="P136"/>
      <text:p text:style-name="P136"/>
      <text:p text:style-name="P136"/>
      <text:p text:style-name="P228"><text:soft-page-break/><text:span text:style-name="T239">Modificar de un usuario existente,</text:span> el campo <text:span text:style-name="T8">nombre</text:span> mal definido sintáctica <text:span text:style-name="T215">o semánticamente</text:span>:</text:p>
      <text:p text:style-name="P136"/>
      <text:p text:style-name="P119"/>
      <text:list xml:id="list2826262726" text:style-name="L5">
        <text:list-item>
          <text:p text:style-name="P394"/>
        </text:list-item>
      </text:list>
      <text:p text:style-name="P120"/>
      <text:p text:style-name="P122">Input para output NOT OK</text:p>
      <text:p text:style-name="P122"/>
      <text:p text:style-name="P53"><text:tab/>{</text:p>
      <text:p text:style-name="P2"><text:span text:style-name="T19"><text:tab/>"name:"</text:span>rootmod<text:span text:style-name="T19">",</text:span></text:p>
      <text:p text:style-name="P2"><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text:span text:style-name="T19">", <text:tab/><text:tab/>"</text:span>date<text:span text:style-name="T19">":"</text:span><text:span text:style-name="T178">2021-07-05</text:span><text:span text:style-name="T19">", "</text:span>services<text:span text:style-name="T19">":[]}, {"</text:span>nameRole<text:span text:style-name="T19">":"</text:span>update<text:span text:style-name="T19">", <text:tab/><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7"><text:tab/>}</text:p>
      <text:p text:style-name="P167"/>
      <text:p text:style-name="P122"/>
      <text:p text:style-name="P122">Output NOT OK</text:p>
      <text:p text:style-name="P122"/>
      <text:p text:style-name="P41"><text:tab/>{</text:p>
      <text:p text:style-name="P1"><text:span text:style-name="T19"><text:tab/>"timestamp"</text:span>: <text:span text:style-name="T51">"2021-07-06T19:48:40.797+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120"/>
      <text:p text:style-name="P120"/>
      <text:list xml:id="list120309279757794" text:continue-numbering="true" text:style-name="L5">
        <text:list-item>
          <text:p text:style-name="P395"/>
        </text:list-item>
      </text:list>
      <text:p text:style-name="P120"/>
      <text:p text:style-name="P123">Input para output NOT OK</text:p>
      <text:p text:style-name="P121"/>
      <text:p text:style-name="P42"><text:tab/>{</text:p>
      <text:p text:style-name="P2"><text:tab/>name:<text:span text:style-name="T51">"rootmod"</text:span>,</text:p>
      <text:p text:style-name="P2"><text:span text:style-name="T19"><text:tab/>"roles"</text:span>:[{<text:span text:style-name="T19">"nameRole"</text:span>:<text:span text:style-name="T51">"delete"</text:span>, <text:span text:style-name="T19">"description"</text:span>:<text:span text:style-name="T51">"permission for delete user"</text:span>, <text:span text:style-name="T19">"date"</text:span>:<text:span text:style-name="T51">"2021-07-<text:tab/><text:tab/>05"</text:span>, <text:span text:style-name="T19">"services"</text:span>:[]}, {<text:span text:style-name="T19">"nameRole"</text:span>:<text:span text:style-name="T51">"add"</text:span>, <text:span text:style-name="T19">"description"</text:span>:<text:span text:style-name="T51">"permission for add user"</text:span>, <text:tab/><text:tab/><text:span text:style-name="T19">"date"</text:span>:<text:span text:style-name="T51">"2021-07-05"</text:span>, <text:span text:style-name="T19">"services"</text:span>:[]}, {<text:span text:style-name="T19">"nameRole"</text:span>:<text:span text:style-name="T51">"update"</text:span>, <text:tab/><text:tab/><text:tab/><text:tab/><text:tab/><text:span text:style-name="T19">"description"</text:span>:<text:span text:style-name="T51">"permission for update user"</text:span>, <text:span text:style-name="T19">"date"</text:span>:<text:span text:style-name="T51">"2021-07-05"</text:span>, <text:span text:style-name="T19">"services"</text:span>:[]}]</text:p>
      <text:p text:style-name="P2"><text:tab/>}</text:p>
      <text:p text:style-name="P123"/>
      <text:p text:style-name="P123">Output NOT OK</text:p>
      <text:p text:style-name="P121"/>
      <text:p text:style-name="P42"><text:tab/>{</text:p>
      <text:p text:style-name="P2"><text:span text:style-name="T19"><text:tab/>"timestamp"</text:span>: <text:span text:style-name="T51">"2021-07-06T19:48:40.797+00:00"</text:span>,</text:p>
      <text:p text:style-name="P2"><text:span text:style-name="T19"><text:tab/>"status"</text:span>: <text:span text:style-name="T178">400</text:span>,</text:p>
      <text:p text:style-name="P2"><text:span text:style-name="T19"><text:tab/>"error"</text:span>: <text:span text:style-name="T51">"Bad Request"</text:span>,</text:p>
      <text:p text:style-name="P2"><text:span text:style-name="T19"><text:tab/>"path"</text:span>: <text:span text:style-name="T51">"/user/update"</text:span></text:p>
      <text:p text:style-name="P2"><text:tab/>}</text:p>
      <text:p text:style-name="P123"/>
      <text:p text:style-name="P123"/>
      <text:p text:style-name="P123"/>
      <text:p text:style-name="P123"/>
      <text:p text:style-name="P123"/>
      <text:p text:style-name="P123"><text:soft-page-break/></text:p>
      <text:list xml:id="list120308004422775" text:continue-numbering="true" text:style-name="L5">
        <text:list-item>
          <text:p text:style-name="P395"/>
        </text:list-item>
      </text:list>
      <text:p text:style-name="P120"/>
      <text:p text:style-name="P123">Input para output NOT OK</text:p>
      <text:p text:style-name="P123"/>
      <text:p text:style-name="P42"><text:tab/>{</text:p>
      <text:p text:style-name="P2"><text:span text:style-name="T19"><text:tab/>"1name"</text:span>:<text:span text:style-name="T51">"rootmod"</text:span>,</text:p>
      <text:p text:style-name="P2"><text:span text:style-name="T19"><text:tab/>"roles"</text:span>:[{<text:span text:style-name="T19">"nameRole"</text:span>:<text:span text:style-name="T51">"delete"</text:span>, <text:span text:style-name="T19">"description"</text:span>:<text:span text:style-name="T51">"permission for delete user"</text:span>, <text:span text:style-name="T19">"date"</text:span>:<text:span text:style-name="T51">"2021-07-<text:tab/><text:tab/>05"</text:span>, <text:span text:style-name="T19">"services"</text:span>:[]}, {<text:span text:style-name="T19">"nameRole"</text:span>:<text:span text:style-name="T51">"add"</text:span>, <text:span text:style-name="T19">"description"</text:span>:<text:span text:style-name="T51">"permission for add user"</text:span>, <text:tab/><text:tab/><text:span text:style-name="T19">"date"</text:span>:<text:span text:style-name="T51">"2021-07-05"</text:span>, <text:span text:style-name="T19">"services"</text:span>:[]}, {<text:span text:style-name="T19">"nameRole"</text:span>:<text:span text:style-name="T51">"update"</text:span>, <text:tab/><text:tab/><text:tab/><text:tab/><text:tab/><text:span text:style-name="T19">"description"</text:span>:<text:span text:style-name="T51">"permission for update user"</text:span>, <text:span text:style-name="T19">"date"</text:span>:<text:span text:style-name="T51">"2021-07-05"</text:span>, <text:span text:style-name="T19">"services"</text:span>:[]}]</text:p>
      <text:p text:style-name="P2"><text:tab/>}</text:p>
      <text:p text:style-name="P123"/>
      <text:p text:style-name="P123"/>
      <text:p text:style-name="P123">Output NOT OK</text:p>
      <text:p text:style-name="P123"/>
      <text:p text:style-name="P123">{"error":"insuficient information"}</text:p>
      <text:p text:style-name="P123"/>
      <text:p text:style-name="P123"/>
      <text:list xml:id="list120308347451025" text:continue-numbering="true" text:style-name="L5">
        <text:list-item>
          <text:p text:style-name="P359"><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19"/>
      <text:p text:style-name="P118"/>
      <text:p text:style-name="P228"><text:span text:style-name="T239">Modificar de un usuario existente,</text:span> el <text:span text:style-name="T7">valor del </text:span>campo <text:span text:style-name="T8">nombre</text:span> mal definido sintáctica <text:span text:style-name="T214">o semánticamente</text:span>:</text:p>
      <text:p text:style-name="P137"/>
      <text:p text:style-name="P137"/>
      <text:list xml:id="list2134231310" text:style-name="L6">
        <text:list-item>
          <text:p text:style-name="P405"/>
        </text:list-item>
      </text:list>
      <text:p text:style-name="P169"/>
      <text:p text:style-name="P170">Input para output NOT OK</text:p>
      <text:p text:style-name="P170"/>
      <text:p text:style-name="P54"><text:tab/>{</text:p>
      <text:p text:style-name="P2"><text:span text:style-name="T19"><text:tab/>"name"</text:span>: “rootmod,</text:p>
      <text:p text:style-name="P2"><text:span text:style-name="T19"><text:tab/>"roles"</text:span>:[{<text:span text:style-name="T19">"nameRole"</text:span>:<text:span text:style-name="T51">"delete"</text:span>, <text:span text:style-name="T19">"description"</text:span>:<text:span text:style-name="T51">"permission for delete user"</text:span>, <text:span text:style-name="T19">"date"</text:span>:<text:span text:style-name="T51">"2021-07-<text:tab/><text:tab/>05"</text:span>, <text:span text:style-name="T19">"services"</text:span>:[]}, {<text:span text:style-name="T19">"nameRole"</text:span>:<text:span text:style-name="T51">"add"</text:span>, <text:span text:style-name="T19">"description"</text:span>:<text:span text:style-name="T51">"permission for add user <text:tab/><text:tab/><text:tab/>modif"</text:span>, <text:span text:style-name="T19">"date"</text:span>:<text:span text:style-name="T51">"2021-07-05"</text:span>, <text:span text:style-name="T19">"services"</text:span>:[]}, {<text:span text:style-name="T19">"nameRole"</text:span>:<text:span text:style-name="T51">"update"</text:span>, <text:tab/><text:tab/><text:tab/><text:tab/><text:span text:style-name="T19">"description"</text:span>:<text:span text:style-name="T51">"permission for update user"</text:span>, <text:span text:style-name="T19">"date"</text:span>:<text:span text:style-name="T51">"2021-07-05"</text:span>, <text:span text:style-name="T19">"services"</text:span>:[]}]</text:p>
      <text:p text:style-name="P2"><text:tab/>}</text:p>
      <text:p text:style-name="P170"/>
      <text:p text:style-name="P170"/>
      <text:p text:style-name="P170">Output NOT OK</text:p>
      <text:p text:style-name="P55"><text:tab/>{</text:p>
      <text:p text:style-name="P1"><text:span text:style-name="T19"><text:tab/>"timestamp"</text:span>: <text:span text:style-name="T51">"2021-07-06T20:02:54.748+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1"/>
      <text:p text:style-name="P1"/>
      <text:p text:style-name="P168"/>
      <text:list xml:id="list120309123019775" text:continue-numbering="true" text:style-name="L6">
        <text:list-item>
          <text:p text:style-name="P405"><text:soft-page-break/></text:p>
        </text:list-item>
      </text:list>
      <text:p text:style-name="P169"/>
      <text:p text:style-name="P170">Input para output NOT OK</text:p>
      <text:p text:style-name="P171"/>
      <text:p text:style-name="P54"><text:tab/>{</text:p>
      <text:p text:style-name="P2"><text:span text:style-name="T19"><text:tab/>"name"</text:span>:rootmod,</text:p>
      <text:p text:style-name="P2"><text:span text:style-name="T19"><text:tab/>"roles"</text:span>:[{<text:span text:style-name="T19">"nameRole"</text:span>:<text:span text:style-name="T51">"delete"</text:span>, <text:span text:style-name="T19">"description"</text:span>:<text:span text:style-name="T51">"permission for delete user"</text:span>, <text:span text:style-name="T19">"date"</text:span>:<text:span text:style-name="T51">"2021-07-<text:tab/><text:tab/>05"</text:span>, <text:span text:style-name="T19">"services"</text:span>:[]}, {<text:span text:style-name="T19">"nameRole"</text:span>:<text:span text:style-name="T51">"add"</text:span>, <text:span text:style-name="T19">"description"</text:span>:<text:span text:style-name="T51">"permission for add user <text:tab/><text:tab/><text:tab/>modif"</text:span>, <text:span text:style-name="T19">"date"</text:span>:<text:span text:style-name="T51">"2021-07-05"</text:span>, <text:span text:style-name="T19">"services"</text:span>:[]}, {<text:span text:style-name="T19">"nameRole"</text:span>:<text:span text:style-name="T51">"update"</text:span>, <text:tab/><text:tab/><text:tab/><text:tab/><text:span text:style-name="T19">"description"</text:span>:<text:span text:style-name="T51">"permission for update user"</text:span>, <text:span text:style-name="T19">"date"</text:span>:<text:span text:style-name="T51">"2021-07-05"</text:span>, <text:span text:style-name="T19">"services"</text:span>:[]}]</text:p>
      <text:p text:style-name="P2"><text:tab/>}</text:p>
      <text:p text:style-name="P170"/>
      <text:p text:style-name="P170"/>
      <text:p text:style-name="P170">Output NOT OK</text:p>
      <text:p text:style-name="P55"><text:tab/>{</text:p>
      <text:p text:style-name="P1"><text:span text:style-name="T19"><text:tab/>"timestamp"</text:span>: <text:span text:style-name="T51">"2021-07-06T20:02:54.748+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169"/>
      <text:list xml:id="list120308445580571" text:continue-numbering="true" text:style-name="L6">
        <text:list-item>
          <text:p text:style-name="P405"/>
        </text:list-item>
      </text:list>
      <text:p text:style-name="P169"/>
      <text:p text:style-name="P163"><text:span text:style-name="T206">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31">:</text:span></text:p>
      <text:p text:style-name="P279"/>
      <text:p text:style-name="P279">{"error":"Not found-&gt;User name not found"}</text:p>
      <text:p text:style-name="P170"/>
      <text:p text:style-name="P170"/>
      <text:p text:style-name="P170">Input para output NOT OK</text:p>
      <text:p text:style-name="P170"/>
      <text:p text:style-name="P54"><text:tab/>{</text:p>
      <text:p text:style-name="P2"><text:span text:style-name="T19"><text:tab/>"name"</text:span>:<text:span text:style-name="T51">"newroot"</text:span>,</text:p>
      <text:p text:style-name="P2"><text:span text:style-name="T19"><text:tab/>"roles"</text:span>:[{<text:span text:style-name="T19">"nameRole"</text:span>:<text:span text:style-name="T51">"delete"</text:span>, <text:span text:style-name="T19">"description"</text:span>:<text:span text:style-name="T51">"permission for delete user"</text:span>, <text:span text:style-name="T19">"date"</text:span>:<text:span text:style-name="T51">"2021-07-<text:tab/><text:tab/>05"</text:span>, <text:span text:style-name="T19">"services"</text:span>:[]}, {<text:span text:style-name="T19">"nameRole"</text:span>:<text:span text:style-name="T51">"add"</text:span>, <text:span text:style-name="T19">"description"</text:span>:<text:span text:style-name="T51">"permission for add user <text:tab/><text:tab/><text:tab/>modif"</text:span>, <text:span text:style-name="T19">"date"</text:span>:<text:span text:style-name="T51">"2021-07-05"</text:span>, <text:span text:style-name="T19">"services"</text:span>:[]}, {<text:span text:style-name="T19">"nameRole"</text:span>:<text:span text:style-name="T51">"update"</text:span>, <text:tab/><text:tab/><text:tab/><text:tab/><text:span text:style-name="T19">"description"</text:span>:<text:span text:style-name="T51">"permission for update user"</text:span>, <text:span text:style-name="T19">"date"</text:span>:<text:span text:style-name="T51">"2021-07-05"</text:span>, <text:span text:style-name="T19">"services"</text:span>:[]}]</text:p>
      <text:p text:style-name="P2"><text:tab/>}</text:p>
      <text:p text:style-name="P170"/>
      <text:p text:style-name="P170"/>
      <text:p text:style-name="P170">Output NOT OK</text:p>
      <text:p text:style-name="P170"/>
      <text:p text:style-name="P170"/>
      <text:p text:style-name="P169"><text:tab/>{"error":"User not found-&gt;Null or incorrect ID user"}</text:p>
      <text:p text:style-name="P169"/>
      <text:p text:style-name="P169"/>
      <text:list xml:id="list120308085128482" text:continue-numbering="true" text:style-name="L6">
        <text:list-item>
          <text:p text:style-name="P360"><text:span text:style-name="T169">Al p</text:span><text:span text:style-name="T163">oner </text:span><text:span text:style-name="T170">el valor del</text:span><text:span text:style-name="T163"> nombre o etiqueta de campo </text:span><text:span text:style-name="T172">nombre</text:span><text:span text:style-name="T163"> </text:span><text:span text:style-name="T169">de usuario,</text:span><text:span text:style-name="T163"> bien definido sintácticamente y mal definido semánticamente </text:span><text:span text:style-name="T171">(es decir </text:span><text:span text:style-name="T173">nombre de usuario</text:span><text:span text:style-name="T171"> inexistente en base de datos)</text:span><text:span text:style-name="T163">, </text:span><text:span text:style-name="T169">pero bien definido sintáctica y semánticamente el </text:span><text:span text:style-name="T173">id</text:span><text:span text:style-name="T169"> del usuario, no se espera error. Se busca el usuario por su </text:span><text:span text:style-name="T173">id</text:span><text:span text:style-name="T169"> y el </text:span><text:span text:style-name="T170">valor del </text:span><text:span text:style-name="T169">campo </text:span><text:span text:style-name="T173">nombre </text:span><text:span text:style-name="T174">de usuario</text:span><text:span text:style-name="T169"> mal definido es omitido para el servidor</text:span></text:p>
          <text:p text:style-name="P405"/>
        </text:list-item>
      </text:list>
      <text:p text:style-name="P136"/>
      <text:p text:style-name="P228"><text:soft-page-break/><text:span text:style-name="T239">Modificar de un usuario existente,</text:span> el campo <text:span text:style-name="T9">contraseña</text:span> mal definido sintácticamente:</text:p>
      <text:p text:style-name="P137"/>
      <text:list xml:id="list1206582639" text:style-name="L7">
        <text:list-item>
          <text:p text:style-name="P406"/>
        </text:list-item>
      </text:list>
      <text:p text:style-name="P172"/>
      <text:p text:style-name="P174">Input para output NOT OK</text:p>
      <text:p text:style-name="P174"/>
      <text:p text:style-name="P57"><text:tab/>{</text:p>
      <text:p text:style-name="P2"><text:span text:style-name="T19"><text:tab/>"name"</text:span>:<text:span text:style-name="T51">"rootmod"</text:span>,</text:p>
      <text:p text:style-name="P2"><text:span text:style-name="T19"><text:tab/>"password:"</text:span>passroot<text:span text:style-name="T19">",</text:span></text:p>
      <text:p text:style-name="P2"><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8">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7"><text:tab/>}</text:p>
      <text:p text:style-name="P174"/>
      <text:p text:style-name="P174">Output NOT OK</text:p>
      <text:p text:style-name="P174"/>
      <text:p text:style-name="P57"><text:tab/>{</text:p>
      <text:p text:style-name="P1"><text:span text:style-name="T19"><text:tab/>"timestamp"</text:span>: <text:span text:style-name="T51">"2021-07-06T20:17:16.154+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172"/>
      <text:p text:style-name="P172"/>
      <text:list xml:id="list120308738487671" text:continue-numbering="true" text:style-name="L7">
        <text:list-item>
          <text:p text:style-name="P406"/>
        </text:list-item>
      </text:list>
      <text:p text:style-name="P172"/>
      <text:p text:style-name="P175">Input para output NOT OK</text:p>
      <text:p text:style-name="P175"/>
      <text:p text:style-name="P58"><text:tab/>{</text:p>
      <text:p text:style-name="P10"><text:span text:style-name="T19"><text:tab/>"name"</text:span>:<text:span text:style-name="T51">"rootmod"</text:span>,</text:p>
      <text:p text:style-name="P10"><text:span text:style-name="T19"><text:tab/>password:"</text:span>passroot<text:span text:style-name="T19">",</text:span></text:p>
      <text:p text:style-name="P10"><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8">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40"><text:tab/>}</text:p>
      <text:p text:style-name="P175"/>
      <text:p text:style-name="P175">Output NOT OK</text:p>
      <text:p text:style-name="P175"/>
      <text:p text:style-name="P58"><text:tab/>{</text:p>
      <text:p text:style-name="P10"><text:span text:style-name="T19"><text:tab/>"timestamp"</text:span>: <text:span text:style-name="T51">"2021-07-06T20:17:16.154+00:00"</text:span>,</text:p>
      <text:p text:style-name="P10"><text:span text:style-name="T19"><text:tab/>"status"</text:span>: <text:span text:style-name="T178">400</text:span>,</text:p>
      <text:p text:style-name="P10"><text:span text:style-name="T19"><text:tab/>"error"</text:span>: <text:span text:style-name="T51">"Bad Request"</text:span>,</text:p>
      <text:p text:style-name="P10"><text:span text:style-name="T19"><text:tab/>"path"</text:span>: <text:span text:style-name="T51">"/user/update"</text:span></text:p>
      <text:p text:style-name="P58"><text:tab/>}</text:p>
      <text:p text:style-name="P141"/>
      <text:p text:style-name="P136"/>
      <text:p text:style-name="P136"/>
      <text:p text:style-name="P136"/>
      <text:p text:style-name="P229"><text:soft-page-break/><text:span text:style-name="T37">Modificar de un usuario existente,</text:span><text:span text:style-name="T32"> el </text:span><text:span text:style-name="T35">valor del </text:span><text:span text:style-name="T32">campo </text:span><text:span text:style-name="T36">contraseña</text:span><text:span text:style-name="T32"> mal definido sintácticamente:</text:span></text:p>
      <text:p text:style-name="P49"/>
      <text:p text:style-name="P49"/>
      <text:p text:style-name="P62">Input para output NOT OK</text:p>
      <text:p text:style-name="P62"/>
      <text:p text:style-name="P63">{</text:p>
      <text:p text:style-name="P2"><text:span text:style-name="T19">"name"</text:span>:<text:span text:style-name="T51">"rootmod"</text:span>,</text:p>
      <text:p text:style-name="P2"><text:span text:style-name="T19">"passwordd"</text:span>:passroot<text:span text:style-name="T51">",</text:span></text:p>
      <text:p text:style-name="P2"><text:span text:style-name="T19">"</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8">2021-07-05</text:span><text:span text:style-name="T19">", "</text:span>services<text:span text:style-name="T19">":[]}, {"</text:span>nameRole<text:span text:style-name="T19">":"</text:span>add<text:span text:style-name="T19">", "</text:span>description<text:span text:style-name="T19">":"</text:span>permission for add user modif<text:span text:style-name="T19">", "</text:span>date<text:span text:style-name="T19">":"</text:span><text:span text:style-name="T178">2021-07-05</text:span><text:span text:style-name="T19">", "</text:span>services<text:span text:style-name="T19">":[]}, {"</text:span>nameRole<text:span text:style-name="T19">":"</text:span>update<text:span text:style-name="T19">", "</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7">}</text:p>
      <text:p text:style-name="P62"/>
      <text:p text:style-name="P62">Output NOT OK</text:p>
      <text:p text:style-name="P136"/>
      <text:p text:style-name="P50">{</text:p>
      <text:p text:style-name="P1"><text:span text:style-name="T19">"timestamp"</text:span>: <text:span text:style-name="T51">"2021-07-07T20:45:25.134+00:00"</text:span>,</text:p>
      <text:p text:style-name="P1"><text:span text:style-name="T19">"status"</text:span>: <text:span text:style-name="T178">400</text:span>,</text:p>
      <text:p text:style-name="P1"><text:span text:style-name="T19">"error"</text:span>: <text:span text:style-name="T51">"Bad Request"</text:span>,</text:p>
      <text:p text:style-name="P1"><text:span text:style-name="T19">"path"</text:span>: <text:span text:style-name="T51">"/user/update"</text:span></text:p>
      <text:p text:style-name="P1">}</text:p>
      <text:p text:style-name="P136"/>
      <text:p text:style-name="P228"><text:span text:style-name="T239">Modificar de un usuario existente,</text:span> el campo <text:span text:style-name="T10">roles </text:span>mal definido sintácticamente:</text:p>
      <text:p text:style-name="P137"/>
      <text:list xml:id="list611618632" text:style-name="L8">
        <text:list-item>
          <text:p text:style-name="P407"/>
        </text:list-item>
      </text:list>
      <text:p text:style-name="P177"/>
      <text:p text:style-name="P180">Input para output NOT OK</text:p>
      <text:p text:style-name="P180"/>
      <text:p text:style-name="P67"><text:tab/>{</text:p>
      <text:p text:style-name="P2"><text:span text:style-name="T19"><text:tab/>"name"</text:span>:<text:span text:style-name="T51">"rootmod"</text:span>,</text:p>
      <text:p text:style-name="P2"><text:tab/>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8">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7"><text:tab/>}</text:p>
      <text:p text:style-name="P180"/>
      <text:p text:style-name="P180"/>
      <text:p text:style-name="P180">Output NOT OK</text:p>
      <text:p text:style-name="P180"/>
      <text:p text:style-name="P67"><text:tab/>{</text:p>
      <text:p text:style-name="P1"><text:span text:style-name="T19"><text:tab/>"timestamp"</text:span>: <text:span text:style-name="T51">"2021-07-07T19:38:47.147+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177"/>
      <text:p text:style-name="P177"/>
      <text:p text:style-name="P177"/>
      <text:p text:style-name="P177"/>
      <text:p text:style-name="P177"/>
      <text:list xml:id="list120308672884755" text:continue-numbering="true" text:style-name="L8">
        <text:list-item>
          <text:p text:style-name="P407"><text:soft-page-break/></text:p>
        </text:list-item>
      </text:list>
      <text:p text:style-name="P177"/>
      <text:p text:style-name="P181">Input para output NOT OK</text:p>
      <text:p text:style-name="P179"/>
      <text:p text:style-name="P68"><text:tab/>{</text:p>
      <text:p text:style-name="P15"><text:span text:style-name="T19"><text:tab/>"name"</text:span>:<text:span text:style-name="T51">"rootmod"</text:span>,</text:p>
      <text:p text:style-name="P15"><text:tab/>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8">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458"><text:tab/>}</text:p>
      <text:p text:style-name="P181"/>
      <text:p text:style-name="P181">Output NOT OK</text:p>
      <text:p text:style-name="P177"/>
      <text:p text:style-name="P68"><text:tab/>{</text:p>
      <text:p text:style-name="P31"><text:span text:style-name="T19"><text:tab/>"timestamp"</text:span>: <text:span text:style-name="T51">"2021-07-07T19:38:47.147+00:00"</text:span>,</text:p>
      <text:p text:style-name="P31"><text:span text:style-name="T19"><text:tab/>"status"</text:span>: <text:span text:style-name="T178">400</text:span>,</text:p>
      <text:p text:style-name="P31"><text:span text:style-name="T19"><text:tab/>"error"</text:span>: <text:span text:style-name="T51">"Bad Request"</text:span>,</text:p>
      <text:p text:style-name="P31"><text:span text:style-name="T19"><text:tab/>"path"</text:span>: <text:span text:style-name="T51">"/user/update"</text:span></text:p>
      <text:p text:style-name="P31"><text:tab/>}</text:p>
      <text:p text:style-name="P178"/>
      <text:p text:style-name="P228"><text:span text:style-name="T239">Modificar de un usuario existente,</text:span> el <text:span text:style-name="T7">valor del </text:span>campo <text:span text:style-name="T10">roles</text:span> mal definido sintácticamente <text:span text:style-name="T11">o semánticamente</text:span>:</text:p>
      <text:p text:style-name="P137"/>
      <text:list xml:id="list120308386067416" text:continue-list="list120308905477830" text:style-name="L2">
        <text:list-item>
          <text:p text:style-name="P400"><text:span text:style-name="T12">Modificar</text:span> campo id de rol, mal definido sintácticamente:</text:p>
        </text:list-item>
      </text:list>
      <text:p text:style-name="P146"/>
      <text:p text:style-name="P182">Input para output NOT OK</text:p>
      <text:p text:style-name="P182"/>
      <text:p text:style-name="P69"><text:tab/>{</text:p>
      <text:p text:style-name="P2"><text:span text:style-name="T19"><text:tab/>"name"</text:span>:<text:span text:style-name="T51">"rootmod"</text:span>,</text:p>
      <text:p text:style-name="P2"><text:span text:style-name="T19"><text:tab/>"roles"</text:span>:[{<text:span text:style-name="T19">"id:36,"</text:span>nameRole<text:span text:style-name="T19">":"</text:span>delete<text:span text:style-name="T19">", "</text:span>description<text:span text:style-name="T19">":"</text:span>permission for delete user<text:span text:style-name="T19">", <text:tab/><text:tab/><text:tab/>"</text:span>date<text:span text:style-name="T19">":"</text:span><text:span text:style-name="T178">2021-07-05</text:span><text:span text:style-name="T19">", "</text:span>services<text:span text:style-name="T19">":[]}, {"</text:span>nameRole<text:span text:style-name="T19">":"</text:span>add<text:span text:style-name="T19">", "</text:span>description<text:span text:style-name="T19">":"</text:span>permission <text:tab/><text:tab/>for add user modif<text:span text:style-name="T19">", "</text:span>date<text:span text:style-name="T19">":"</text:span><text:span text:style-name="T178">2021-07-05</text:span><text:span text:style-name="T19">", "</text:span>services<text:span text:style-name="T19">":[]}, {"</text:span>nameRole<text:span text:style-name="T19">":"</text:span>update<text:span text:style-name="T19">", <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7"><text:tab/>}</text:p>
      <text:p text:style-name="P182"/>
      <text:p text:style-name="P182"/>
      <text:p text:style-name="P182">Output NOT OK</text:p>
      <text:p text:style-name="P146"/>
      <text:p text:style-name="P47"><text:tab/>{</text:p>
      <text:p text:style-name="P1"><text:span text:style-name="T19"><text:tab/>"timestamp"</text:span>: <text:span text:style-name="T51">"2021-07-07T19:44:59.455+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146"/>
      <text:p text:style-name="P146"/>
      <text:p text:style-name="P146"/>
      <text:p text:style-name="P146"/>
      <text:p text:style-name="P146"/>
      <text:p text:style-name="P146"/>
      <text:p text:style-name="P146"/>
      <text:list xml:id="list120308586056785" text:continue-numbering="true" text:style-name="L2">
        <text:list-item>
          <text:p text:style-name="P400"><text:soft-page-break/><text:span text:style-name="T12">Modificar</text:span> el valor del campo id de rol, mal definido sintácticamente:</text:p>
        </text:list-item>
      </text:list>
      <text:p text:style-name="P146"/>
      <text:p text:style-name="P186">Input para output NOT OK</text:p>
      <text:p text:style-name="P186"/>
      <text:p text:style-name="P70"><text:tab/>{</text:p>
      <text:p text:style-name="P2"><text:span text:style-name="T19"><text:tab/>"name"</text:span>:<text:span text:style-name="T51">"rootmod"</text:span>,</text:p>
      <text:p text:style-name="P2"><text:span text:style-name="T19"><text:tab/>"roles"</text:span>:[{<text:span text:style-name="T19">"id"</text:span>:<text:span text:style-name="T51">"tres"</text:span>,<text:span text:style-name="T19">"nameRole"</text:span>:<text:span text:style-name="T51">"delete"</text:span>, <text:span text:style-name="T19">"description"</text:span>:<text:span text:style-name="T51">"permission for delete user"</text:span>, <text:tab/><text:tab/><text:tab/><text:span text:style-name="T19">"date"</text:span>:<text:span text:style-name="T51">"2021-07-05"</text:span>, <text:span text:style-name="T19">"services"</text:span>:[]}, {<text:span text:style-name="T19">"nameRole"</text:span>:<text:span text:style-name="T51">"add"</text:span>, <text:span text:style-name="T19">"description"</text:span>:<text:span text:style-name="T51">"permission <text:tab/><text:tab/>for add user modif"</text:span>, <text:span text:style-name="T19">"date"</text:span>:<text:span text:style-name="T51">"2021-07-05"</text:span>, <text:span text:style-name="T19">"services"</text:span>:[]}, {<text:span text:style-name="T19">"nameRole"</text:span>:<text:span text:style-name="T51">"update"</text:span>, <text:tab/><text:tab/><text:span text:style-name="T19">"description"</text:span>:<text:span text:style-name="T51">"permission for update user"</text:span>, <text:span text:style-name="T19">"date"</text:span>:<text:span text:style-name="T51">"2021-07-05"</text:span>, <text:span text:style-name="T19">"services"</text:span>:[]}]</text:p>
      <text:p text:style-name="P2"><text:tab/>}</text:p>
      <text:p text:style-name="P186"/>
      <text:p text:style-name="P186">Output NOT OK</text:p>
      <text:p text:style-name="P146"/>
      <text:p text:style-name="P146"/>
      <text:p text:style-name="P47"><text:tab/>{</text:p>
      <text:p text:style-name="P1"><text:span text:style-name="T19"><text:tab/>"timestamp"</text:span>: <text:span text:style-name="T51">"2021-07-07T19:49:54.359+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146"/>
      <text:list xml:id="list120308653186646" text:continue-numbering="true" text:style-name="L2">
        <text:list-item>
          <text:p text:style-name="P408">Modificar el valor del campo id de rol, mal definido semánticamente (inexistente en base de datos) sin definir nombre de rol:</text:p>
        </text:list-item>
      </text:list>
      <text:p text:style-name="P183"/>
      <text:p text:style-name="P187">Input para output NOT OK</text:p>
      <text:p text:style-name="P188"/>
      <text:p text:style-name="P71"><text:tab/>{</text:p>
      <text:p text:style-name="P2"><text:span text:style-name="T19"><text:tab/>"name"</text:span>:<text:span text:style-name="T51">"rootmod"</text:span>,</text:p>
      <text:p text:style-name="P2"><text:span text:style-name="T19"><text:tab/>"roles"</text:span>:[{<text:span text:style-name="T19">"id"</text:span>:<text:span text:style-name="T178">100</text:span>, <text:span text:style-name="T19">"description"</text:span>:<text:span text:style-name="T51">"permission for delete user"</text:span>, <text:span text:style-name="T19">"date"</text:span>:<text:span text:style-name="T51">"2021-07-05"</text:span>, <text:tab/><text:tab/><text:tab/><text:span text:style-name="T19">"services"</text:span>:[]}, {<text:span text:style-name="T19">"nameRole"</text:span>:<text:span text:style-name="T51">"add"</text:span>, <text:span text:style-name="T19">"description"</text:span>:<text:span text:style-name="T51">"permission for add user modif"</text:span>, <text:tab/><text:tab/><text:span text:style-name="T19">"date"</text:span>:<text:span text:style-name="T51">"2021-07-05"</text:span>, <text:span text:style-name="T19">"services"</text:span>:[]}, {<text:span text:style-name="T19">"nameRole"</text:span>:<text:span text:style-name="T51">"update"</text:span>, <text:tab/><text:tab/><text:tab/><text:tab/><text:tab/><text:span text:style-name="T19">"description"</text:span>:<text:span text:style-name="T51">"permission for update user"</text:span>, <text:span text:style-name="T19">"date"</text:span>:<text:span text:style-name="T51">"2021-07-05"</text:span>, <text:span text:style-name="T19">"services"</text:span>:[]}]</text:p>
      <text:p text:style-name="P2"><text:tab/>}</text:p>
      <text:p text:style-name="P187"/>
      <text:p text:style-name="P187">Output NOT OK</text:p>
      <text:p text:style-name="P184"/>
      <text:p text:style-name="P184"/>
      <text:p text:style-name="P184">{"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184"/>
      <text:p text:style-name="P184"/>
      <text:p text:style-name="P184"/>
      <text:p text:style-name="P184"/>
      <text:p text:style-name="P184"/>
      <text:p text:style-name="P184"/>
      <text:p text:style-name="P184"/>
      <text:p text:style-name="P184"/>
      <text:p text:style-name="P184"/>
      <text:p text:style-name="P184"/>
      <text:list xml:id="list120309204527798" text:continue-numbering="true" text:style-name="L2">
        <text:list-item>
          <text:p text:style-name="P400"><text:soft-page-break/><text:span text:style-name="T12">Modificar</text:span> campo nombre de rol, mal definido sintácticamente:</text:p>
        </text:list-item>
      </text:list>
      <text:p text:style-name="P146"/>
      <text:p text:style-name="P194">Input para output NOT OK</text:p>
      <text:p text:style-name="P194"/>
      <text:p text:style-name="P60"><text:tab/>{</text:p>
      <text:p text:style-name="P2"><text:span text:style-name="T19"><text:tab/>"name"</text:span>:<text:span text:style-name="T51">"rootmod"</text:span>,</text:p>
      <text:p text:style-name="P2"><text:span text:style-name="T19"><text:tab/>"roles"</text:span>:[{<text:span text:style-name="T19">"nameRole:"</text:span>delete<text:span text:style-name="T19">", "</text:span>description<text:span text:style-name="T19">":"</text:span>permission for delete user<text:span text:style-name="T19">",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8">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7"><text:tab/>}</text:p>
      <text:p text:style-name="P196"/>
      <text:p text:style-name="P194"/>
      <text:p text:style-name="P59">Output NOT OK</text:p>
      <text:p text:style-name="P192"/>
      <text:p text:style-name="P72"><text:tab/>{</text:p>
      <text:p text:style-name="P2"><text:span text:style-name="T19"><text:tab/>"timestamp"</text:span>: <text:span text:style-name="T51">"2021-07-07T20:13:23.725+00:00"</text:span>,</text:p>
      <text:p text:style-name="P2"><text:span text:style-name="T19"><text:tab/>"status"</text:span>: <text:span text:style-name="T178">400</text:span>,</text:p>
      <text:p text:style-name="P2"><text:span text:style-name="T19"><text:tab/>"error"</text:span>: <text:span text:style-name="T51">"Bad Request"</text:span>,</text:p>
      <text:p text:style-name="P2"><text:span text:style-name="T19"><text:tab/>"path"</text:span>: <text:span text:style-name="T51">"/user/update"</text:span></text:p>
      <text:p text:style-name="P2"><text:tab/>}</text:p>
      <text:p text:style-name="P189"/>
      <text:p text:style-name="P146"/>
      <text:list xml:id="list120309021752867" text:continue-numbering="true" text:style-name="L2">
        <text:list-item>
          <text:p text:style-name="P400"><text:span text:style-name="T12">Modificar</text:span> el valor del campo nombre de rol, mal definido sintácticamente:</text:p>
        </text:list-item>
      </text:list>
      <text:p text:style-name="P146"/>
      <text:p text:style-name="P146"/>
      <text:p text:style-name="P190">Input para output NOT OK</text:p>
      <text:p text:style-name="P190"/>
      <text:p text:style-name="P73"><text:tab/>{</text:p>
      <text:p text:style-name="P32"><text:span text:style-name="T19"><text:tab/>"name"</text:span>:<text:span text:style-name="T51">"rootmod"</text:span>,</text:p>
      <text:p text:style-name="P32"><text:span text:style-name="T19"><text:tab/>"roles"</text:span>:[{<text:span text:style-name="T19">"nameRole"</text:span>:delete<text:span text:style-name="T51">", "</text:span>description<text:span text:style-name="T19">":"</text:span>permission for delete user<text:span text:style-name="T19">",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8">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9"><text:tab/>}</text:p>
      <text:p text:style-name="P191"/>
      <text:p text:style-name="P190">Output NOT OK</text:p>
      <text:p text:style-name="P190"/>
      <text:p text:style-name="P191"/>
      <text:p text:style-name="P73"><text:tab/>{</text:p>
      <text:p text:style-name="P11"><text:span text:style-name="T19"><text:tab/>"timestamp"</text:span>: <text:span text:style-name="T51">"2021-07-07T20:06:52.433+00:00"</text:span>,</text:p>
      <text:p text:style-name="P11"><text:span text:style-name="T19"><text:tab/>"status"</text:span>: <text:span text:style-name="T178">400</text:span>,</text:p>
      <text:p text:style-name="P11"><text:span text:style-name="T19"><text:tab/>"error"</text:span>: <text:span text:style-name="T51">"Bad Request"</text:span>,</text:p>
      <text:p text:style-name="P11"><text:span text:style-name="T19"><text:tab/>"path"</text:span>: <text:span text:style-name="T51">"/user/update"</text:span></text:p>
      <text:p text:style-name="P60"><text:tab/>}</text:p>
      <text:p text:style-name="P146"/>
      <text:p text:style-name="P146"/>
      <text:p text:style-name="P146"/>
      <text:p text:style-name="P146"/>
      <text:p text:style-name="P146"/>
      <text:p text:style-name="P146"/>
      <text:p text:style-name="P146"/>
      <text:list xml:id="list120308514825216" text:continue-numbering="true" text:style-name="L2">
        <text:list-item>
          <text:p text:style-name="P400"><text:soft-page-break/><text:span text:style-name="T12">Modificar</text:span> campo descripción de rol, mal definido sintácticamente:</text:p>
        </text:list-item>
      </text:list>
      <text:p text:style-name="P146"/>
      <text:p text:style-name="P146"/>
      <text:p text:style-name="P193">Input para output NOT OK</text:p>
      <text:p text:style-name="P193"/>
      <text:p text:style-name="P61"><text:tab/>{</text:p>
      <text:p text:style-name="P2"><text:span text:style-name="T19"><text:tab/>"name"</text:span>:<text:span text:style-name="T51">"rootmod"</text:span>,</text:p>
      <text:p text:style-name="P2"><text:span text:style-name="T19"><text:tab/>"roles"</text:span>:[{<text:span text:style-name="T19">"nameRole:""delete"</text:span>, <text:span text:style-name="T19">"description:"</text:span>permission for delete user<text:span text:style-name="T19">",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8">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7"><text:tab/>}</text:p>
      <text:p text:style-name="P193"/>
      <text:p text:style-name="P193">Output NOT OK</text:p>
      <text:p text:style-name="P193"/>
      <text:p text:style-name="P61"><text:tab/>{</text:p>
      <text:p text:style-name="P2"><text:span text:style-name="T19"><text:tab/>"timestamp"</text:span>: <text:span text:style-name="T51">"2021-07-07T20:15:15.303+00:00"</text:span>,</text:p>
      <text:p text:style-name="P2"><text:span text:style-name="T19"><text:tab/>"status"</text:span>: <text:span text:style-name="T178">400</text:span>,</text:p>
      <text:p text:style-name="P2"><text:span text:style-name="T19"><text:tab/>"error"</text:span>: <text:span text:style-name="T51">"Bad Request"</text:span>,</text:p>
      <text:p text:style-name="P2"><text:span text:style-name="T19"><text:tab/>"path"</text:span>: <text:span text:style-name="T51">"/user/update"</text:span></text:p>
      <text:p text:style-name="P2"><text:tab/>}</text:p>
      <text:p text:style-name="P193"/>
      <text:list xml:id="list120309637092206" text:continue-numbering="true" text:style-name="L2">
        <text:list-item>
          <text:p text:style-name="P400"><text:span text:style-name="T12">Modificar</text:span> el valor del campo descripción de rol, mal definido sintácticamente:</text:p>
        </text:list-item>
      </text:list>
      <text:p text:style-name="P146"/>
      <text:p text:style-name="P193">Input para output NOT OK</text:p>
      <text:p text:style-name="P195"/>
      <text:p text:style-name="P61"><text:tab/>{</text:p>
      <text:p text:style-name="P2"><text:span text:style-name="T19"><text:tab/>"name"</text:span>:<text:span text:style-name="T51">"rootmod"</text:span>,</text:p>
      <text:p text:style-name="P2"><text:span text:style-name="T19"><text:tab/>"roles"</text:span>:[{<text:span text:style-name="T19">"nameRole:""delete"</text:span>, <text:span text:style-name="T19">"description"</text:span>:permission for delete user<text:span text:style-name="T51">", "</text:span>date<text:span text:style-name="T19">":"</text:span><text:span text:style-name="T178">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78">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78">2021-07-05</text:span><text:span text:style-name="T19">", "</text:span>services<text:span text:style-name="T19">":[]}]</text:span></text:p>
      <text:p text:style-name="P337"><text:tab/>}</text:p>
      <text:p text:style-name="P193"/>
      <text:p text:style-name="P193"/>
      <text:p text:style-name="P193">Output NOT OK</text:p>
      <text:p text:style-name="P193"/>
      <text:p text:style-name="P61"><text:tab/>{</text:p>
      <text:p text:style-name="P1"><text:span text:style-name="T19"><text:tab/>"timestamp"</text:span>: <text:span text:style-name="T51">"2021-07-07T20:16:31.495+00:00"</text:span>,</text:p>
      <text:p text:style-name="P1"><text:span text:style-name="T19"><text:tab/>"status"</text:span>: <text:span text:style-name="T178">400</text:span>,</text:p>
      <text:p text:style-name="P1"><text:span text:style-name="T19"><text:tab/>"error"</text:span>: <text:span text:style-name="T51">"Bad Request"</text:span>,</text:p>
      <text:p text:style-name="P1"><text:span text:style-name="T19"><text:tab/>"path"</text:span>: <text:span text:style-name="T51">"/user/update"</text:span></text:p>
      <text:p text:style-name="P1"><text:tab/>}</text:p>
      <text:p text:style-name="P1"/>
      <text:p text:style-name="P1"/>
      <text:p text:style-name="P1"/>
      <text:p text:style-name="P1"/>
      <text:p text:style-name="P1"/>
      <text:p text:style-name="P1"/>
      <text:p text:style-name="P49"/>
      <text:p text:style-name="P195"/>
      <text:p text:style-name="P176"/>
      <text:p text:style-name="P91"><text:soft-page-break/>OUTPUTS WARNINGS:</text:p>
      <text:p text:style-name="P91"/>
      <text:list xml:id="list120308839901345" text:continue-numbering="true" text:style-name="L2">
        <text:list-header>
          <text:p text:style-name="P462">Modificar el valor del campo id de rol <text:span text:style-name="T216">y el valor del campo nombre de rol</text:span>, mal definido semánticamente (inexistente en base de datos). <text:span text:style-name="T217">Update de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list-header>
      </text:list>
      <text:p text:style-name="P185"/>
      <text:p text:style-name="P197">Input para output WARNING</text:p>
      <text:p text:style-name="P197"/>
      <text:p text:style-name="P409">Output WARNING</text:p>
      <text:p text:style-name="P409"/>
      <text:p text:style-name="P341"><text:span text:style-name="T77">Modificar de un usuario existente </text:span><text:span text:style-name="T78">el nombre o etiqueta del campo contraseña bien definido sintácticamente pero mal definido semánticamente </text:span><text:span text:style-name="T79">(campo no definido en la API)</text:span><text:span text:style-name="T78">. </text:span><text:span text:style-name="T79">En este escensario se omite </text:span><text:span text:style-name="T80">el valor del campo y se da aviso al cliente que el valor no fue registrado</text:span></text:p>
      <text:p text:style-name="P411"/>
      <text:p text:style-name="P198">Input para output WARNINGS</text:p>
      <text:p text:style-name="P198"/>
      <text:p text:style-name="P198">Output WARNING</text:p>
      <text:list xml:id="list3252765241" text:style-name="L9">
        <text:list-header>
          <text:p text:style-name="P410"/>
        </text:list-header>
      </text:list>
      <text:p text:style-name="P342"><text:span text:style-name="T77">Modificar de un usuario existente </text:span><text:span text:style-name="T78">el nombre o etiqueta del campo </text:span><text:span text:style-name="T76">rol</text:span><text:span text:style-name="T78"> bien definido sintácticamente pero mal definido semánticamente </text:span><text:span text:style-name="T79">(campo no definido en la API)</text:span><text:span text:style-name="T78">. </text:span><text:span text:style-name="T79">En este escensario se omite </text:span><text:span text:style-name="T76">el valor del campo y se da aviso al cliente que el valor no fue registrado</text:span></text:p>
      <text:p text:style-name="P173"/>
      <text:p text:style-name="P138"/>
      <text:p text:style-name="P198">Input para output WARNINGS</text:p>
      <text:p text:style-name="P198"/>
      <text:p text:style-name="P198">Output WARNING</text:p>
      <text:p text:style-name="P138"/>
      <text:p text:style-name="P93"/>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DELETE <text:span text:style-name="T91">USER</text:span>:</text:p>
      <text:p text:style-name="P92"/>
      <text:p text:style-name="P87">OUTPUTS OK:</text:p>
      <text:p text:style-name="P159"/>
      <text:p text:style-name="P243"><text:span text:style-name="T225">Eliminar usuario existente definiendo sintáctica y semánticamente </text:span><text:span text:style-name="T226">correcto </text:span><text:span text:style-name="T225">sólo id, </text:span><text:span text:style-name="T224">con endpoint </text:span><text:span text:style-name="T108">http://localhost:8040/user/update/</text:span><text:span text:style-name="T114">{id}</text:span><text:span text:style-name="T82">:</text:span></text:p>
      <text:p text:style-name="P126"/>
      <text:p text:style-name="P126"/>
      <text:p text:style-name="P130"><text:span text:style-name="T206">Get previo a </text:span><text:span text:style-name="T207">delete</text:span><text:span text:style-name="T206"> con enpoints </text:span><text:a xlink:type="simple" xlink:href="http://localhost:8040/user/get/name/nameusermod" text:style-name="Internet_20_link" text:visited-style-name="Visited_20_Internet_20_Link"><text:span text:style-name="T2">http://localhost:8040/user/get/name/</text:span></text:a><text:a xlink:type="simple" xlink:href="http://localhost:8040/user/get/name/nameusermod" text:style-name="Internet_20_link" text:visited-style-name="Visited_20_Internet_20_Link"><text:span text:style-name="T6">nameusermod</text:span></text:a><text:span text:style-name="T131">:</text:span></text:p>
      <text:p text:style-name="P425"/>
      <text:p text:style-name="P425">{"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26"/>
      <text:p text:style-name="P220"><text:span text:style-name="T218">endpoint</text:span><text:span text:style-name="T219"> para output </text:span><text:span text:style-name="T220">OK </text:span><text:a xlink:type="simple" xlink:href="http://localhost:8040/user/update/25" text:style-name="Internet_20_link" text:visited-style-name="Visited_20_Internet_20_Link"><text:span text:style-name="T142">http://localhost:8040/user/update/</text:span></text:a><text:a xlink:type="simple" xlink:href="http://localhost:8040/user/update/25" text:style-name="Internet_20_link" text:visited-style-name="Visited_20_Internet_20_Link"><text:span text:style-name="T143">25</text:span></text:a></text:p>
      <text:p text:style-name="P451"/>
      <text:p text:style-name="P451"/>
      <text:p text:style-name="P130"><text:span text:style-name="T145">Get </text:span><text:span text:style-name="T147">posterior</text:span><text:span text:style-name="T145"> a </text:span><text:span text:style-name="T146">delete</text:span><text:span text:style-name="T145"> con enpoints </text:span><text:span text:style-name="T144">http://localhost:8040/user/get/name/nameusermod</text:span><text:span text:style-name="T146">:</text:span></text:p>
      <text:p text:style-name="P199"/>
      <text:p text:style-name="P199">{"error":"Not found-&gt;User name not found"}</text:p>
      <text:p text:style-name="P126"/>
      <text:p text:style-name="P126"/>
      <text:p text:style-name="P246"><text:span text:style-name="T85">Eliminar usuario existente definiendo sintáctica y semánticamente </text:span><text:span text:style-name="T86">correcto </text:span><text:span text:style-name="T85">id </text:span><text:span text:style-name="T87">de usuario</text:span><text:span text:style-name="T85">, </text:span><text:span text:style-name="T84">con endpoint </text:span><text:span text:style-name="T115">http://localhost:8040/user/update</text:span></text:p>
      <text:p text:style-name="P432"/>
      <text:p text:style-name="P333"><text:span text:style-name="T95">Get </text:span><text:span text:style-name="T97">previo</text:span><text:span text:style-name="T95"> a </text:span><text:span text:style-name="T96">delete</text:span><text:span text:style-name="T95"> con enpoints </text:span><text:span text:style-name="T99">http://localhost:8040/user/get/name/</text:span><text:span text:style-name="T100">username</text:span><text:span text:style-name="T96">:</text:span></text:p>
      <text:p text:style-name="P426"/>
      <text:p text:style-name="P442">{"name":"username", "date":"2021-07-05", "roles":[]}</text:p>
      <text:p text:style-name="P426"/>
      <text:p text:style-name="P124"><text:span text:style-name="T139">Input </text:span><text:span text:style-name="T140">para output OK</text:span></text:p>
      <text:p text:style-name="P437"/>
      <text:p text:style-name="P444">{</text:p>
      <text:p text:style-name="P2"><text:span text:style-name="T19">"id"</text:span>:<text:span text:style-name="T178">27</text:span></text:p>
      <text:p text:style-name="P2">}</text:p>
      <text:p text:style-name="P129"/>
      <text:p text:style-name="P131"><text:span text:style-name="T104">Get </text:span><text:span text:style-name="T105">p</text:span><text:span text:style-name="T107">osterior</text:span><text:span text:style-name="T104"> a </text:span><text:span text:style-name="T106">delete</text:span><text:span text:style-name="T104"> con enpoints </text:span><text:a xlink:type="simple" xlink:href="http://localhost:8040/user/get/name/username" text:style-name="Internet_20_link" text:visited-style-name="Visited_20_Internet_20_Link"><text:span text:style-name="T110">http://localhost:8040/user/get/name/</text:span></text:a><text:a xlink:type="simple" xlink:href="http://localhost:8040/user/get/name/username" text:style-name="Internet_20_link" text:visited-style-name="Visited_20_Internet_20_Link"><text:span text:style-name="T111">username</text:span></text:a><text:span text:style-name="T106">:</text:span></text:p>
      <text:p text:style-name="P427"/>
      <text:p text:style-name="P427">{"error":"Not found-&gt;User name not found"}</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244"><text:soft-page-break/><text:span text:style-name="T225">Eliminar usuario existente definiendo sintáctica y semánticamente </text:span><text:span text:style-name="T226">correcto </text:span><text:span text:style-name="T227">nombre de usuario</text:span><text:span text:style-name="T225">, </text:span><text:span text:style-name="T224">con endpoint </text:span><text:span text:style-name="T141">http://localhost:8040/user/update</text:span></text:p>
      <text:p text:style-name="P433"/>
      <text:p text:style-name="P334"><text:span text:style-name="T95">Get </text:span><text:span text:style-name="T97">previo</text:span><text:span text:style-name="T95"> a </text:span><text:span text:style-name="T96">delete</text:span><text:span text:style-name="T95"> con enpoints </text:span><text:span text:style-name="T99">http://localhost:8040/user/get/name/</text:span><text:span text:style-name="T101">nameofuser</text:span><text:span text:style-name="T96">:</text:span></text:p>
      <text:p text:style-name="P428"/>
      <text:p text:style-name="P443">{"name":"nameofuser", "date":"2021-07-07", "roles":[]}</text:p>
      <text:p text:style-name="P428"/>
      <text:p text:style-name="P125"><text:span text:style-name="T139">Input </text:span><text:span text:style-name="T140">para output OK</text:span></text:p>
      <text:p text:style-name="P438"/>
      <text:p text:style-name="P445">{</text:p>
      <text:p text:style-name="P12"><text:span text:style-name="T19">"</text:span><text:span text:style-name="T25">name</text:span><text:span text:style-name="T19">"</text:span>:<text:span text:style-name="T178"> “</text:span><text:span text:style-name="T179">nameofuser</text:span><text:span text:style-name="T178">”</text:span></text:p>
      <text:p text:style-name="P12">}</text:p>
      <text:p text:style-name="P127"/>
      <text:p text:style-name="P132"><text:span text:style-name="T104">Get </text:span><text:span text:style-name="T105">p</text:span><text:span text:style-name="T107">osterior</text:span><text:span text:style-name="T104"> a </text:span><text:span text:style-name="T106">delete</text:span><text:span text:style-name="T104"> con enpoints </text:span><text:a xlink:type="simple" xlink:href="http://localhost:8040/user/get/name/username" text:style-name="Internet_20_link" text:visited-style-name="Visited_20_Internet_20_Link"><text:span text:style-name="T110">http://localhost:8040/user/get/name/</text:span></text:a><text:a xlink:type="simple" xlink:href="http://localhost:8040/user/get/name/username" text:style-name="Internet_20_link" text:visited-style-name="Visited_20_Internet_20_Link"><text:span text:style-name="T111">username</text:span></text:a><text:span text:style-name="T106">:</text:span></text:p>
      <text:p text:style-name="P428"/>
      <text:p text:style-name="P428">{"error":"Not found-&gt;User name not found"}</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87"><text:soft-page-break/>OUTPUTS NOT OK:</text:p>
      <text:p text:style-name="P159"/>
      <text:p text:style-name="P224"><text:span text:style-name="T231">Definir incorrectamente el</text:span> endpoint:</text:p>
      <text:p text:style-name="P439"/>
      <text:p text:style-name="P436"/>
      <text:list xml:id="list3571382974" text:style-name="L10">
        <text:list-item>
          <text:p text:style-name="P344"><text:span text:style-name="T102">Endpoint </text:span><text:span text:style-name="T98">http://localhost:8040/user/</text:span><text:span text:style-name="T103">delete</text:span><text:span text:style-name="T98">/“</text:span><text:span text:style-name="T102">30</text:span><text:span text:style-name="T98">”</text:span></text:p>
        </text:list-item>
      </text:list>
      <text:p text:style-name="P434"/>
      <text:p text:style-name="P434"/>
      <text:p text:style-name="P436">Output NOT OK</text:p>
      <text:p text:style-name="P436"/>
      <text:p text:style-name="P446"><text:tab/>{</text:p>
      <text:p text:style-name="P2"><text:span text:style-name="T19"><text:tab/>"timestamp"</text:span>: <text:span text:style-name="T51">"2021-07-07T21:42:17.958+00:00"</text:span>,</text:p>
      <text:p text:style-name="P2"><text:span text:style-name="T19"><text:tab/>"status"</text:span>: <text:span text:style-name="T178">400</text:span>,</text:p>
      <text:p text:style-name="P2"><text:span text:style-name="T19"><text:tab/>"error"</text:span>: <text:span text:style-name="T51">"Bad Request"</text:span>,</text:p>
      <text:p text:style-name="P2"><text:span text:style-name="T19"><text:tab/>"path"</text:span>: <text:span text:style-name="T51">"/user/delete/%2231%22"</text:span></text:p>
      <text:p text:style-name="P2"><text:tab/>}</text:p>
      <text:p text:style-name="P435"/>
      <text:list xml:id="list120309747307591" text:continue-numbering="true" text:style-name="L10">
        <text:list-item>
          <text:p text:style-name="P344"><text:span text:style-name="T65">Endpoint </text:span><text:span text:style-name="T98">http://localhost:8040/user/</text:span><text:span text:style-name="T103">delet</text:span></text:p>
        </text:list-item>
      </text:list>
      <text:p text:style-name="P440"/>
      <text:p text:style-name="P200"><text:span text:style-name="T104">Get </text:span><text:span text:style-name="T105">previo</text:span><text:span text:style-name="T104"> a </text:span><text:span text:style-name="T106">delete</text:span><text:span text:style-name="T104"> con enpoints </text:span><text:a xlink:type="simple" xlink:href="http://localhost:8040/user/get/name/user" text:style-name="Internet_20_link" text:visited-style-name="Visited_20_Internet_20_Link"><text:span text:style-name="T110">http://localhost:8040/user/get/name/</text:span></text:a><text:a xlink:type="simple" xlink:href="http://localhost:8040/user/get/name/user" text:style-name="Internet_20_link" text:visited-style-name="Visited_20_Internet_20_Link"><text:span text:style-name="T112">user</text:span></text:a><text:span text:style-name="T106">:</text:span></text:p>
      <text:p text:style-name="P429"/>
      <text:p text:style-name="P430"><text:tab/>{"name":"user", "date":"2021-07-07", "roles":[]}</text:p>
      <text:p text:style-name="P440"/>
      <text:p text:style-name="P439">Input para output NOT OK</text:p>
      <text:p text:style-name="P439"/>
      <text:p text:style-name="P447"><text:tab/>{</text:p>
      <text:p text:style-name="P2"><text:span text:style-name="T19"><text:tab/>"name"</text:span>:<text:span text:style-name="T51">"user"</text:span></text:p>
      <text:p text:style-name="P2"><text:tab/>}</text:p>
      <text:p text:style-name="P440"/>
      <text:p text:style-name="P436">Output NOT OK</text:p>
      <text:p text:style-name="P448"><text:tab/>{</text:p>
      <text:p text:style-name="P1"><text:span text:style-name="T19"><text:tab/>"timestamp"</text:span>: <text:span text:style-name="T51">"2021-07-07T21:44:02.619+00:00"</text:span>,</text:p>
      <text:p text:style-name="P1"><text:span text:style-name="T19"><text:tab/>"status"</text:span>: <text:span text:style-name="T178">404</text:span>,</text:p>
      <text:p text:style-name="P1"><text:span text:style-name="T19"><text:tab/>"error"</text:span>: <text:span text:style-name="T51">"Not Found"</text:span>,</text:p>
      <text:p text:style-name="P1"><text:span text:style-name="T19"><text:tab/>"path"</text:span>: <text:span text:style-name="T51">"/user/delet"</text:span></text:p>
      <text:p text:style-name="P1"><text:tab/>}</text:p>
      <text:p text:style-name="P440"/>
      <text:p text:style-name="P126"/>
      <text:p text:style-name="P225">Insertar <text:span text:style-name="T15">body</text:span> <text:span text:style-name="T16">vacío </text:span><text:span text:style-name="T232">usando endpoint de </text:span><text:span text:style-name="T17">delete sin id como parámetro:</text:span></text:p>
      <text:p text:style-name="P128"/>
      <text:p text:style-name="P128"/>
      <text:p text:style-name="P201">Output NOT OK</text:p>
      <text:p text:style-name="P201"/>
      <text:p text:style-name="P74">{</text:p>
      <text:p text:style-name="P2"><text:span text:style-name="T19">"timestamp"</text:span>: <text:span text:style-name="T51">"2021-07-07T21:47:15.338+00:00"</text:span>,</text:p>
      <text:p text:style-name="P2"><text:span text:style-name="T19">"status"</text:span>: <text:span text:style-name="T178">400</text:span>,</text:p>
      <text:p text:style-name="P2"><text:span text:style-name="T19">"error"</text:span>: <text:span text:style-name="T51">"Bad Request"</text:span>,</text:p>
      <text:p text:style-name="P2"><text:span text:style-name="T19">"path"</text:span>: <text:span text:style-name="T51">"/user/delete"</text:span></text:p>
      <text:p text:style-name="P2">}</text:p>
      <text:p text:style-name="P201"/>
      <text:p text:style-name="P126"/>
      <text:p text:style-name="P126"/>
      <text:p text:style-name="P239"><text:soft-page-break/>Eliminar usuario inexistente <text:span text:style-name="T13">definiendo sintáctica</text:span><text:span text:style-name="T14">mente correcto </text:span><text:span text:style-name="T235">el </text:span><text:span text:style-name="T13">id </text:span><text:span text:style-name="T230">de usuario </text:span><text:span text:style-name="T233">en el endpoint:</text:span></text:p>
      <text:p text:style-name="P202"/>
      <text:p text:style-name="P202"/>
      <text:p text:style-name="P221"><text:span text:style-name="T221">Endpoin</text:span><text:span text:style-name="T81">t: </text:span><text:span text:style-name="T113">http://localhost:8040/user/delete/100</text:span></text:p>
      <text:p text:style-name="P202"/>
      <text:p text:style-name="P202"/>
      <text:p text:style-name="P206">Output NOT OK</text:p>
      <text:p text:style-name="P206"/>
      <text:p text:style-name="P206">{"error":"org.springframework.dao.EmptyResultDataAccessException: No class com.example.demo.entity.EUser entity with id 100 exists!"}</text:p>
      <text:p text:style-name="P206"/>
      <text:p text:style-name="P240">Eliminar usuario inexistente <text:span text:style-name="T13">definiendo sintáctica</text:span><text:span text:style-name="T14">mente correcto </text:span><text:span text:style-name="T13">id </text:span><text:span text:style-name="T230">de usuario, </text:span><text:span text:style-name="T234">con id definido en el input</text:span><text:span text:style-name="T13">:</text:span></text:p>
      <text:p text:style-name="P203"/>
      <text:p text:style-name="P205"><text:span text:style-name="T235">Endpoin</text:span><text:span text:style-name="T83">t: </text:span><text:span text:style-name="T109">http://localhost:8040/user/delete</text:span></text:p>
      <text:p text:style-name="P203"/>
      <text:p text:style-name="P209">Input para output NOT OK</text:p>
      <text:p text:style-name="P209"/>
      <text:p text:style-name="P75">{</text:p>
      <text:p text:style-name="P2"><text:span text:style-name="T19">"id"</text:span>:<text:span text:style-name="T178">100</text:span></text:p>
      <text:p text:style-name="P2">}</text:p>
      <text:p text:style-name="P203"/>
      <text:p text:style-name="P207">Output NOT OK</text:p>
      <text:p text:style-name="P207"/>
      <text:p text:style-name="P207">{"error":"Excepcted ID user-&gt;ID user is null"}</text:p>
      <text:p text:style-name="P207"/>
      <text:p text:style-name="P207"/>
      <text:p text:style-name="P241">Eliminar usuario inexistente <text:span text:style-name="T13">definiendo sintáctica</text:span><text:span text:style-name="T14">mente correcto </text:span><text:span text:style-name="T236">nombre</text:span><text:span text:style-name="T13"> </text:span><text:span text:style-name="T230">de usuario:</text:span></text:p>
      <text:p text:style-name="P441"/>
      <text:p text:style-name="P204"/>
      <text:p text:style-name="P210">Input para output NOT OK</text:p>
      <text:p text:style-name="P210"/>
      <text:p text:style-name="P76">{</text:p>
      <text:p text:style-name="P13"><text:span text:style-name="T19">"</text:span><text:span text:style-name="T26">name</text:span><text:span text:style-name="T19">"</text:span>:<text:span text:style-name="T178"> “</text:span><text:span text:style-name="T180">asd</text:span><text:span text:style-name="T178">”</text:span></text:p>
      <text:p text:style-name="P13">}</text:p>
      <text:p text:style-name="P211"/>
      <text:p text:style-name="P204"/>
      <text:p text:style-name="P208">Output NOT OK</text:p>
      <text:p text:style-name="P208"/>
      <text:p text:style-name="P208">{"error":"User not found-&gt;user is null"}</text:p>
      <text:p text:style-name="P207"/>
      <text:p text:style-name="P133"/>
      <text:p text:style-name="P133"/>
      <text:p text:style-name="P133"/>
      <text:p text:style-name="P133"/>
      <text:p text:style-name="P133"/>
      <text:p text:style-name="P133"/>
      <text:p text:style-name="P133"/>
      <text:p text:style-name="P133"/>
      <text:p text:style-name="P230"><text:soft-page-break/><text:span text:style-name="T18">Eliminar usuario existente con</text:span> el campo <text:span text:style-name="T8">nombre</text:span> mal definido sintácticamente:</text:p>
      <text:p text:style-name="P139"/>
      <text:p text:style-name="P139"/>
      <text:p text:style-name="P214">Intput para output NOT OK</text:p>
      <text:p text:style-name="P212"/>
      <text:p text:style-name="P77">{</text:p>
      <text:p text:style-name="P2"><text:span text:style-name="T19">"name:"</text:span>user<text:span text:style-name="T19">"</text:span></text:p>
      <text:p text:style-name="P337">}</text:p>
      <text:p text:style-name="P212"/>
      <text:p text:style-name="P214">Output NOT OK</text:p>
      <text:p text:style-name="P214"/>
      <text:p text:style-name="P77">{</text:p>
      <text:p text:style-name="P2"><text:span text:style-name="T19">"timestamp"</text:span>: <text:span text:style-name="T51">"2021-07-07T22:02:23.996+00:00"</text:span>,</text:p>
      <text:p text:style-name="P2"><text:span text:style-name="T19">"status"</text:span>: <text:span text:style-name="T178">400</text:span>,</text:p>
      <text:p text:style-name="P2"><text:span text:style-name="T19">"error"</text:span>: <text:span text:style-name="T51">"Bad Request"</text:span>,</text:p>
      <text:p text:style-name="P2"><text:span text:style-name="T19">"path"</text:span>: <text:span text:style-name="T51">"/user/delete"</text:span></text:p>
      <text:p text:style-name="P2">}</text:p>
      <text:p text:style-name="P142"/>
      <text:p text:style-name="P230"><text:span text:style-name="T18">Eliminar usuario existente con</text:span> el <text:span text:style-name="T7">valor del </text:span>campo <text:span text:style-name="T8">nombre</text:span> mal definido sintácticamente:</text:p>
      <text:p text:style-name="P139"/>
      <text:p text:style-name="P140"/>
      <text:p text:style-name="P215">Intput para output NOT OK</text:p>
      <text:p text:style-name="P213"/>
      <text:p text:style-name="P78">{</text:p>
      <text:p text:style-name="P14"><text:span text:style-name="T19">"name":</text:span>user<text:span text:style-name="T19">"</text:span></text:p>
      <text:p text:style-name="P338">}</text:p>
      <text:p text:style-name="P213"/>
      <text:p text:style-name="P215">Output NOT OK</text:p>
      <text:p text:style-name="P215"/>
      <text:p text:style-name="P78">{</text:p>
      <text:p text:style-name="P14"><text:span text:style-name="T19">"timestamp"</text:span>: <text:span text:style-name="T51">"2021-07-07T22:02:23.996+00:00"</text:span>,</text:p>
      <text:p text:style-name="P14"><text:span text:style-name="T19">"status"</text:span>: <text:span text:style-name="T178">400</text:span>,</text:p>
      <text:p text:style-name="P14"><text:span text:style-name="T19">"error"</text:span>: <text:span text:style-name="T51">"Bad Request"</text:span>,</text:p>
      <text:p text:style-name="P14"><text:span text:style-name="T19">"path"</text:span>: <text:span text:style-name="T51">"/user/delete"</text:span></text:p>
      <text:p text:style-name="P79">}</text:p>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1" svg:font-family="'IBMPlexMono, monospace,', 'Droid Sans Fallback', '',', 'Droid Sans Mono', ',', monospace, ', monospace,', 'Droid Sans Fallback', 'font-weight: normal', 'font-size: 12px', 'line-height: 18px', 'white-space: pre'"/>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08T12:03:07.014851346</dc:date>
    <meta:editing-duration>P1DT17H22M40S</meta:editing-duration>
    <meta:editing-cycles>438</meta:editing-cycles>
    <meta:generator>LibreOffice/7.1.3.2$Linux_X86_64 LibreOffice_project/10$Build-2</meta:generator>
    <meta:document-statistic meta:table-count="0" meta:image-count="0" meta:object-count="0" meta:page-count="32" meta:paragraph-count="725" meta:word-count="3923" meta:character-count="35598" meta:non-whitespace-character-count="31949"/>
  </office:meta>
</office:document-meta>
</file>